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Default"/>
        <table:table-column table:style-name="co3" table:number-columns-repeated="5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uenTrack</text:p>
          </table:table-cell>
          <table:covered-table-cell table:number-columns-repeated="2"/>
          <table:table-cell office:value-type="string" calcext:value-type="string">
            <text:p>Distancia</text:p>
          </table:table-cell>
          <table:table-cell table:number-columns-repeated="6"/>
          <table:table-cell table:style-name="ce1" office:value-type="string" calcext:value-type="string" table:number-columns-spanned="3" table:number-rows-spanned="1">
            <text:p>MalTrack(v8)</text:p>
          </table:table-cell>
          <table:covered-table-cell table:number-columns-repeated="2"/>
          <table:table-cell office:value-type="string" calcext:value-type="string">
            <text:p>Distancia</text:p>
          </table:table-cell>
          <table:table-cell table:number-columns-repeated="4"/>
        </table:table-row>
        <table:table-row table:style-name="ro1">
          <table:table-cell office:value-type="float" office:value="0.0197301941613" calcext:value-type="float">
            <text:p>0.0197301942</text:p>
          </table:table-cell>
          <table:table-cell office:value-type="float" office:value="0.0659465988477" calcext:value-type="float">
            <text:p>0.0659465988</text:p>
          </table:table-cell>
          <table:table-cell office:value-type="float" office:value="-0.000348577353482" calcext:value-type="float">
            <text:p>-0.0003485774</text:p>
          </table:table-cell>
          <table:table-cell table:formula="of:=SQRT((([.A3]-[.A2])^2)+(([.B3]-[.B2])^2)+(([.C3]-[.C2])^2))" office:value-type="float" office:value="0.00171813188390704" calcext:value-type="float">
            <text:p>0.0017181319</text:p>
          </table:table-cell>
          <table:table-cell table:number-columns-repeated="6"/>
          <table:table-cell office:value-type="float" office:value="0.0199121013284" calcext:value-type="float">
            <text:p>0.0199121013</text:p>
          </table:table-cell>
          <table:table-cell office:value-type="float" office:value="0.290346304576" calcext:value-type="float">
            <text:p>0.2903463046</text:p>
          </table:table-cell>
          <table:table-cell office:value-type="float" office:value="0.00579808652401" calcext:value-type="float">
            <text:p>0.0057980865</text:p>
          </table:table-cell>
          <table:table-cell table:formula="of:=SQRT((([.K3]-[.K2])^2)+(([.L3]-[.L2])^2)+(([.M3]-[.M2])^2))" office:value-type="float" office:value="0.224831870797286" calcext:value-type="float">
            <text:p>0.2248318708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float" office:value="0.020225327462" calcext:value-type="float">
            <text:p>0.0202253275</text:p>
          </table:table-cell>
          <table:table-cell office:value-type="float" office:value="0.0675917168458" calcext:value-type="float">
            <text:p>0.0675917168</text:p>
          </table:table-cell>
          <table:table-cell office:value-type="float" office:value="-0.000368750537746" calcext:value-type="float">
            <text:p>-0.0003687505</text:p>
          </table:table-cell>
          <table:table-cell table:formula="of:=SQRT((([.A4]-[.A3])^2)+(([.B4]-[.B3])^2)+(([.C4]-[.C3])^2))" office:value-type="float" office:value="0.00377795230012848" calcext:value-type="float">
            <text:p>0.0037779523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number-columns-repeated="2"/>
          <table:table-cell office:value-type="float" office:value="0.0305394257108" calcext:value-type="float">
            <text:p>0.0305394257</text:p>
          </table:table-cell>
          <table:table-cell office:value-type="float" office:value="0.0664868007104" calcext:value-type="float">
            <text:p>0.0664868007</text:p>
          </table:table-cell>
          <table:table-cell office:value-type="float" office:value="-0.0121839220325" calcext:value-type="float">
            <text:p>-0.012183922</text:p>
          </table:table-cell>
          <table:table-cell table:formula="of:=SQRT((([.K5]-[.K4])^2)+(([.L5]-[.L4])^2)+(([.M5]-[.M4])^2))" office:value-type="float" office:value="0.343258468065928" calcext:value-type="float">
            <text:p>0.3432584681</text:p>
          </table:table-cell>
          <table:table-cell table:style-name="ce2" office:value-type="string" calcext:value-type="string">
            <text:p>Promedio</text:p>
          </table:table-cell>
          <table:table-cell table:style-name="ce2" table:formula="of:=AVERAGE([.K2:.K111])" office:value-type="float" office:value="0.0547002216095742" calcext:value-type="float">
            <text:p>0.0547002216</text:p>
          </table:table-cell>
          <table:table-cell table:style-name="ce2" table:formula="of:=AVERAGE([.L2:.L111])" office:value-type="float" office:value="0.35900152903618" calcext:value-type="float">
            <text:p>0.359001529</text:p>
          </table:table-cell>
          <table:table-cell table:style-name="ce2" table:formula="of:=AVERAGE([.M2:.M111])" office:value-type="float" office:value="0.00535955907067975" calcext:value-type="float">
            <text:p>0.0053595591</text:p>
          </table:table-cell>
        </table:table-row>
        <table:table-row table:style-name="ro1">
          <table:table-cell office:value-type="float" office:value="0.0213203007976" calcext:value-type="float">
            <text:p>0.0213203008</text:p>
          </table:table-cell>
          <table:table-cell office:value-type="float" office:value="0.0712074885766" calcext:value-type="float">
            <text:p>0.0712074886</text:p>
          </table:table-cell>
          <table:table-cell office:value-type="float" office:value="-0.000356431157949" calcext:value-type="float">
            <text:p>-0.0003564312</text:p>
          </table:table-cell>
          <table:table-cell table:formula="of:=SQRT((([.A5]-[.A4])^2)+(([.B5]-[.B4])^2)+(([.C5]-[.C4])^2))" office:value-type="float" office:value="0.00328415701275597" calcext:value-type="float">
            <text:p>0.003284157</text:p>
          </table:table-cell>
          <table:table-cell table:style-name="ce2" office:value-type="string" calcext:value-type="string">
            <text:p>Promedio</text:p>
          </table:table-cell>
          <table:table-cell table:style-name="ce2" table:formula="of:=AVERAGE([.A2:.A155])" office:value-type="float" office:value="0.0586875052054417" calcext:value-type="float">
            <text:p>0.0586875052</text:p>
          </table:table-cell>
          <table:table-cell table:style-name="ce2" table:formula="of:=AVERAGE([.B2:.B155])" office:value-type="float" office:value="0.183653036850066" calcext:value-type="float">
            <text:p>0.1836530369</text:p>
          </table:table-cell>
          <table:table-cell table:style-name="ce2" table:formula="of:=AVERAGE([.C2:.C155])" office:value-type="float" office:value="-0.00771574760970115" calcext:value-type="float">
            <text:p>-0.0077157476</text:p>
          </table:table-cell>
          <table:table-cell table:number-columns-repeated="2"/>
          <table:table-cell office:value-type="float" office:value="0.0305394257108" calcext:value-type="float">
            <text:p>0.0305394257</text:p>
          </table:table-cell>
          <table:table-cell office:value-type="float" office:value="0.0664868007104" calcext:value-type="float">
            <text:p>0.0664868007</text:p>
          </table:table-cell>
          <table:table-cell office:value-type="float" office:value="-0.0121839220325" calcext:value-type="float">
            <text:p>-0.012183922</text:p>
          </table:table-cell>
          <table:table-cell table:formula="of:=SQRT((([.K6]-[.K5])^2)+(([.L6]-[.L5])^2)+(([.M6]-[.M5])^2))" office:value-type="float" office:value="0.0128693493330278" calcext:value-type="float">
            <text:p>0.0128693493</text:p>
          </table:table-cell>
          <table:table-cell table:style-name="ce2" office:value-type="string" calcext:value-type="string">
            <text:p>Desviación estándar</text:p>
          </table:table-cell>
          <table:table-cell table:style-name="ce2" table:formula="of:=STDEV([.K2:.K111])" office:value-type="float" office:value="0.067175490286842" calcext:value-type="float">
            <text:p>0.0671754903</text:p>
          </table:table-cell>
          <table:table-cell table:style-name="ce2" table:formula="of:=STDEV([.L2:.L111])" office:value-type="float" office:value="0.104658208352002" calcext:value-type="float">
            <text:p>0.1046582084</text:p>
          </table:table-cell>
          <table:table-cell table:style-name="ce2" table:formula="of:=STDEV([.M2:.M111])" office:value-type="float" office:value="0.00610863596590493" calcext:value-type="float">
            <text:p>0.006108636</text:p>
          </table:table-cell>
        </table:table-row>
        <table:table-row table:style-name="ro1">
          <table:table-cell office:value-type="float" office:value="0.0222602958481" calcext:value-type="float">
            <text:p>0.0222602958</text:p>
          </table:table-cell>
          <table:table-cell office:value-type="float" office:value="0.07435417672" calcext:value-type="float">
            <text:p>0.0743541767</text:p>
          </table:table-cell>
          <table:table-cell office:value-type="float" office:value="-0.000377651847278" calcext:value-type="float">
            <text:p>-0.0003776518</text:p>
          </table:table-cell>
          <table:table-cell table:formula="of:=SQRT((([.A6]-[.A5])^2)+(([.B6]-[.B5])^2)+(([.C6]-[.C5])^2))" office:value-type="float" office:value="0.00159789938875227" calcext:value-type="float">
            <text:p>0.0015978994</text:p>
          </table:table-cell>
          <table:table-cell table:style-name="ce2" office:value-type="string" calcext:value-type="string">
            <text:p>Desviación estándar</text:p>
          </table:table-cell>
          <table:table-cell table:style-name="ce2" table:formula="of:=STDEV([.A2:.A155])" office:value-type="float" office:value="0.0504311568422739" calcext:value-type="float">
            <text:p>0.0504311568</text:p>
          </table:table-cell>
          <table:table-cell table:style-name="ce2" table:formula="of:=STDEV([.B2:.B155])" office:value-type="float" office:value="0.110885104813606" calcext:value-type="float">
            <text:p>0.1108851048</text:p>
          </table:table-cell>
          <table:table-cell table:style-name="ce2" table:formula="of:=STDEV([.C2:.C155])" office:value-type="float" office:value="0.00776404438901033" calcext:value-type="float">
            <text:p>0.0077640444</text:p>
          </table:table-cell>
          <table:table-cell table:number-columns-repeated="2"/>
          <table:table-cell office:value-type="float" office:value="0.116815328598" calcext:value-type="float">
            <text:p>0.1168153286</text:p>
          </table:table-cell>
          <table:table-cell office:value-type="float" office:value="0.394072532654" calcext:value-type="float">
            <text:p>0.3940725327</text:p>
          </table:table-cell>
          <table:table-cell office:value-type="float" office:value="0.0432275633017" calcext:value-type="float">
            <text:p>0.0432275633</text:p>
          </table:table-cell>
          <table:table-cell table:formula="of:=SQRT((([.K7]-[.K6])^2)+(([.L7]-[.L6])^2)+(([.M7]-[.M6])^2))" office:value-type="float" office:value="0.0685746843965245" calcext:value-type="float">
            <text:p>0.0685746844</text:p>
          </table:table-cell>
          <table:table-cell table:style-name="ce2" office:value-type="string" calcext:value-type="string">
            <text:p>Error promedio</text:p>
          </table:table-cell>
          <table:table-cell table:style-name="ce2" table:formula="of:=[.P4]/SQRT(110)" office:value-type="float" office:value="0.00640493169027345" calcext:value-type="float">
            <text:p>0.0064049317</text:p>
          </table:table-cell>
          <table:table-cell table:style-name="ce2" table:formula="of:=[.Q4]/SQRT(110)" office:value-type="float" office:value="0.00997876863211046" calcext:value-type="float">
            <text:p>0.0099787686</text:p>
          </table:table-cell>
          <table:table-cell table:style-name="ce2" table:formula="of:=[.R4]/SQRT(110)" office:value-type="float" office:value="0.000582435586481047" calcext:value-type="float">
            <text:p>0.0005824356</text:p>
          </table:table-cell>
        </table:table-row>
        <table:table-row table:style-name="ro1">
          <table:table-cell office:value-type="float" office:value="0.0219461470842" calcext:value-type="float">
            <text:p>0.0219461471</text:p>
          </table:table-cell>
          <table:table-cell office:value-type="float" office:value="0.0727882335583" calcext:value-type="float">
            <text:p>0.0727882336</text:p>
          </table:table-cell>
          <table:table-cell office:value-type="float" office:value="-0.000426794751547" calcext:value-type="float">
            <text:p>-0.0004267948</text:p>
          </table:table-cell>
          <table:table-cell table:formula="of:=SQRT((([.A7]-[.A6])^2)+(([.B7]-[.B6])^2)+(([.C7]-[.C6])^2))" office:value-type="float" office:value="0.00276958545791277" calcext:value-type="float">
            <text:p>0.0027695855</text:p>
          </table:table-cell>
          <table:table-cell table:style-name="ce2" office:value-type="string" calcext:value-type="string">
            <text:p>Error promedio</text:p>
          </table:table-cell>
          <table:table-cell table:style-name="ce2" table:formula="of:=[.F5]/SQRT(154)" office:value-type="float" office:value="0.004063858428587" calcext:value-type="float">
            <text:p>0.0040638584</text:p>
          </table:table-cell>
          <table:table-cell table:style-name="ce2" table:formula="of:=[.G5]/SQRT(154)" office:value-type="float" office:value="0.00893537638271652" calcext:value-type="float">
            <text:p>0.0089353764</text:p>
          </table:table-cell>
          <table:table-cell table:style-name="ce2" table:formula="of:=[.H5]/SQRT(154)" office:value-type="float" office:value="0.000625644526237693" calcext:value-type="float">
            <text:p>0.0006256445</text:p>
          </table:table-cell>
          <table:table-cell table:number-columns-repeated="2"/>
          <table:table-cell office:value-type="float" office:value="0.12172066172" calcext:value-type="float">
            <text:p>0.1217206617</text:p>
          </table:table-cell>
          <table:table-cell office:value-type="float" office:value="0.404449144999" calcext:value-type="float">
            <text:p>0.404449145</text:p>
          </table:table-cell>
          <table:table-cell office:value-type="float" office:value="0.0374065861106" calcext:value-type="float">
            <text:p>0.0374065861</text:p>
          </table:table-cell>
          <table:table-cell table:formula="of:=SQRT((([.K8]-[.K7])^2)+(([.L8]-[.L7])^2)+(([.M8]-[.M7])^2))" office:value-type="float" office:value="0.0276225559280245" calcext:value-type="float">
            <text:p>0.0276225559</text:p>
          </table:table-cell>
          <table:table-cell table:number-columns-repeated="4"/>
        </table:table-row>
        <table:table-row table:style-name="ro1">
          <table:table-cell office:value-type="float" office:value="0.022257698079" calcext:value-type="float">
            <text:p>0.0222576981</text:p>
          </table:table-cell>
          <table:table-cell office:value-type="float" office:value="0.0755396336317" calcext:value-type="float">
            <text:p>0.0755396336</text:p>
          </table:table-cell>
          <table:table-cell office:value-type="float" office:value="-0.000369026054007" calcext:value-type="float">
            <text:p>-0.0003690261</text:p>
          </table:table-cell>
          <table:table-cell table:formula="of:=SQRT((([.A8]-[.A7])^2)+(([.B8]-[.B7])^2)+(([.C8]-[.C7])^2))" office:value-type="float" office:value="0.00192604539432558" calcext:value-type="float">
            <text:p>0.0019260454</text:p>
          </table:table-cell>
          <table:table-cell table:number-columns-repeated="6"/>
          <table:table-cell office:value-type="float" office:value="0.187244991461" calcext:value-type="float">
            <text:p>0.1872449915</text:p>
          </table:table-cell>
          <table:table-cell office:value-type="float" office:value="0.410054087639" calcext:value-type="float">
            <text:p>0.4100540876</text:p>
          </table:table-cell>
          <table:table-cell office:value-type="float" office:value="0.0179737744232" calcext:value-type="float">
            <text:p>0.0179737744</text:p>
          </table:table-cell>
          <table:table-cell table:formula="of:=SQRT((([.K9]-[.K8])^2)+(([.L9]-[.L8])^2)+(([.M9]-[.M8])^2))" office:value-type="float" office:value="0.00804635940435073" calcext:value-type="float">
            <text:p>0.0080463594</text:p>
          </table:table-cell>
          <table:table-cell table:style-name="ce1" office:value-type="string" calcext:value-type="string" table:number-columns-spanned="2" table:number-rows-spanned="1">
            <text:p>Distancia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float" office:value="0.0217132816712" calcext:value-type="float">
            <text:p>0.0217132817</text:p>
          </table:table-cell>
          <table:table-cell office:value-type="float" office:value="0.0736921578646" calcext:value-type="float">
            <text:p>0.0736921579</text:p>
          </table:table-cell>
          <table:table-cell office:value-type="float" office:value="-0.000359283061698" calcext:value-type="float">
            <text:p>-0.0003592831</text:p>
          </table:table-cell>
          <table:table-cell table:formula="of:=SQRT((([.A9]-[.A8])^2)+(([.B9]-[.B8])^2)+(([.C9]-[.C8])^2))" office:value-type="float" office:value="0.00216562336669121" calcext:value-type="float">
            <text:p>0.0021656234</text:p>
          </table:table-cell>
          <table:table-cell table:number-columns-repeated="6"/>
          <table:table-cell office:value-type="float" office:value="0.160591890415" calcext:value-type="float">
            <text:p>0.1605918904</text:p>
          </table:table-cell>
          <table:table-cell office:value-type="float" office:value="0.409457206726" calcext:value-type="float">
            <text:p>0.4094572067</text:p>
          </table:table-cell>
          <table:table-cell office:value-type="float" office:value="0.0107445605099" calcext:value-type="float">
            <text:p>0.0107445605</text:p>
          </table:table-cell>
          <table:table-cell table:formula="of:=SQRT((([.K11]-[.K10])^2)+(([.L11]-[.L10])^2)+(([.M11]-[.M10])^2))" office:value-type="float" office:value="0.185174620966321" calcext:value-type="float">
            <text:p>0.185174621</text:p>
          </table:table-cell>
          <table:table-cell table:style-name="ce2" office:value-type="string" calcext:value-type="string">
            <text:p>Promedio</text:p>
          </table:table-cell>
          <table:table-cell table:style-name="ce2" table:formula="of:=AVERAGE([.N2:.N92])" office:value-type="float" office:value="0.0955008156480539" calcext:value-type="float">
            <text:p>0.0955008156</text:p>
          </table:table-cell>
          <table:table-cell table:number-columns-repeated="2"/>
        </table:table-row>
        <table:table-row table:style-name="ro1">
          <table:table-cell office:value-type="float" office:value="0.0211010749141" calcext:value-type="float">
            <text:p>0.0211010749</text:p>
          </table:table-cell>
          <table:table-cell office:value-type="float" office:value="0.0716151545445" calcext:value-type="float">
            <text:p>0.0716151545</text:p>
          </table:table-cell>
          <table:table-cell office:value-type="float" office:value="-0.000324864153905" calcext:value-type="float">
            <text:p>-0.0003248642</text:p>
          </table:table-cell>
          <table:table-cell table:formula="of:=SQRT((([.A10]-[.A9])^2)+(([.B10]-[.B9])^2)+(([.C10]-[.C9])^2))" office:value-type="float" office:value="0.00123467650981078" calcext:value-type="float">
            <text:p>0.0012346765</text:p>
          </table:table-cell>
          <table:table-cell table:style-name="ce1" office:value-type="string" calcext:value-type="string" table:number-columns-spanned="2" table:number-rows-spanned="1">
            <text:p>Distancia</text:p>
          </table:table-cell>
          <table:covered-table-cell table:style-name="ce2"/>
          <table:table-cell table:number-columns-repeated="4"/>
          <table:table-cell office:value-type="float" office:value="0.163980533679" calcext:value-type="float">
            <text:p>0.1639805337</text:p>
          </table:table-cell>
          <table:table-cell office:value-type="float" office:value="0.416532675425" calcext:value-type="float">
            <text:p>0.4165326754</text:p>
          </table:table-cell>
          <table:table-cell office:value-type="float" office:value="0.00895605857174" calcext:value-type="float">
            <text:p>0.0089560586</text:p>
          </table:table-cell>
          <table:table-cell table:formula="of:=SQRT((([.K12]-[.K11])^2)+(([.L12]-[.L11])^2)+(([.M12]-[.M11])^2))" office:value-type="float" office:value="0.146557332847362" calcext:value-type="float">
            <text:p>0.1465573328</text:p>
          </table:table-cell>
          <table:table-cell table:style-name="ce2" office:value-type="string" calcext:value-type="string">
            <text:p>Desviacion estandar</text:p>
          </table:table-cell>
          <table:table-cell table:style-name="ce2" table:formula="of:=STDEV([.N2:.N92])" office:value-type="float" office:value="0.124680768758832" calcext:value-type="float">
            <text:p>0.1246807688</text:p>
          </table:table-cell>
          <table:table-cell table:number-columns-repeated="2"/>
        </table:table-row>
        <table:table-row table:style-name="ro1">
          <table:table-cell office:value-type="float" office:value="0.0210920621951" calcext:value-type="float">
            <text:p>0.0210920622</text:p>
          </table:table-cell>
          <table:table-cell office:value-type="float" office:value="0.0703807373842" calcext:value-type="float">
            <text:p>0.0703807374</text:p>
          </table:table-cell>
          <table:table-cell office:value-type="float" office:value="-0.000348510065426" calcext:value-type="float">
            <text:p>-0.0003485101</text:p>
          </table:table-cell>
          <table:table-cell table:formula="of:=SQRT((([.A12]-[.A11])^2)+(([.B12]-[.B11])^2)+(([.C12]-[.C11])^2))" office:value-type="float" office:value="0.00496816100640213" calcext:value-type="float">
            <text:p>0.004968161</text:p>
          </table:table-cell>
          <table:table-cell table:style-name="ce2" office:value-type="string" calcext:value-type="string">
            <text:p>Promedio</text:p>
          </table:table-cell>
          <table:table-cell table:style-name="ce2" table:formula="of:=AVERAGE([.D2:.D108])" office:value-type="float" office:value="0.0739155858531152" calcext:value-type="float">
            <text:p>0.0739155859</text:p>
          </table:table-cell>
          <table:table-cell table:number-columns-repeated="4"/>
          <table:table-cell office:value-type="float" office:value="0.163980533679" calcext:value-type="float">
            <text:p>0.1639805337</text:p>
          </table:table-cell>
          <table:table-cell office:value-type="float" office:value="0.416532675425" calcext:value-type="float">
            <text:p>0.4165326754</text:p>
          </table:table-cell>
          <table:table-cell office:value-type="float" office:value="0.00895605857174" calcext:value-type="float">
            <text:p>0.0089560586</text:p>
          </table:table-cell>
          <table:table-cell table:formula="of:=SQRT((([.K13]-[.K12])^2)+(([.L13]-[.L12])^2)+(([.M13]-[.M12])^2))" office:value-type="float" office:value="0.000468501925821036" calcext:value-type="float">
            <text:p>0.0004685019</text:p>
          </table:table-cell>
          <table:table-cell table:style-name="ce2" office:value-type="string" calcext:value-type="string">
            <text:p>Error promedio</text:p>
          </table:table-cell>
          <table:table-cell table:style-name="ce2" table:formula="of:=[.P9]/SQRT(91)" office:value-type="float" office:value="0.0130700959320716" calcext:value-type="float">
            <text:p>0.0130700959</text:p>
          </table:table-cell>
          <table:table-cell table:number-columns-repeated="2"/>
        </table:table-row>
        <table:table-row table:style-name="ro1">
          <table:table-cell office:value-type="float" office:value="0.0210920621951" calcext:value-type="float">
            <text:p>0.0210920622</text:p>
          </table:table-cell>
          <table:table-cell office:value-type="float" office:value="0.0703807373842" calcext:value-type="float">
            <text:p>0.0703807374</text:p>
          </table:table-cell>
          <table:table-cell office:value-type="float" office:value="-0.000348510065426" calcext:value-type="float">
            <text:p>-0.0003485101</text:p>
          </table:table-cell>
          <table:table-cell table:formula="of:=SQRT((([.A13]-[.A12])^2)+(([.B13]-[.B12])^2)+(([.C13]-[.C12])^2))" office:value-type="float" office:value="0.0216314016454348" calcext:value-type="float">
            <text:p>0.0216314016</text:p>
          </table:table-cell>
          <table:table-cell table:style-name="ce2" office:value-type="string" calcext:value-type="string">
            <text:p>Desviacion estandar</text:p>
          </table:table-cell>
          <table:table-cell table:style-name="ce2" table:formula="of:=STDEV([.D2:.D108])" office:value-type="float" office:value="0.0852169469240154" calcext:value-type="float">
            <text:p>0.0852169469</text:p>
          </table:table-cell>
          <table:table-cell table:number-columns-repeated="4"/>
          <table:table-cell office:value-type="float" office:value="0.0214025378227" calcext:value-type="float">
            <text:p>0.0214025378</text:p>
          </table:table-cell>
          <table:table-cell office:value-type="float" office:value="0.298472881317" calcext:value-type="float">
            <text:p>0.2984728813</text:p>
          </table:table-cell>
          <table:table-cell office:value-type="float" office:value="0.0041560207804" calcext:value-type="float">
            <text:p>0.0041560208</text:p>
          </table:table-cell>
          <table:table-cell table:formula="of:=SQRT((([.K14]-[.K13])^2)+(([.L14]-[.L13])^2)+(([.M14]-[.M13])^2))" office:value-type="float" office:value="0.00705147613275806" calcext:value-type="float">
            <text:p>0.0070514761</text:p>
          </table:table-cell>
          <table:table-cell table:number-columns-repeated="4"/>
        </table:table-row>
        <table:table-row table:style-name="ro1">
          <table:table-cell office:value-type="float" office:value="0.0219258243839" calcext:value-type="float">
            <text:p>0.0219258244</text:p>
          </table:table-cell>
          <table:table-cell office:value-type="float" office:value="0.0752783815066" calcext:value-type="float">
            <text:p>0.0752783815</text:p>
          </table:table-cell>
          <table:table-cell office:value-type="float" office:value="-0.000371886300854" calcext:value-type="float">
            <text:p>-0.0003718863</text:p>
          </table:table-cell>
          <table:table-cell table:formula="of:=SQRT((([.A14]-[.A13])^2)+(([.B14]-[.B13])^2)+(([.C14]-[.C13])^2))" office:value-type="float" office:value="0.0371390863154733" calcext:value-type="float">
            <text:p>0.0371390863</text:p>
          </table:table-cell>
          <table:table-cell table:style-name="ce2" office:value-type="string" calcext:value-type="string">
            <text:p>Error promedio</text:p>
          </table:table-cell>
          <table:table-cell table:style-name="ce2" table:formula="of:=[.F11]/SQRT(107)" office:value-type="float" office:value="0.00823823320765133" calcext:value-type="float">
            <text:p>0.0082382332</text:p>
          </table:table-cell>
          <table:table-cell table:number-columns-repeated="4"/>
          <table:table-cell office:value-type="float" office:value="0.125663886468" calcext:value-type="float">
            <text:p>0.1256638865</text:p>
          </table:table-cell>
          <table:table-cell office:value-type="float" office:value="0.401455283165" calcext:value-type="float">
            <text:p>0.4014552832</text:p>
          </table:table-cell>
          <table:table-cell office:value-type="float" office:value="0.00595821378132" calcext:value-type="float">
            <text:p>0.0059582138</text:p>
          </table:table-cell>
          <table:table-cell table:formula="of:=SQRT((([.K15]-[.K14])^2)+(([.L15]-[.L14])^2)+(([.M15]-[.M14])^2))" office:value-type="float" office:value="0.146206521757906" calcext:value-type="float">
            <text:p>0.1462065218</text:p>
          </table:table-cell>
          <table:table-cell table:number-columns-repeated="4"/>
        </table:table-row>
        <table:table-row table:style-name="ro1">
          <table:table-cell office:value-type="float" office:value="0.0282135556142" calcext:value-type="float">
            <text:p>0.0282135556</text:p>
          </table:table-cell>
          <table:table-cell office:value-type="float" office:value="0.0959720710913" calcext:value-type="float">
            <text:p>0.0959720711</text:p>
          </table:table-cell>
          <table:table-cell table:style-name="ce3" office:value-type="float" office:value="0.0000195016060995" calcext:value-type="float">
            <text:p>1.95E-05</text:p>
          </table:table-cell>
          <table:table-cell table:formula="of:=SQRT((([.A15]-[.A14])^2)+(([.B15]-[.B14])^2)+(([.C15]-[.C14])^2))" office:value-type="float" office:value="0.0258874095260789" calcext:value-type="float">
            <text:p>0.0258874095</text:p>
          </table:table-cell>
          <table:table-cell table:number-columns-repeated="6"/>
          <table:table-cell office:value-type="float" office:value="0.125493139029" calcext:value-type="float">
            <text:p>0.125493139</text:p>
          </table:table-cell>
          <table:table-cell office:value-type="float" office:value="0.401019454002" calcext:value-type="float">
            <text:p>0.401019454</text:p>
          </table:table-cell>
          <table:table-cell office:value-type="float" office:value="0.00597802052895" calcext:value-type="float">
            <text:p>0.0059780205</text:p>
          </table:table-cell>
          <table:table-cell table:formula="of:=SQRT((([.K16]-[.K15])^2)+(([.L16]-[.L15])^2)+(([.M16]-[.M15])^2))" office:value-type="float" office:value="0.00371564110781375" calcext:value-type="float">
            <text:p>0.0037156411</text:p>
          </table:table-cell>
          <table:table-cell table:number-columns-repeated="4"/>
        </table:table-row>
        <table:table-row table:style-name="ro1">
          <table:table-cell office:value-type="float" office:value="-0.00208034909641" calcext:value-type="float">
            <text:p>-0.0020803491</text:p>
          </table:table-cell>
          <table:table-cell office:value-type="float" office:value="0.0744966119528" calcext:value-type="float">
            <text:p>0.074496612</text:p>
          </table:table-cell>
          <table:table-cell office:value-type="float" office:value="0.000648567996298" calcext:value-type="float">
            <text:p>0.000648568</text:p>
          </table:table-cell>
          <table:table-cell table:formula="of:=SQRT((([.A16]-[.A15])^2)+(([.B16]-[.B15])^2)+(([.C16]-[.C15])^2))" office:value-type="float" office:value="0.0444028280210069" calcext:value-type="float">
            <text:p>0.044402828</text:p>
          </table:table-cell>
          <table:table-cell table:number-columns-repeated="6"/>
          <table:table-cell office:value-type="float" office:value="0.121011624734" calcext:value-type="float">
            <text:p>0.1210116247</text:p>
          </table:table-cell>
          <table:table-cell office:value-type="float" office:value="0.401907285055" calcext:value-type="float">
            <text:p>0.4019072851</text:p>
          </table:table-cell>
          <table:table-cell office:value-type="float" office:value="0.000606698410896" calcext:value-type="float">
            <text:p>0.0006066984</text:p>
          </table:table-cell>
          <table:table-cell table:formula="of:=SQRT((([.K17]-[.K16])^2)+(([.L17]-[.L16])^2)+(([.M17]-[.M16])^2))" office:value-type="float" office:value="0.000124642571925932" calcext:value-type="float">
            <text:p>0.0001246426</text:p>
          </table:table-cell>
          <table:table-cell table:number-columns-repeated="4"/>
        </table:table-row>
        <table:table-row table:style-name="ro1">
          <table:table-cell office:value-type="float" office:value="-0.0161270213624" calcext:value-type="float">
            <text:p>-0.0161270214</text:p>
          </table:table-cell>
          <table:table-cell office:value-type="float" office:value="0.0954731802146" calcext:value-type="float">
            <text:p>0.0954731802</text:p>
          </table:table-cell>
          <table:table-cell office:value-type="float" office:value="-0.00508140182743" calcext:value-type="float">
            <text:p>-0.0050814018</text:p>
          </table:table-cell>
          <table:table-cell table:formula="of:=SQRT((([.A17]-[.A16])^2)+(([.B17]-[.B16])^2)+(([.C17]-[.C16])^2))" office:value-type="float" office:value="0.100061630421442" calcext:value-type="float">
            <text:p>0.1000616304</text:p>
          </table:table-cell>
          <table:table-cell table:number-columns-repeated="6"/>
          <table:table-cell office:value-type="float" office:value="0.0207509808242" calcext:value-type="float">
            <text:p>0.0207509808</text:p>
          </table:table-cell>
          <table:table-cell office:value-type="float" office:value="0.295550783475" calcext:value-type="float">
            <text:p>0.2955507835</text:p>
          </table:table-cell>
          <table:table-cell office:value-type="float" office:value="0.00413442558299" calcext:value-type="float">
            <text:p>0.0041344256</text:p>
          </table:table-cell>
          <table:table-cell table:formula="of:=SQRT((([.K19]-[.K18])^2)+(([.L19]-[.L18])^2)+(([.M19]-[.M18])^2))" office:value-type="float" office:value="0.000741646010581624" calcext:value-type="float">
            <text:p>0.000741646</text:p>
          </table:table-cell>
          <table:table-cell table:number-columns-repeated="4"/>
        </table:table-row>
        <table:table-row table:style-name="ro1">
          <table:table-cell office:value-type="float" office:value="0.0212293912967" calcext:value-type="float">
            <text:p>0.0212293913</text:p>
          </table:table-cell>
          <table:table-cell office:value-type="float" office:value="0.071935514609" calcext:value-type="float">
            <text:p>0.0719355146</text:p>
          </table:table-cell>
          <table:table-cell office:value-type="float" office:value="-0.000381628711087" calcext:value-type="float">
            <text:p>-0.0003816287</text:p>
          </table:table-cell>
          <table:table-cell table:formula="of:=SQRT((([.A18]-[.A17])^2)+(([.B18]-[.B17])^2)+(([.C18]-[.C17])^2))" office:value-type="float" office:value="0.100061630421442" calcext:value-type="float">
            <text:p>0.1000616304</text:p>
          </table:table-cell>
          <table:table-cell table:number-columns-repeated="6"/>
          <table:table-cell office:value-type="float" office:value="0.0214185540875" calcext:value-type="float">
            <text:p>0.0214185541</text:p>
          </table:table-cell>
          <table:table-cell office:value-type="float" office:value="0.299205958843" calcext:value-type="float">
            <text:p>0.2992059588</text:p>
          </table:table-cell>
          <table:table-cell office:value-type="float" office:value="0.00413969904184" calcext:value-type="float">
            <text:p>0.004139699</text:p>
          </table:table-cell>
          <table:table-cell table:formula="of:=SQRT((([.K20]-[.K19])^2)+(([.L20]-[.L19])^2)+(([.M20]-[.M19])^2))" office:value-type="float" office:value="0.00515091736078371" calcext:value-type="float">
            <text:p>0.0051509174</text:p>
          </table:table-cell>
          <table:table-cell table:number-columns-repeated="4"/>
        </table:table-row>
        <table:table-row table:style-name="ro1">
          <table:table-cell office:value-type="float" office:value="0.017383451884" calcext:value-type="float">
            <text:p>0.0173834519</text:p>
          </table:table-cell>
          <table:table-cell office:value-type="float" office:value="0.171787271897" calcext:value-type="float">
            <text:p>0.1717872719</text:p>
          </table:table-cell>
          <table:table-cell office:value-type="float" office:value="-0.00559365318622" calcext:value-type="float">
            <text:p>-0.0055936532</text:p>
          </table:table-cell>
          <table:table-cell table:formula="of:=SQRT((([.A19]-[.A18])^2)+(([.B19]-[.B18])^2)+(([.C19]-[.C18])^2))" office:value-type="float" office:value="0.278731769145677" calcext:value-type="float">
            <text:p>0.2787317691</text:p>
          </table:table-cell>
          <table:table-cell table:number-columns-repeated="6"/>
          <table:table-cell office:value-type="float" office:value="0.0213738679886" calcext:value-type="float">
            <text:p>0.021373868</text:p>
          </table:table-cell>
          <table:table-cell office:value-type="float" office:value="0.299307028453" calcext:value-type="float">
            <text:p>0.2993070285</text:p>
          </table:table-cell>
          <table:table-cell office:value-type="float" office:value="0.00419735194494" calcext:value-type="float">
            <text:p>0.0041973519</text:p>
          </table:table-cell>
          <table:table-cell table:formula="of:=SQRT((([.K21]-[.K20])^2)+(([.L21]-[.L20])^2)+(([.M21]-[.M20])^2))" office:value-type="float" office:value="0.303760809864892" calcext:value-type="float">
            <text:p>0.3037608099</text:p>
          </table:table-cell>
          <table:table-cell table:number-columns-repeated="4"/>
        </table:table-row>
        <table:table-row table:style-name="ro1">
          <table:table-cell office:value-type="float" office:value="0.0212293912967" calcext:value-type="float">
            <text:p>0.0212293913</text:p>
          </table:table-cell>
          <table:table-cell office:value-type="float" office:value="0.071935514609" calcext:value-type="float">
            <text:p>0.0719355146</text:p>
          </table:table-cell>
          <table:table-cell office:value-type="float" office:value="-0.000381628711087" calcext:value-type="float">
            <text:p>-0.0003816287</text:p>
          </table:table-cell>
          <table:table-cell table:formula="of:=SQRT((([.A20]-[.A19])^2)+(([.B20]-[.B19])^2)+(([.C20]-[.C19])^2))" office:value-type="float" office:value="0.261894441109893" calcext:value-type="float">
            <text:p>0.2618944411</text:p>
          </table:table-cell>
          <table:table-cell table:number-columns-repeated="6"/>
          <table:table-cell office:value-type="float" office:value="0.0213738679886" calcext:value-type="float">
            <text:p>0.021373868</text:p>
          </table:table-cell>
          <table:table-cell office:value-type="float" office:value="0.299307028453" calcext:value-type="float">
            <text:p>0.2993070285</text:p>
          </table:table-cell>
          <table:table-cell office:value-type="float" office:value="0.00419735194494" calcext:value-type="float">
            <text:p>0.0041973519</text:p>
          </table:table-cell>
          <table:table-cell table:formula="of:=SQRT((([.K22]-[.K21])^2)+(([.L22]-[.L21])^2)+(([.M22]-[.M21])^2))" office:value-type="float" office:value="0.00347681834393279" calcext:value-type="float">
            <text:p>0.0034768183</text:p>
          </table:table-cell>
          <table:table-cell table:number-columns-repeated="4"/>
        </table:table-row>
        <table:table-row table:style-name="ro1">
          <table:table-cell office:value-type="float" office:value="-0.0994696219762" calcext:value-type="float">
            <text:p>-0.099469622</text:p>
          </table:table-cell>
          <table:table-cell office:value-type="float" office:value="0.322400649389" calcext:value-type="float">
            <text:p>0.3224006494</text:p>
          </table:table-cell>
          <table:table-cell office:value-type="float" office:value="-0.0201392496626" calcext:value-type="float">
            <text:p>-0.0201392497</text:p>
          </table:table-cell>
          <table:table-cell table:formula="of:=SQRT((([.A21]-[.A20])^2)+(([.B21]-[.B20])^2)+(([.C21]-[.C20])^2))" office:value-type="float" office:value="0.136150226229789" calcext:value-type="float">
            <text:p>0.1361502262</text:p>
          </table:table-cell>
          <table:table-cell table:number-columns-repeated="6"/>
          <table:table-cell office:value-type="float" office:value="0.0209425538778" calcext:value-type="float">
            <text:p>0.0209425539</text:p>
          </table:table-cell>
          <table:table-cell office:value-type="float" office:value="0.298708617687" calcext:value-type="float">
            <text:p>0.2987086177</text:p>
          </table:table-cell>
          <table:table-cell office:value-type="float" office:value="0.00412046567847" calcext:value-type="float">
            <text:p>0.0041204657</text:p>
          </table:table-cell>
          <table:table-cell table:formula="of:=SQRT((([.K23]-[.K22])^2)+(([.L23]-[.L22])^2)+(([.M23]-[.M22])^2))" office:value-type="float" office:value="0.00468074415078656" calcext:value-type="float">
            <text:p>0.0046807442</text:p>
          </table:table-cell>
          <table:table-cell table:number-columns-repeated="4"/>
        </table:table-row>
        <table:table-row table:style-name="ro1">
          <table:table-cell office:value-type="float" office:value="0.0306965137521" calcext:value-type="float">
            <text:p>0.0306965138</text:p>
          </table:table-cell>
          <table:table-cell office:value-type="float" office:value="0.0960347652435" calcext:value-type="float">
            <text:p>0.0960347652</text:p>
          </table:table-cell>
          <table:table-cell table:style-name="ce3" office:value-type="float" office:value="-0.0000404464929791" calcext:value-type="float">
            <text:p>-4.04E-05</text:p>
          </table:table-cell>
          <table:table-cell table:formula="of:=SQRT((([.A22]-[.A21])^2)+(([.B22]-[.B21])^2)+(([.C22]-[.C21])^2))" office:value-type="float" office:value="0.191356475723394" calcext:value-type="float">
            <text:p>0.1913564757</text:p>
          </table:table-cell>
          <table:table-cell table:number-columns-repeated="6"/>
          <table:table-cell office:value-type="float" office:value="0.0179337685307" calcext:value-type="float">
            <text:p>0.0179337685</text:p>
          </table:table-cell>
          <table:table-cell office:value-type="float" office:value="0.29457372427" calcext:value-type="float">
            <text:p>0.2945737243</text:p>
          </table:table-cell>
          <table:table-cell office:value-type="float" office:value="0.0047383789594" calcext:value-type="float">
            <text:p>0.004738379</text:p>
          </table:table-cell>
          <table:table-cell table:formula="of:=SQRT((([.K24]-[.K23])^2)+(([.L24]-[.L23])^2)+(([.M24]-[.M23])^2))" office:value-type="float" office:value="0.299336035890062" calcext:value-type="float">
            <text:p>0.2993360359</text:p>
          </table:table-cell>
          <table:table-cell table:number-columns-repeated="4"/>
        </table:table-row>
        <table:table-row table:style-name="ro1">
          <table:table-cell office:value-type="float" office:value="0.107863565286" calcext:value-type="float">
            <text:p>0.1078635653</text:p>
          </table:table-cell>
          <table:table-cell office:value-type="float" office:value="0.207996110121" calcext:value-type="float">
            <text:p>0.2079961101</text:p>
          </table:table-cell>
          <table:table-cell office:value-type="float" office:value="-0.00688058634599" calcext:value-type="float">
            <text:p>-0.0068805863</text:p>
          </table:table-cell>
          <table:table-cell table:formula="of:=SQRT((([.A24]-[.A23])^2)+(([.B24]-[.B23])^2)+(([.C24]-[.C23])^2))" office:value-type="float" office:value="0.0346656342856346" calcext:value-type="float">
            <text:p>0.0346656343</text:p>
          </table:table-cell>
          <table:table-cell table:number-columns-repeated="6"/>
          <table:table-cell office:value-type="float" office:value="0.0391019607584" calcext:value-type="float">
            <text:p>0.0391019608</text:p>
          </table:table-cell>
          <table:table-cell office:value-type="float" office:value="0.597549200058" calcext:value-type="float">
            <text:p>0.5975492001</text:p>
          </table:table-cell>
          <table:table-cell office:value-type="float" office:value="0.0100673862423" calcext:value-type="float">
            <text:p>0.0100673862</text:p>
          </table:table-cell>
          <table:table-cell table:formula="of:=SQRT((([.K25]-[.K24])^2)+(([.L25]-[.L24])^2)+(([.M25]-[.M24])^2))" office:value-type="float" office:value="0.00295488419108403" calcext:value-type="float">
            <text:p>0.0029548842</text:p>
          </table:table-cell>
          <table:table-cell table:number-columns-repeated="4"/>
        </table:table-row>
        <table:table-row table:style-name="ro1">
          <table:table-cell office:value-type="float" office:value="-0.00938823757072" calcext:value-type="float">
            <text:p>-0.0093882376</text:p>
          </table:table-cell>
          <table:table-cell office:value-type="float" office:value="0.0570590396722" calcext:value-type="float">
            <text:p>0.0570590397</text:p>
          </table:table-cell>
          <table:table-cell office:value-type="float" office:value="0.00246373238042" calcext:value-type="float">
            <text:p>0.0024637324</text:p>
          </table:table-cell>
          <table:table-cell table:formula="of:=SQRT((([.A25]-[.A24])^2)+(([.B25]-[.B24])^2)+(([.C25]-[.C24])^2))" office:value-type="float" office:value="0.0146668177836426" calcext:value-type="float">
            <text:p>0.0146668178</text:p>
          </table:table-cell>
          <table:table-cell table:number-columns-repeated="6"/>
          <table:table-cell office:value-type="float" office:value="0.0390074414512" calcext:value-type="float">
            <text:p>0.0390074415</text:p>
          </table:table-cell>
          <table:table-cell office:value-type="float" office:value="0.600855867068" calcext:value-type="float">
            <text:p>0.6008558671</text:p>
          </table:table-cell>
          <table:table-cell office:value-type="float" office:value="0.00899720626573" calcext:value-type="float">
            <text:p>0.0089972063</text:p>
          </table:table-cell>
          <table:table-cell table:formula="of:=SQRT((([.K26]-[.K25])^2)+(([.L26]-[.L25])^2)+(([.M26]-[.M25])^2))" office:value-type="float" office:value="0.0167113872913144" calcext:value-type="float">
            <text:p>0.0167113873</text:p>
          </table:table-cell>
          <table:table-cell table:number-columns-repeated="4"/>
        </table:table-row>
        <table:table-row table:style-name="ro1">
          <table:table-cell office:value-type="float" office:value="-0.00938823757072" calcext:value-type="float">
            <text:p>-0.0093882376</text:p>
          </table:table-cell>
          <table:table-cell office:value-type="float" office:value="0.0570590396722" calcext:value-type="float">
            <text:p>0.0570590397</text:p>
          </table:table-cell>
          <table:table-cell office:value-type="float" office:value="0.00246373238042" calcext:value-type="float">
            <text:p>0.0024637324</text:p>
          </table:table-cell>
          <table:table-cell table:formula="of:=SQRT((([.A26]-[.A25])^2)+(([.B26]-[.B25])^2)+(([.C26]-[.C25])^2))" office:value-type="float" office:value="0.078697281615244" calcext:value-type="float">
            <text:p>0.0786972816</text:p>
          </table:table-cell>
          <table:table-cell table:number-columns-repeated="6"/>
          <table:table-cell office:value-type="float" office:value="0.042789923648" calcext:value-type="float">
            <text:p>0.0427899236</text:p>
          </table:table-cell>
          <table:table-cell office:value-type="float" office:value="0.598121503989" calcext:value-type="float">
            <text:p>0.598121504</text:p>
          </table:table-cell>
          <table:table-cell office:value-type="float" office:value="0.00864301311473" calcext:value-type="float">
            <text:p>0.0086430131</text:p>
          </table:table-cell>
          <table:table-cell table:formula="of:=SQRT((([.K27]-[.K26])^2)+(([.L27]-[.L26])^2)+(([.M27]-[.M26])^2))" office:value-type="float" office:value="0.0502291331956501" calcext:value-type="float">
            <text:p>0.0502291332</text:p>
          </table:table-cell>
          <table:table-cell table:number-columns-repeated="4"/>
        </table:table-row>
        <table:table-row table:style-name="ro1">
          <table:table-cell office:value-type="float" office:value="0.0234766428669" calcext:value-type="float">
            <text:p>0.0234766429</text:p>
          </table:table-cell>
          <table:table-cell office:value-type="float" office:value="0.0679354866346" calcext:value-type="float">
            <text:p>0.0679354866</text:p>
          </table:table-cell>
          <table:table-cell office:value-type="float" office:value="0.000644739329194" calcext:value-type="float">
            <text:p>0.0006447393</text:p>
          </table:table-cell>
          <table:table-cell table:formula="of:=SQRT((([.A27]-[.A26])^2)+(([.B27]-[.B26])^2)+(([.C27]-[.C26])^2))" office:value-type="float" office:value="0.0900379602936933" calcext:value-type="float">
            <text:p>0.0900379603</text:p>
          </table:table-cell>
          <table:table-cell table:number-columns-repeated="6"/>
          <table:table-cell office:value-type="float" office:value="0.0211519151926" calcext:value-type="float">
            <text:p>0.0211519152</text:p>
          </table:table-cell>
          <table:table-cell office:value-type="float" office:value="0.29959599177" calcext:value-type="float">
            <text:p>0.2995959918</text:p>
          </table:table-cell>
          <table:table-cell office:value-type="float" office:value="0.00459609739482" calcext:value-type="float">
            <text:p>0.0045960974</text:p>
          </table:table-cell>
          <table:table-cell table:formula="of:=SQRT((([.K28]-[.K27])^2)+(([.L28]-[.L27])^2)+(([.M28]-[.M27])^2))" office:value-type="float" office:value="0.0375839506342628" calcext:value-type="float">
            <text:p>0.0375839506</text:p>
          </table:table-cell>
          <table:table-cell table:number-columns-repeated="4"/>
        </table:table-row>
        <table:table-row table:style-name="ro1">
          <table:table-cell office:value-type="float" office:value="0.0273700902859" calcext:value-type="float">
            <text:p>0.0273700903</text:p>
          </table:table-cell>
          <table:table-cell office:value-type="float" office:value="0.0820727099975" calcext:value-type="float">
            <text:p>0.08207271</text:p>
          </table:table-cell>
          <table:table-cell office:value-type="float" office:value="0.000335665419698" calcext:value-type="float">
            <text:p>0.0003356654</text:p>
          </table:table-cell>
          <table:table-cell table:formula="of:=SQRT((([.A28]-[.A27])^2)+(([.B28]-[.B27])^2)+(([.C28]-[.C27])^2))" office:value-type="float" office:value="0.0262177409937684" calcext:value-type="float">
            <text:p>0.026217741</text:p>
          </table:table-cell>
          <table:table-cell table:number-columns-repeated="6"/>
          <table:table-cell office:value-type="float" office:value="0.0182434159021" calcext:value-type="float">
            <text:p>0.0182434159</text:p>
          </table:table-cell>
          <table:table-cell office:value-type="float" office:value="0.299654801687" calcext:value-type="float">
            <text:p>0.2996548017</text:p>
          </table:table-cell>
          <table:table-cell office:value-type="float" office:value="0.00511428061873" calcext:value-type="float">
            <text:p>0.0051142806</text:p>
          </table:table-cell>
          <table:table-cell table:formula="of:=SQRT((([.K29]-[.K28])^2)+(([.L29]-[.L28])^2)+(([.M29]-[.M28])^2))" office:value-type="float" office:value="0.0025429903379372" calcext:value-type="float">
            <text:p>0.0025429903</text:p>
          </table:table-cell>
          <table:table-cell table:number-columns-repeated="4"/>
        </table:table-row>
        <table:table-row table:style-name="ro1">
          <table:table-cell office:value-type="float" office:value="0.0471954122186" calcext:value-type="float">
            <text:p>0.0471954122</text:p>
          </table:table-cell>
          <table:table-cell office:value-type="float" office:value="0.158223221699" calcext:value-type="float">
            <text:p>0.1582232217</text:p>
          </table:table-cell>
          <table:table-cell office:value-type="float" office:value="-0.000812512046347" calcext:value-type="float">
            <text:p>-0.000812512</text:p>
          </table:table-cell>
          <table:table-cell table:formula="of:=SQRT((([.A29]-[.A28])^2)+(([.B29]-[.B28])^2)+(([.C29]-[.C28])^2))" office:value-type="float" office:value="0.0287491871212017" calcext:value-type="float">
            <text:p>0.0287491871</text:p>
          </table:table-cell>
          <table:table-cell table:number-columns-repeated="6"/>
          <table:table-cell office:value-type="float" office:value="0.0289406081041" calcext:value-type="float">
            <text:p>0.0289406081</text:p>
          </table:table-cell>
          <table:table-cell office:value-type="float" office:value="0.31249320507" calcext:value-type="float">
            <text:p>0.3124932051</text:p>
          </table:table-cell>
          <table:table-cell office:value-type="float" office:value="0.00498801593979" calcext:value-type="float">
            <text:p>0.0049880159</text:p>
          </table:table-cell>
          <table:table-cell table:formula="of:=SQRT((([.K30]-[.K29])^2)+(([.L30]-[.L29])^2)+(([.M30]-[.M29])^2))" office:value-type="float" office:value="0.00161734712422207" calcext:value-type="float">
            <text:p>0.0016173471</text:p>
          </table:table-cell>
          <table:table-cell table:number-columns-repeated="4"/>
        </table:table-row>
        <table:table-row table:style-name="ro1">
          <table:table-cell office:value-type="float" office:value="-0.00206815684214" calcext:value-type="float">
            <text:p>-0.0020681568</text:p>
          </table:table-cell>
          <table:table-cell office:value-type="float" office:value="0.082878023386" calcext:value-type="float">
            <text:p>0.0828780234</text:p>
          </table:table-cell>
          <table:table-cell office:value-type="float" office:value="0.000929942665001" calcext:value-type="float">
            <text:p>0.0009299427</text:p>
          </table:table-cell>
          <table:table-cell table:formula="of:=SQRT((([.A30]-[.A29])^2)+(([.B30]-[.B29])^2)+(([.C30]-[.C29])^2))" office:value-type="float" office:value="0.0304436720255131" calcext:value-type="float">
            <text:p>0.030443672</text:p>
          </table:table-cell>
          <table:table-cell table:number-columns-repeated="6"/>
          <table:table-cell office:value-type="float" office:value="0.00342126221706" calcext:value-type="float">
            <text:p>0.0034212622</text:p>
          </table:table-cell>
          <table:table-cell office:value-type="float" office:value="0.269229888916" calcext:value-type="float">
            <text:p>0.2692298889</text:p>
          </table:table-cell>
          <table:table-cell office:value-type="float" office:value="0.00486850676437" calcext:value-type="float">
            <text:p>0.0048685068</text:p>
          </table:table-cell>
          <table:table-cell table:formula="of:=SQRT((([.K31]-[.K30])^2)+(([.L31]-[.L30])^2)+(([.M31]-[.M30])^2))" office:value-type="float" office:value="0.00728857294281805" calcext:value-type="float">
            <text:p>0.0072885729</text:p>
          </table:table-cell>
          <table:table-cell table:number-columns-repeated="4"/>
        </table:table-row>
        <table:table-row table:style-name="ro1">
          <table:table-cell office:value-type="float" office:value="0.0240454624097" calcext:value-type="float">
            <text:p>0.0240454624</text:p>
          </table:table-cell>
          <table:table-cell office:value-type="float" office:value="0.0809913575649" calcext:value-type="float">
            <text:p>0.0809913576</text:p>
          </table:table-cell>
          <table:table-cell office:value-type="float" office:value="-0.000444584332096" calcext:value-type="float">
            <text:p>-0.0004445843</text:p>
          </table:table-cell>
          <table:table-cell table:formula="of:=SQRT((([.A31]-[.A30])^2)+(([.B31]-[.B30])^2)+(([.C31]-[.C30])^2))" office:value-type="float" office:value="0.00159624097103824" calcext:value-type="float">
            <text:p>0.001596241</text:p>
          </table:table-cell>
          <table:table-cell table:number-columns-repeated="6"/>
          <table:table-cell office:value-type="float" office:value="0.0224349771937" calcext:value-type="float">
            <text:p>0.0224349772</text:p>
          </table:table-cell>
          <table:table-cell office:value-type="float" office:value="0.301645656427" calcext:value-type="float">
            <text:p>0.3016456564</text:p>
          </table:table-cell>
          <table:table-cell office:value-type="float" office:value="0.0043685020258" calcext:value-type="float">
            <text:p>0.004368502</text:p>
          </table:table-cell>
          <table:table-cell table:formula="of:=SQRT((([.K32]-[.K31])^2)+(([.L32]-[.L31])^2)+(([.M32]-[.M31])^2))" office:value-type="float" office:value="0.00922605438370232" calcext:value-type="float">
            <text:p>0.0092260544</text:p>
          </table:table-cell>
          <table:table-cell table:number-columns-repeated="4"/>
        </table:table-row>
        <table:table-row table:style-name="ro1">
          <table:table-cell office:value-type="float" office:value="-0.00446294589589" calcext:value-type="float">
            <text:p>-0.0044629459</text:p>
          </table:table-cell>
          <table:table-cell office:value-type="float" office:value="0.0845303634803" calcext:value-type="float">
            <text:p>0.0845303635</text:p>
          </table:table-cell>
          <table:table-cell office:value-type="float" office:value="0.000678738035883" calcext:value-type="float">
            <text:p>0.000678738</text:p>
          </table:table-cell>
          <table:table-cell table:formula="of:=SQRT((([.A32]-[.A31])^2)+(([.B32]-[.B31])^2)+(([.C32]-[.C31])^2))" office:value-type="float" office:value="0.0638725780976343" calcext:value-type="float">
            <text:p>0.0638725781</text:p>
          </table:table-cell>
          <table:table-cell table:number-columns-repeated="6"/>
          <table:table-cell office:value-type="float" office:value="0.0203766922156" calcext:value-type="float">
            <text:p>0.0203766922</text:p>
          </table:table-cell>
          <table:table-cell office:value-type="float" office:value="0.301040450732" calcext:value-type="float">
            <text:p>0.3010404507</text:p>
          </table:table-cell>
          <table:table-cell office:value-type="float" office:value="0.00573378180464" calcext:value-type="float">
            <text:p>0.0057337818</text:p>
          </table:table-cell>
          <table:table-cell table:formula="of:=SQRT((([.K33]-[.K32])^2)+(([.L33]-[.L32])^2)+(([.M33]-[.M32])^2))" office:value-type="float" office:value="0.00492826026983422" calcext:value-type="float">
            <text:p>0.0049282603</text:p>
          </table:table-cell>
          <table:table-cell table:number-columns-repeated="4"/>
        </table:table-row>
        <table:table-row table:style-name="ro1">
          <table:table-cell office:value-type="float" office:value="0.0258516495426" calcext:value-type="float">
            <text:p>0.0258516495</text:p>
          </table:table-cell>
          <table:table-cell office:value-type="float" office:value="0.0870907306671" calcext:value-type="float">
            <text:p>0.0870907307</text:p>
          </table:table-cell>
          <table:table-cell office:value-type="float" office:value="-0.000455717633789" calcext:value-type="float">
            <text:p>-0.0004557176</text:p>
          </table:table-cell>
          <table:table-cell table:formula="of:=SQRT((([.A33]-[.A32])^2)+(([.B33]-[.B32])^2)+(([.C33]-[.C32])^2))" office:value-type="float" office:value="0.0640093349743148" calcext:value-type="float">
            <text:p>0.064009335</text:p>
          </table:table-cell>
          <table:table-cell table:number-columns-repeated="6"/>
          <table:table-cell office:value-type="float" office:value="0.0214270626505" calcext:value-type="float">
            <text:p>0.0214270627</text:p>
          </table:table-cell>
          <table:table-cell office:value-type="float" office:value="0.302263140678" calcext:value-type="float">
            <text:p>0.3022631407</text:p>
          </table:table-cell>
          <table:table-cell office:value-type="float" office:value="0.00586630714436" calcext:value-type="float">
            <text:p>0.0058663071</text:p>
          </table:table-cell>
          <table:table-cell table:formula="of:=SQRT((([.K34]-[.K33])^2)+(([.L34]-[.L33])^2)+(([.M34]-[.M33])^2))" office:value-type="float" office:value="0.00983111065418198" calcext:value-type="float">
            <text:p>0.0098311107</text:p>
          </table:table-cell>
          <table:table-cell table:number-columns-repeated="4"/>
        </table:table-row>
        <table:table-row table:style-name="ro1">
          <table:table-cell office:value-type="float" office:value="0.025637122492" calcext:value-type="float">
            <text:p>0.0256371225</text:p>
          </table:table-cell>
          <table:table-cell office:value-type="float" office:value="0.0855171481768" calcext:value-type="float">
            <text:p>0.0855171482</text:p>
          </table:table-cell>
          <table:table-cell office:value-type="float" office:value="-0.000295089092106" calcext:value-type="float">
            <text:p>-0.0002950891</text:p>
          </table:table-cell>
          <table:table-cell table:formula="of:=SQRT((([.A34]-[.A33])^2)+(([.B34]-[.B33])^2)+(([.C34]-[.C33])^2))" office:value-type="float" office:value="0.00394626845186816" calcext:value-type="float">
            <text:p>0.0039462685</text:p>
          </table:table-cell>
          <table:table-cell table:number-columns-repeated="6"/>
          <table:table-cell office:value-type="float" office:value="0.0263655185699" calcext:value-type="float">
            <text:p>0.0263655186</text:p>
          </table:table-cell>
          <table:table-cell office:value-type="float" office:value="0.307555258274" calcext:value-type="float">
            <text:p>0.3075552583</text:p>
          </table:table-cell>
          <table:table-cell office:value-type="float" office:value="0.00501282016436" calcext:value-type="float">
            <text:p>0.0050128202</text:p>
          </table:table-cell>
          <table:table-cell table:formula="of:=SQRT((([.K36]-[.K35])^2)+(([.L36]-[.L35])^2)+(([.M36]-[.M35])^2))" office:value-type="float" office:value="0.131428618366957" calcext:value-type="float">
            <text:p>0.1314286184</text:p>
          </table:table-cell>
          <table:table-cell table:number-columns-repeated="4"/>
        </table:table-row>
        <table:table-row table:style-name="ro1">
          <table:table-cell office:value-type="float" office:value="-0.0378274147709" calcext:value-type="float">
            <text:p>-0.0378274148</text:p>
          </table:table-cell>
          <table:table-cell office:value-type="float" office:value="0.0926601390044" calcext:value-type="float">
            <text:p>0.092660139</text:p>
          </table:table-cell>
          <table:table-cell office:value-type="float" office:value="-0.00126277958043" calcext:value-type="float">
            <text:p>-0.0012627796</text:p>
          </table:table-cell>
          <table:table-cell table:formula="of:=SQRT((([.A35]-[.A34])^2)+(([.B35]-[.B34])^2)+(([.C35]-[.C34])^2))" office:value-type="float" office:value="0.112728493360385" calcext:value-type="float">
            <text:p>0.1127284934</text:p>
          </table:table-cell>
          <table:table-cell table:number-columns-repeated="6"/>
          <table:table-cell office:value-type="float" office:value="0.0292802875241" calcext:value-type="float">
            <text:p>0.0292802875</text:p>
          </table:table-cell>
          <table:table-cell office:value-type="float" office:value="0.31630696853" calcext:value-type="float">
            <text:p>0.3163069685</text:p>
          </table:table-cell>
          <table:table-cell office:value-type="float" office:value="0.00483458147695" calcext:value-type="float">
            <text:p>0.0048345815</text:p>
          </table:table-cell>
          <table:table-cell table:formula="of:=SQRT((([.K38]-[.K37])^2)+(([.L38]-[.L37])^2)+(([.M38]-[.M37])^2))" office:value-type="float" office:value="0.000475692209894758" calcext:value-type="float">
            <text:p>0.0004756922</text:p>
          </table:table-cell>
          <table:table-cell table:number-columns-repeated="4"/>
        </table:table-row>
        <table:table-row table:style-name="ro1">
          <table:table-cell office:value-type="float" office:value="0.0258502836029" calcext:value-type="float">
            <text:p>0.0258502836</text:p>
          </table:table-cell>
          <table:table-cell office:value-type="float" office:value="0.0862244864305" calcext:value-type="float">
            <text:p>0.0862244864</text:p>
          </table:table-cell>
          <table:table-cell office:value-type="float" office:value="-0.000299415880969" calcext:value-type="float">
            <text:p>-0.0002994159</text:p>
          </table:table-cell>
          <table:table-cell table:formula="of:=SQRT((([.A36]-[.A35])^2)+(([.B36]-[.B35])^2)+(([.C36]-[.C35])^2))" office:value-type="float" office:value="0.115878502478262" calcext:value-type="float">
            <text:p>0.1158785025</text:p>
          </table:table-cell>
          <table:table-cell table:number-columns-repeated="6"/>
          <table:table-cell office:value-type="float" office:value="0.0330685675144" calcext:value-type="float">
            <text:p>0.0330685675</text:p>
          </table:table-cell>
          <table:table-cell office:value-type="float" office:value="0.31945759058" calcext:value-type="float">
            <text:p>0.3194575906</text:p>
          </table:table-cell>
          <table:table-cell office:value-type="float" office:value="0.00473326661934" calcext:value-type="float">
            <text:p>0.0047332666</text:p>
          </table:table-cell>
          <table:table-cell table:formula="of:=SQRT((([.K39]-[.K38])^2)+(([.L39]-[.L38])^2)+(([.M39]-[.M38])^2))" office:value-type="float" office:value="0.147047703439845" calcext:value-type="float">
            <text:p>0.1470477034</text:p>
          </table:table-cell>
          <table:table-cell table:number-columns-repeated="4"/>
        </table:table-row>
        <table:table-row table:style-name="ro1">
          <table:table-cell office:value-type="float" office:value="0.0270022998254" calcext:value-type="float">
            <text:p>0.0270022998</text:p>
          </table:table-cell>
          <table:table-cell office:value-type="float" office:value="0.0899961094062" calcext:value-type="float">
            <text:p>0.0899961094</text:p>
          </table:table-cell>
          <table:table-cell office:value-type="float" office:value="-0.000443476446283" calcext:value-type="float">
            <text:p>-0.0004434764</text:p>
          </table:table-cell>
          <table:table-cell table:formula="of:=SQRT((([.A37]-[.A36])^2)+(([.B37]-[.B36])^2)+(([.C37]-[.C36])^2))" office:value-type="float" office:value="0.0901869147434543" calcext:value-type="float">
            <text:p>0.0901869147</text:p>
          </table:table-cell>
          <table:table-cell table:number-columns-repeated="6"/>
          <table:table-cell office:value-type="float" office:value="0.0274561370413" calcext:value-type="float">
            <text:p>0.027456137</text:p>
          </table:table-cell>
          <table:table-cell office:value-type="float" office:value="0.311390082041" calcext:value-type="float">
            <text:p>0.311390082</text:p>
          </table:table-cell>
          <table:table-cell office:value-type="float" office:value="0.00499146586905" calcext:value-type="float">
            <text:p>0.0049914659</text:p>
          </table:table-cell>
          <table:table-cell table:formula="of:=SQRT((([.K40]-[.K39])^2)+(([.L40]-[.L39])^2)+(([.M40]-[.M39])^2))" office:value-type="float" office:value="0.14687054786011" calcext:value-type="float">
            <text:p>0.1468705479</text:p>
          </table:table-cell>
          <table:table-cell table:number-columns-repeated="4"/>
        </table:table-row>
        <table:table-row table:style-name="ro1">
          <table:table-cell office:value-type="float" office:value="0.0643716603518" calcext:value-type="float">
            <text:p>0.0643716604</text:p>
          </table:table-cell>
          <table:table-cell office:value-type="float" office:value="0.196347425381" calcext:value-type="float">
            <text:p>0.1963474254</text:p>
          </table:table-cell>
          <table:table-cell office:value-type="float" office:value="0.000357585086022" calcext:value-type="float">
            <text:p>0.0003575851</text:p>
          </table:table-cell>
          <table:table-cell table:formula="of:=SQRT((([.A38]-[.A37])^2)+(([.B38]-[.B37])^2)+(([.C38]-[.C37])^2))" office:value-type="float" office:value="0.09054114005546" calcext:value-type="float">
            <text:p>0.0905411401</text:p>
          </table:table-cell>
          <table:table-cell table:number-columns-repeated="6"/>
          <table:table-cell office:value-type="float" office:value="0.0274561370413" calcext:value-type="float">
            <text:p>0.027456137</text:p>
          </table:table-cell>
          <table:table-cell office:value-type="float" office:value="0.311390082041" calcext:value-type="float">
            <text:p>0.311390082</text:p>
          </table:table-cell>
          <table:table-cell office:value-type="float" office:value="0.00499146586905" calcext:value-type="float">
            <text:p>0.0049914659</text:p>
          </table:table-cell>
          <table:table-cell table:formula="of:=SQRT((([.K41]-[.K40])^2)+(([.L41]-[.L40])^2)+(([.M41]-[.M40])^2))" office:value-type="float" office:value="0.147731510414905" calcext:value-type="float">
            <text:p>0.1477315104</text:p>
          </table:table-cell>
          <table:table-cell table:number-columns-repeated="4"/>
        </table:table-row>
        <table:table-row table:style-name="ro1">
          <table:table-cell office:value-type="float" office:value="0.0259781132142" calcext:value-type="float">
            <text:p>0.0259781132</text:p>
          </table:table-cell>
          <table:table-cell office:value-type="float" office:value="0.0870172977448" calcext:value-type="float">
            <text:p>0.0870172977</text:p>
          </table:table-cell>
          <table:table-cell office:value-type="float" office:value="-0.000470705834838" calcext:value-type="float">
            <text:p>-0.0004707058</text:p>
          </table:table-cell>
          <table:table-cell table:formula="of:=SQRT((([.A39]-[.A38])^2)+(([.B39]-[.B38])^2)+(([.C39]-[.C38])^2))" office:value-type="float" office:value="0.00120506085415327" calcext:value-type="float">
            <text:p>0.0012050609</text:p>
          </table:table-cell>
          <table:table-cell table:number-columns-repeated="6"/>
          <table:table-cell office:value-type="float" office:value="0.123084276915" calcext:value-type="float">
            <text:p>0.1230842769</text:p>
          </table:table-cell>
          <table:table-cell office:value-type="float" office:value="0.401546200116" calcext:value-type="float">
            <text:p>0.4015462001</text:p>
          </table:table-cell>
          <table:table-cell office:value-type="float" office:value="0.00577566213906" calcext:value-type="float">
            <text:p>0.0057756621</text:p>
          </table:table-cell>
          <table:table-cell table:formula="of:=SQRT((([.K42]-[.K41])^2)+(([.L42]-[.L41])^2)+(([.M42]-[.M41])^2))" office:value-type="float" office:value="0.142293526375787" calcext:value-type="float">
            <text:p>0.1422935264</text:p>
          </table:table-cell>
          <table:table-cell table:number-columns-repeated="4"/>
        </table:table-row>
        <table:table-row table:style-name="ro1">
          <table:table-cell office:value-type="float" office:value="0.0516384368141" calcext:value-type="float">
            <text:p>0.0516384368</text:p>
          </table:table-cell>
          <table:table-cell office:value-type="float" office:value="0.173475493987" calcext:value-type="float">
            <text:p>0.173475494</text:p>
          </table:table-cell>
          <table:table-cell office:value-type="float" office:value="-0.000926431889335" calcext:value-type="float">
            <text:p>-0.0009264319</text:p>
          </table:table-cell>
          <table:table-cell table:formula="of:=SQRT((([.A40]-[.A39])^2)+(([.B40]-[.B39])^2)+(([.C40]-[.C39])^2))" office:value-type="float" office:value="0.000145064636666815" calcext:value-type="float">
            <text:p>0.0001450646</text:p>
          </table:table-cell>
          <table:table-cell table:number-columns-repeated="6"/>
          <table:table-cell office:value-type="float" office:value="0.123084276915" calcext:value-type="float">
            <text:p>0.1230842769</text:p>
          </table:table-cell>
          <table:table-cell office:value-type="float" office:value="0.401546200116" calcext:value-type="float">
            <text:p>0.4015462001</text:p>
          </table:table-cell>
          <table:table-cell office:value-type="float" office:value="0.00577566213906" calcext:value-type="float">
            <text:p>0.0057756621</text:p>
          </table:table-cell>
          <table:table-cell table:formula="of:=SQRT((([.K43]-[.K42])^2)+(([.L43]-[.L42])^2)+(([.M43]-[.M42])^2))" office:value-type="float" office:value="0.000873243703969122" calcext:value-type="float">
            <text:p>0.0008732437</text:p>
          </table:table-cell>
          <table:table-cell table:number-columns-repeated="4"/>
        </table:table-row>
        <table:table-row table:style-name="ro1">
          <table:table-cell office:value-type="float" office:value="0.0258736809095" calcext:value-type="float">
            <text:p>0.0258736809</text:p>
          </table:table-cell>
          <table:table-cell office:value-type="float" office:value="0.0866788228353" calcext:value-type="float">
            <text:p>0.0866788228</text:p>
          </table:table-cell>
          <table:table-cell office:value-type="float" office:value="-0.000464617313507" calcext:value-type="float">
            <text:p>-0.0004646173</text:p>
          </table:table-cell>
          <table:table-cell table:formula="of:=SQRT((([.A41]-[.A40])^2)+(([.B41]-[.B40])^2)+(([.C41]-[.C40])^2))" office:value-type="float" office:value="0.000145064636666815" calcext:value-type="float">
            <text:p>0.0001450646</text:p>
          </table:table-cell>
          <table:table-cell table:number-columns-repeated="6"/>
          <table:table-cell office:value-type="float" office:value="0.123204261065" calcext:value-type="float">
            <text:p>0.1232042611</text:p>
          </table:table-cell>
          <table:table-cell office:value-type="float" office:value="0.401998559634" calcext:value-type="float">
            <text:p>0.4019985596</text:p>
          </table:table-cell>
          <table:table-cell office:value-type="float" office:value="0.00569046971699" calcext:value-type="float">
            <text:p>0.0056904697</text:p>
          </table:table-cell>
          <table:table-cell table:formula="of:=SQRT((([.K44]-[.K43])^2)+(([.L44]-[.L43])^2)+(([.M44]-[.M43])^2))" office:value-type="float" office:value="0.143298278494192" calcext:value-type="float">
            <text:p>0.1432982785</text:p>
          </table:table-cell>
          <table:table-cell table:number-columns-repeated="4"/>
        </table:table-row>
        <table:table-row table:style-name="ro1">
          <table:table-cell office:value-type="float" office:value="0.0253923585018" calcext:value-type="float">
            <text:p>0.0253923585</text:p>
          </table:table-cell>
          <table:table-cell office:value-type="float" office:value="0.0855747163296" calcext:value-type="float">
            <text:p>0.0855747163</text:p>
          </table:table-cell>
          <table:table-cell office:value-type="float" office:value="-0.000426548610752" calcext:value-type="float">
            <text:p>-0.0004265486</text:p>
          </table:table-cell>
          <table:table-cell table:formula="of:=SQRT((([.A42]-[.A41])^2)+(([.B42]-[.B41])^2)+(([.C42]-[.C41])^2))" office:value-type="float" office:value="0.0877974822609522" calcext:value-type="float">
            <text:p>0.0877974823</text:p>
          </table:table-cell>
          <table:table-cell table:number-columns-repeated="6"/>
          <table:table-cell office:value-type="float" office:value="0.0218969285488" calcext:value-type="float">
            <text:p>0.0218969285</text:p>
          </table:table-cell>
          <table:table-cell office:value-type="float" office:value="0.295447210471" calcext:value-type="float">
            <text:p>0.2954472105</text:p>
          </table:table-cell>
          <table:table-cell office:value-type="float" office:value="0.00310948987802" calcext:value-type="float">
            <text:p>0.0031094899</text:p>
          </table:table-cell>
          <table:table-cell table:formula="of:=SQRT((([.K45]-[.K44])^2)+(([.L45]-[.L44])^2)+(([.M45]-[.M44])^2))" office:value-type="float" office:value="0.149687099850002" calcext:value-type="float">
            <text:p>0.1496870999</text:p>
          </table:table-cell>
          <table:table-cell table:number-columns-repeated="4"/>
        </table:table-row>
        <table:table-row table:style-name="ro1">
          <table:table-cell office:value-type="float" office:value="0.0255317091942" calcext:value-type="float">
            <text:p>0.0255317092</text:p>
          </table:table-cell>
          <table:table-cell office:value-type="float" office:value="0.0855413575967" calcext:value-type="float">
            <text:p>0.0855413576</text:p>
          </table:table-cell>
          <table:table-cell office:value-type="float" office:value="-0.00044918328058" calcext:value-type="float">
            <text:p>-0.0004491833</text:p>
          </table:table-cell>
          <table:table-cell table:formula="of:=SQRT((([.A43]-[.A42])^2)+(([.B43]-[.B42])^2)+(([.C43]-[.C42])^2))" office:value-type="float" office:value="0.0885762978233625" calcext:value-type="float">
            <text:p>0.0885762978</text:p>
          </table:table-cell>
          <table:table-cell table:number-columns-repeated="6"/>
          <table:table-cell office:value-type="float" office:value="0.117730200291" calcext:value-type="float">
            <text:p>0.1177302003</text:p>
          </table:table-cell>
          <table:table-cell office:value-type="float" office:value="0.406721790632" calcext:value-type="float">
            <text:p>0.4067217906</text:p>
          </table:table-cell>
          <table:table-cell office:value-type="float" office:value="0.00532526647051" calcext:value-type="float">
            <text:p>0.0053252665</text:p>
          </table:table-cell>
          <table:table-cell table:formula="of:=SQRT((([.K46]-[.K45])^2)+(([.L46]-[.L45])^2)+(([.M46]-[.M45])^2))" office:value-type="float" office:value="0.000144539697857808" calcext:value-type="float">
            <text:p>0.0001445397</text:p>
          </table:table-cell>
          <table:table-cell table:number-columns-repeated="4"/>
        </table:table-row>
        <table:table-row table:style-name="ro1">
          <table:table-cell office:value-type="float" office:value="0.0253923585018" calcext:value-type="float">
            <text:p>0.0253923585</text:p>
          </table:table-cell>
          <table:table-cell office:value-type="float" office:value="0.0855747163296" calcext:value-type="float">
            <text:p>0.0855747163</text:p>
          </table:table-cell>
          <table:table-cell office:value-type="float" office:value="-0.000426548610752" calcext:value-type="float">
            <text:p>-0.0004265486</text:p>
          </table:table-cell>
          <table:table-cell table:formula="of:=SQRT((([.A44]-[.A43])^2)+(([.B44]-[.B43])^2)+(([.C44]-[.C43])^2))" office:value-type="float" office:value="0.000315824548244277" calcext:value-type="float">
            <text:p>0.0003158245</text:p>
          </table:table-cell>
          <table:table-cell table:number-columns-repeated="6"/>
          <table:table-cell office:value-type="float" office:value="0.0193769410253" calcext:value-type="float">
            <text:p>0.019376941</text:p>
          </table:table-cell>
          <table:table-cell office:value-type="float" office:value="0.296569287777" calcext:value-type="float">
            <text:p>0.2965692878</text:p>
          </table:table-cell>
          <table:table-cell office:value-type="float" office:value="0.00112268677913" calcext:value-type="float">
            <text:p>0.0011226868</text:p>
          </table:table-cell>
          <table:table-cell table:formula="of:=SQRT((([.K47]-[.K46])^2)+(([.L47]-[.L46])^2)+(([.M47]-[.M46])^2))" office:value-type="float" office:value="0.149342604905439" calcext:value-type="float">
            <text:p>0.1493426049</text:p>
          </table:table-cell>
          <table:table-cell table:number-columns-repeated="4"/>
        </table:table-row>
        <table:table-row table:style-name="ro1">
          <table:table-cell office:value-type="float" office:value="0.050558462739" calcext:value-type="float">
            <text:p>0.0505584627</text:p>
          </table:table-cell>
          <table:table-cell office:value-type="float" office:value="0.169686963161" calcext:value-type="float">
            <text:p>0.1696869632</text:p>
          </table:table-cell>
          <table:table-cell office:value-type="float" office:value="-0.000868161402953" calcext:value-type="float">
            <text:p>-0.0008681614</text:p>
          </table:table-cell>
          <table:table-cell table:formula="of:=SQRT((([.A46]-[.A45])^2)+(([.B46]-[.B45])^2)+(([.C46]-[.C45])^2))" office:value-type="float" office:value="0.0886967308006171" calcext:value-type="float">
            <text:p>0.0886967308</text:p>
          </table:table-cell>
          <table:table-cell table:number-columns-repeated="6"/>
          <table:table-cell office:value-type="float" office:value="0.115708013376" calcext:value-type="float">
            <text:p>0.1157080134</text:p>
          </table:table-cell>
          <table:table-cell office:value-type="float" office:value="0.401293317477" calcext:value-type="float">
            <text:p>0.4012933175</text:p>
          </table:table-cell>
          <table:table-cell office:value-type="float" office:value="0.00192875849704" calcext:value-type="float">
            <text:p>0.0019287585</text:p>
          </table:table-cell>
          <table:table-cell table:formula="of:=SQRT((([.K48]-[.K47])^2)+(([.L48]-[.L47])^2)+(([.M48]-[.M47])^2))" office:value-type="float" office:value="0.00275038746531867" calcext:value-type="float">
            <text:p>0.0027503875</text:p>
          </table:table-cell>
          <table:table-cell table:number-columns-repeated="4"/>
        </table:table-row>
        <table:table-row table:style-name="ro1">
          <table:table-cell office:value-type="float" office:value="0.025184897085" calcext:value-type="float">
            <text:p>0.0251848971</text:p>
          </table:table-cell>
          <table:table-cell office:value-type="float" office:value="0.0848238766193" calcext:value-type="float">
            <text:p>0.0848238766</text:p>
          </table:table-cell>
          <table:table-cell office:value-type="float" office:value="-0.000421793044855" calcext:value-type="float">
            <text:p>-0.000421793</text:p>
          </table:table-cell>
          <table:table-cell table:formula="of:=SQRT((([.A47]-[.A46])^2)+(([.B47]-[.B46])^2)+(([.C47]-[.C46])^2))" office:value-type="float" office:value="0.117844362037762" calcext:value-type="float">
            <text:p>0.117844362</text:p>
          </table:table-cell>
          <table:table-cell table:number-columns-repeated="6"/>
          <table:table-cell office:value-type="float" office:value="0.115925461054" calcext:value-type="float">
            <text:p>0.1159254611</text:p>
          </table:table-cell>
          <table:table-cell office:value-type="float" office:value="0.402137756348" calcext:value-type="float">
            <text:p>0.4021377563</text:p>
          </table:table-cell>
          <table:table-cell office:value-type="float" office:value="0.00197559936593" calcext:value-type="float">
            <text:p>0.0019755994</text:p>
          </table:table-cell>
          <table:table-cell table:formula="of:=SQRT((([.K49]-[.K48])^2)+(([.L49]-[.L48])^2)+(([.M49]-[.M48])^2))" office:value-type="float" office:value="0.00164661453177321" calcext:value-type="float">
            <text:p>0.0016466145</text:p>
          </table:table-cell>
          <table:table-cell table:number-columns-repeated="4"/>
        </table:table-row>
        <table:table-row table:style-name="ro1">
          <table:table-cell office:value-type="float" office:value="0.0254153683782" calcext:value-type="float">
            <text:p>0.0254153684</text:p>
          </table:table-cell>
          <table:table-cell office:value-type="float" office:value="0.0850393871466" calcext:value-type="float">
            <text:p>0.0850393871</text:p>
          </table:table-cell>
          <table:table-cell office:value-type="float" office:value="-0.000435333388547" calcext:value-type="float">
            <text:p>-0.0004353334</text:p>
          </table:table-cell>
          <table:table-cell table:formula="of:=SQRT((([.A48]-[.A47])^2)+(([.B48]-[.B47])^2)+(([.C48]-[.C47])^2))" office:value-type="float" office:value="0.0634154781913502" calcext:value-type="float">
            <text:p>0.0634154782</text:p>
          </table:table-cell>
          <table:table-cell table:number-columns-repeated="6"/>
          <table:table-cell office:value-type="float" office:value="0.0193950024744" calcext:value-type="float">
            <text:p>0.0193950025</text:p>
          </table:table-cell>
          <table:table-cell office:value-type="float" office:value="0.29623657465" calcext:value-type="float">
            <text:p>0.2962365747</text:p>
          </table:table-cell>
          <table:table-cell office:value-type="float" office:value="0.000877009006217" calcext:value-type="float">
            <text:p>0.000877009</text:p>
          </table:table-cell>
          <table:table-cell table:formula="of:=SQRT((([.K50]-[.K49])^2)+(([.L50]-[.L49])^2)+(([.M50]-[.M49])^2))" office:value-type="float" office:value="0.00418258920984" calcext:value-type="float">
            <text:p>0.0041825892</text:p>
          </table:table-cell>
          <table:table-cell table:number-columns-repeated="4"/>
        </table:table-row>
        <table:table-row table:style-name="ro1">
          <table:table-cell office:value-type="float" office:value="0.0254153683782" calcext:value-type="float">
            <text:p>0.0254153684</text:p>
          </table:table-cell>
          <table:table-cell office:value-type="float" office:value="0.0850393871466" calcext:value-type="float">
            <text:p>0.0850393871</text:p>
          </table:table-cell>
          <table:table-cell office:value-type="float" office:value="-0.000435333388547" calcext:value-type="float">
            <text:p>-0.0004353334</text:p>
          </table:table-cell>
          <table:table-cell table:formula="of:=SQRT((([.A49]-[.A48])^2)+(([.B49]-[.B48])^2)+(([.C49]-[.C48])^2))" office:value-type="float" office:value="0.0656438420084578" calcext:value-type="float">
            <text:p>0.065643842</text:p>
          </table:table-cell>
          <table:table-cell table:number-columns-repeated="6"/>
          <table:table-cell office:value-type="float" office:value="0.123003790776" calcext:value-type="float">
            <text:p>0.1230037908</text:p>
          </table:table-cell>
          <table:table-cell office:value-type="float" office:value="0.404264847438" calcext:value-type="float">
            <text:p>0.4042648474</text:p>
          </table:table-cell>
          <table:table-cell office:value-type="float" office:value="-0.000280197379955" calcext:value-type="float">
            <text:p>-0.0002801974</text:p>
          </table:table-cell>
          <table:table-cell table:formula="of:=SQRT((([.K51]-[.K50])^2)+(([.L51]-[.L50])^2)+(([.M51]-[.M50])^2))" office:value-type="float" office:value="0.00327118167143142" calcext:value-type="float">
            <text:p>0.0032711817</text:p>
          </table:table-cell>
          <table:table-cell table:number-columns-repeated="4"/>
        </table:table-row>
        <table:table-row table:style-name="ro1">
          <table:table-cell office:value-type="float" office:value="0.0506537606319" calcext:value-type="float">
            <text:p>0.0506537606</text:p>
          </table:table-cell>
          <table:table-cell office:value-type="float" office:value="0.170068611701" calcext:value-type="float">
            <text:p>0.1700686117</text:p>
          </table:table-cell>
          <table:table-cell office:value-type="float" office:value="-0.000841021498976" calcext:value-type="float">
            <text:p>-0.0008410215</text:p>
          </table:table-cell>
          <table:table-cell table:formula="of:=SQRT((([.A50]-[.A49])^2)+(([.B50]-[.B49])^2)+(([.C50]-[.C49])^2))" office:value-type="float" office:value="0.0657837588743673" calcext:value-type="float">
            <text:p>0.0657837589</text:p>
          </table:table-cell>
          <table:table-cell table:number-columns-repeated="6"/>
          <table:table-cell office:value-type="float" office:value="0.123058915138" calcext:value-type="float">
            <text:p>0.1230589151</text:p>
          </table:table-cell>
          <table:table-cell office:value-type="float" office:value="0.404397408168" calcext:value-type="float">
            <text:p>0.4043974082</text:p>
          </table:table-cell>
          <table:table-cell office:value-type="float" office:value="-0.000263443818161" calcext:value-type="float">
            <text:p>-0.0002634438</text:p>
          </table:table-cell>
          <table:table-cell table:formula="of:=SQRT((([.K52]-[.K51])^2)+(([.L52]-[.L51])^2)+(([.M52]-[.M51])^2))" office:value-type="float" office:value="0.0025910925972533" calcext:value-type="float">
            <text:p>0.0025910926</text:p>
          </table:table-cell>
          <table:table-cell table:number-columns-repeated="4"/>
        </table:table-row>
        <table:table-row table:style-name="ro1">
          <table:table-cell office:value-type="float" office:value="-0.0374679192901" calcext:value-type="float">
            <text:p>-0.0374679193</text:p>
          </table:table-cell>
          <table:table-cell office:value-type="float" office:value="0.0918368597825" calcext:value-type="float">
            <text:p>0.0918368598</text:p>
          </table:table-cell>
          <table:table-cell office:value-type="float" office:value="-0.00212794945886" calcext:value-type="float">
            <text:p>-0.0021279495</text:p>
          </table:table-cell>
          <table:table-cell table:formula="of:=SQRT((([.A53]-[.A52])^2)+(([.B53]-[.B52])^2)+(([.C53]-[.C52])^2))" office:value-type="float" office:value="0.000171479593689793" calcext:value-type="float">
            <text:p>0.0001714796</text:p>
          </table:table-cell>
          <table:table-cell table:number-columns-repeated="6"/>
          <table:table-cell office:value-type="float" office:value="0.0172273814678" calcext:value-type="float">
            <text:p>0.0172273815</text:p>
          </table:table-cell>
          <table:table-cell office:value-type="float" office:value="0.299094080925" calcext:value-type="float">
            <text:p>0.2990940809</text:p>
          </table:table-cell>
          <table:table-cell office:value-type="float" office:value="0.00349280331284" calcext:value-type="float">
            <text:p>0.0034928033</text:p>
          </table:table-cell>
          <table:table-cell table:formula="of:=SQRT((([.K53]-[.K52])^2)+(([.L53]-[.L52])^2)+(([.M53]-[.M52])^2))" office:value-type="float" office:value="0.0128636716070074" calcext:value-type="float">
            <text:p>0.0128636716</text:p>
          </table:table-cell>
          <table:table-cell table:number-columns-repeated="4"/>
        </table:table-row>
        <table:table-row table:style-name="ro1">
          <table:table-cell office:value-type="float" office:value="0.0256337250272" calcext:value-type="float">
            <text:p>0.025633725</text:p>
          </table:table-cell>
          <table:table-cell office:value-type="float" office:value="0.0857409139474" calcext:value-type="float">
            <text:p>0.0857409139</text:p>
          </table:table-cell>
          <table:table-cell office:value-type="float" office:value="-0.00053270556964" calcext:value-type="float">
            <text:p>-0.0005327056</text:p>
          </table:table-cell>
          <table:table-cell table:formula="of:=SQRT((([.A55]-[.A54])^2)+(([.B55]-[.B54])^2)+(([.C55]-[.C54])^2))" office:value-type="float" office:value="0.0614311649649146" calcext:value-type="float">
            <text:p>0.061431165</text:p>
          </table:table-cell>
          <table:table-cell table:number-columns-repeated="6"/>
          <table:table-cell office:value-type="float" office:value="0.0168304890394" calcext:value-type="float">
            <text:p>0.016830489</text:p>
          </table:table-cell>
          <table:table-cell office:value-type="float" office:value="0.296388765176" calcext:value-type="float">
            <text:p>0.2963887652</text:p>
          </table:table-cell>
          <table:table-cell office:value-type="float" office:value="0.00319552514702" calcext:value-type="float">
            <text:p>0.0031955251</text:p>
          </table:table-cell>
          <table:table-cell table:formula="of:=SQRT((([.K54]-[.K53])^2)+(([.L54]-[.L53])^2)+(([.M54]-[.M53])^2))" office:value-type="float" office:value="0.305981256505642" calcext:value-type="float">
            <text:p>0.3059812565</text:p>
          </table:table-cell>
          <table:table-cell table:number-columns-repeated="4"/>
        </table:table-row>
        <table:table-row table:style-name="ro1">
          <table:table-cell office:value-type="float" office:value="-0.0393207247059" calcext:value-type="float">
            <text:p>-0.0393207247</text:p>
          </table:table-cell>
          <table:table-cell office:value-type="float" office:value="0.0951323310534" calcext:value-type="float">
            <text:p>0.0951323311</text:p>
          </table:table-cell>
          <table:table-cell office:value-type="float" office:value="-0.00188723066822" calcext:value-type="float">
            <text:p>-0.0018872307</text:p>
          </table:table-cell>
          <table:table-cell table:formula="of:=SQRT((([.A56]-[.A55])^2)+(([.B56]-[.B55])^2)+(([.C56]-[.C55])^2))" office:value-type="float" office:value="0.0627575129689084" calcext:value-type="float">
            <text:p>0.062757513</text:p>
          </table:table-cell>
          <table:table-cell table:number-columns-repeated="6"/>
          <table:table-cell office:value-type="float" office:value="0.0176431598763" calcext:value-type="float">
            <text:p>0.0176431599</text:p>
          </table:table-cell>
          <table:table-cell office:value-type="float" office:value="0.29581985871" calcext:value-type="float">
            <text:p>0.2958198587</text:p>
          </table:table-cell>
          <table:table-cell office:value-type="float" office:value="0.00450977434715" calcext:value-type="float">
            <text:p>0.0045097743</text:p>
          </table:table-cell>
          <table:table-cell table:formula="of:=SQRT((([.K55]-[.K54])^2)+(([.L55]-[.L54])^2)+(([.M55]-[.M54])^2))" office:value-type="float" office:value="0.00890864685501738" calcext:value-type="float">
            <text:p>0.0089086469</text:p>
          </table:table-cell>
          <table:table-cell table:number-columns-repeated="4"/>
        </table:table-row>
        <table:table-row table:style-name="ro1">
          <table:table-cell office:value-type="float" office:value="0.0259004135927" calcext:value-type="float">
            <text:p>0.0259004136</text:p>
          </table:table-cell>
          <table:table-cell office:value-type="float" office:value="0.0866685807705" calcext:value-type="float">
            <text:p>0.0866685808</text:p>
          </table:table-cell>
          <table:table-cell office:value-type="float" office:value="-0.000448140044076" calcext:value-type="float">
            <text:p>-0.00044814</text:p>
          </table:table-cell>
          <table:table-cell table:formula="of:=SQRT((([.A57]-[.A56])^2)+(([.B57]-[.B56])^2)+(([.C57]-[.C56])^2))" office:value-type="float" office:value="0.000553626758103545" calcext:value-type="float">
            <text:p>0.0005536268</text:p>
          </table:table-cell>
          <table:table-cell table:number-columns-repeated="6"/>
          <table:table-cell office:value-type="float" office:value="0.0217980965972" calcext:value-type="float">
            <text:p>0.0217980966</text:p>
          </table:table-cell>
          <table:table-cell office:value-type="float" office:value="0.295955280463" calcext:value-type="float">
            <text:p>0.2959552805</text:p>
          </table:table-cell>
          <table:table-cell office:value-type="float" office:value="0.00404910712192" calcext:value-type="float">
            <text:p>0.0040491071</text:p>
          </table:table-cell>
          <table:table-cell table:formula="of:=SQRT((([.K56]-[.K55])^2)+(([.L56]-[.L55])^2)+(([.M56]-[.M55])^2))" office:value-type="float" office:value="0.298584595297789" calcext:value-type="float">
            <text:p>0.2985845953</text:p>
          </table:table-cell>
          <table:table-cell table:number-columns-repeated="4"/>
        </table:table-row>
        <table:table-row table:style-name="ro1">
          <table:table-cell office:value-type="float" office:value="0.0259004135927" calcext:value-type="float">
            <text:p>0.0259004136</text:p>
          </table:table-cell>
          <table:table-cell office:value-type="float" office:value="0.0866685807705" calcext:value-type="float">
            <text:p>0.0866685808</text:p>
          </table:table-cell>
          <table:table-cell office:value-type="float" office:value="-0.000448140044076" calcext:value-type="float">
            <text:p>-0.00044814</text:p>
          </table:table-cell>
          <table:table-cell table:formula="of:=SQRT((([.A58]-[.A57])^2)+(([.B58]-[.B57])^2)+(([.C58]-[.C57])^2))" office:value-type="float" office:value="0.00687463584709036" calcext:value-type="float">
            <text:p>0.0068746358</text:p>
          </table:table-cell>
          <table:table-cell table:number-columns-repeated="6"/>
          <table:table-cell office:value-type="float" office:value="0.0195668811599" calcext:value-type="float">
            <text:p>0.0195668812</text:p>
          </table:table-cell>
          <table:table-cell office:value-type="float" office:value="0.298340857029" calcext:value-type="float">
            <text:p>0.298340857</text:p>
          </table:table-cell>
          <table:table-cell office:value-type="float" office:value="0.0042261146009" calcext:value-type="float">
            <text:p>0.0042261146</text:p>
          </table:table-cell>
          <table:table-cell table:formula="of:=SQRT((([.K57]-[.K56])^2)+(([.L57]-[.L56])^2)+(([.M57]-[.M56])^2))" office:value-type="float" office:value="0.000491686464562684" calcext:value-type="float">
            <text:p>0.0004916865</text:p>
          </table:table-cell>
          <table:table-cell table:number-columns-repeated="4"/>
        </table:table-row>
        <table:table-row table:style-name="ro1">
          <table:table-cell office:value-type="float" office:value="0.0259004135927" calcext:value-type="float">
            <text:p>0.0259004136</text:p>
          </table:table-cell>
          <table:table-cell office:value-type="float" office:value="0.0866685807705" calcext:value-type="float">
            <text:p>0.0866685808</text:p>
          </table:table-cell>
          <table:table-cell office:value-type="float" office:value="-0.000448140044076" calcext:value-type="float">
            <text:p>-0.00044814</text:p>
          </table:table-cell>
          <table:table-cell table:formula="of:=SQRT((([.A59]-[.A58])^2)+(([.B59]-[.B58])^2)+(([.C59]-[.C58])^2))" office:value-type="float" office:value="0.0715179576736523" calcext:value-type="float">
            <text:p>0.0715179577</text:p>
          </table:table-cell>
          <table:table-cell table:number-columns-repeated="6"/>
          <table:table-cell office:value-type="float" office:value="0.0172149986029" calcext:value-type="float">
            <text:p>0.0172149986</text:p>
          </table:table-cell>
          <table:table-cell office:value-type="float" office:value="0.299172143141" calcext:value-type="float">
            <text:p>0.2991721431</text:p>
          </table:table-cell>
          <table:table-cell office:value-type="float" office:value="0.0035251347969" calcext:value-type="float">
            <text:p>0.0035251348</text:p>
          </table:table-cell>
          <table:table-cell table:formula="of:=SQRT((([.K59]-[.K58])^2)+(([.L59]-[.L58])^2)+(([.M59]-[.M58])^2))" office:value-type="float" office:value="0.0212934251865768" calcext:value-type="float">
            <text:p>0.0212934252</text:p>
          </table:table-cell>
          <table:table-cell table:number-columns-repeated="4"/>
        </table:table-row>
        <table:table-row table:style-name="ro1">
          <table:table-cell office:value-type="float" office:value="0.0257679745555" calcext:value-type="float">
            <text:p>0.0257679746</text:p>
          </table:table-cell>
          <table:table-cell office:value-type="float" office:value="0.0867743690809" calcext:value-type="float">
            <text:p>0.0867743691</text:p>
          </table:table-cell>
          <table:table-cell office:value-type="float" office:value="-0.000422178806427" calcext:value-type="float">
            <text:p>-0.0004221788</text:p>
          </table:table-cell>
          <table:table-cell table:formula="of:=SQRT((([.A60]-[.A59])^2)+(([.B60]-[.B59])^2)+(([.C60]-[.C59])^2))" office:value-type="float" office:value="0.0648021019278316" calcext:value-type="float">
            <text:p>0.0648021019</text:p>
          </table:table-cell>
          <table:table-cell table:number-columns-repeated="6"/>
          <table:table-cell office:value-type="float" office:value="0.0172961627444" calcext:value-type="float">
            <text:p>0.0172961627</text:p>
          </table:table-cell>
          <table:table-cell office:value-type="float" office:value="0.286331295967" calcext:value-type="float">
            <text:p>0.286331296</text:p>
          </table:table-cell>
          <table:table-cell office:value-type="float" office:value="0.00428678002208" calcext:value-type="float">
            <text:p>0.00428678</text:p>
          </table:table-cell>
          <table:table-cell table:formula="of:=SQRT((([.K60]-[.K59])^2)+(([.L60]-[.L59])^2)+(([.M60]-[.M59])^2))" office:value-type="float" office:value="0.0229795900575955" calcext:value-type="float">
            <text:p>0.0229795901</text:p>
          </table:table-cell>
          <table:table-cell table:number-columns-repeated="4"/>
        </table:table-row>
        <table:table-row table:style-name="ro1">
          <table:table-cell office:value-type="float" office:value="0.0257679745555" calcext:value-type="float">
            <text:p>0.0257679746</text:p>
          </table:table-cell>
          <table:table-cell office:value-type="float" office:value="0.0867743690809" calcext:value-type="float">
            <text:p>0.0867743691</text:p>
          </table:table-cell>
          <table:table-cell office:value-type="float" office:value="-0.000422178806427" calcext:value-type="float">
            <text:p>-0.0004221788</text:p>
          </table:table-cell>
          <table:table-cell table:formula="of:=SQRT((([.A61]-[.A60])^2)+(([.B61]-[.B60])^2)+(([.C61]-[.C60])^2))" office:value-type="float" office:value="0.154898121337131" calcext:value-type="float">
            <text:p>0.1548981213</text:p>
          </table:table-cell>
          <table:table-cell table:number-columns-repeated="6"/>
          <table:table-cell office:value-type="float" office:value="0.037265834709" calcext:value-type="float">
            <text:p>0.0372658347</text:p>
          </table:table-cell>
          <table:table-cell office:value-type="float" office:value="0.591630895933" calcext:value-type="float">
            <text:p>0.5916308959</text:p>
          </table:table-cell>
          <table:table-cell office:value-type="float" office:value="0.00851712220659" calcext:value-type="float">
            <text:p>0.0085171222</text:p>
          </table:table-cell>
          <table:table-cell table:formula="of:=SQRT((([.K61]-[.K60])^2)+(([.L61]-[.L60])^2)+(([.M61]-[.M60])^2))" office:value-type="float" office:value="0.00300399704838688" calcext:value-type="float">
            <text:p>0.003003997</text:p>
          </table:table-cell>
          <table:table-cell table:number-columns-repeated="4"/>
        </table:table-row>
        <table:table-row table:style-name="ro1">
          <table:table-cell office:value-type="float" office:value="-0.0355816110969" calcext:value-type="float">
            <text:p>-0.0355816111</text:p>
          </table:table-cell>
          <table:table-cell office:value-type="float" office:value="0.0871920784314" calcext:value-type="float">
            <text:p>0.0871920784</text:p>
          </table:table-cell>
          <table:table-cell office:value-type="float" office:value="-0.00355935717622" calcext:value-type="float">
            <text:p>-0.0035593572</text:p>
          </table:table-cell>
          <table:table-cell table:formula="of:=SQRT((([.A62]-[.A61])^2)+(([.B62]-[.B61])^2)+(([.C62]-[.C61])^2))" office:value-type="float" office:value="0.149373444166308" calcext:value-type="float">
            <text:p>0.1493734442</text:p>
          </table:table-cell>
          <table:table-cell table:number-columns-repeated="6"/>
          <table:table-cell office:value-type="float" office:value="0.0444125483433" calcext:value-type="float">
            <text:p>0.0444125483</text:p>
          </table:table-cell>
          <table:table-cell office:value-type="float" office:value="0.596934616566" calcext:value-type="float">
            <text:p>0.5969346166</text:p>
          </table:table-cell>
          <table:table-cell office:value-type="float" office:value="0.00811834850659" calcext:value-type="float">
            <text:p>0.0081183485</text:p>
          </table:table-cell>
          <table:table-cell table:formula="of:=SQRT((([.K62]-[.K61])^2)+(([.L62]-[.L61])^2)+(([.M62]-[.M61])^2))" office:value-type="float" office:value="0.00369019454945606" calcext:value-type="float">
            <text:p>0.0036901945</text:p>
          </table:table-cell>
          <table:table-cell table:number-columns-repeated="4"/>
        </table:table-row>
        <table:table-row table:style-name="ro1">
          <table:table-cell office:value-type="float" office:value="0.0270193119844" calcext:value-type="float">
            <text:p>0.027019312</text:p>
          </table:table-cell>
          <table:table-cell office:value-type="float" office:value="0.0903839766979" calcext:value-type="float">
            <text:p>0.0903839767</text:p>
          </table:table-cell>
          <table:table-cell office:value-type="float" office:value="-0.000486630558347" calcext:value-type="float">
            <text:p>-0.0004866306</text:p>
          </table:table-cell>
          <table:table-cell table:formula="of:=SQRT((([.A63]-[.A62])^2)+(([.B63]-[.B62])^2)+(([.C63]-[.C62])^2))" office:value-type="float" office:value="0.0448423823182844" calcext:value-type="float">
            <text:p>0.0448423823</text:p>
          </table:table-cell>
          <table:table-cell table:number-columns-repeated="6"/>
          <table:table-cell office:value-type="float" office:value="0.0175621124605" calcext:value-type="float">
            <text:p>0.0175621125</text:p>
          </table:table-cell>
          <table:table-cell office:value-type="float" office:value="0.299580216408" calcext:value-type="float">
            <text:p>0.2995802164</text:p>
          </table:table-cell>
          <table:table-cell office:value-type="float" office:value="0.0046290292715" calcext:value-type="float">
            <text:p>0.0046290293</text:p>
          </table:table-cell>
          <table:table-cell table:formula="of:=SQRT((([.K63]-[.K62])^2)+(([.L63]-[.L62])^2)+(([.M63]-[.M62])^2))" office:value-type="float" office:value="0.0584965275583846" calcext:value-type="float">
            <text:p>0.0584965276</text:p>
          </table:table-cell>
          <table:table-cell table:number-columns-repeated="4"/>
        </table:table-row>
        <table:table-row table:style-name="ro1">
          <table:table-cell office:value-type="float" office:value="0.026988496383" calcext:value-type="float">
            <text:p>0.0269884964</text:p>
          </table:table-cell>
          <table:table-cell office:value-type="float" office:value="0.0909361342589" calcext:value-type="float">
            <text:p>0.0909361343</text:p>
          </table:table-cell>
          <table:table-cell office:value-type="float" office:value="-0.000460649530093" calcext:value-type="float">
            <text:p>-0.0004606495</text:p>
          </table:table-cell>
          <table:table-cell table:formula="of:=SQRT((([.A64]-[.A63])^2)+(([.B64]-[.B63])^2)+(([.C64]-[.C63])^2))" office:value-type="float" office:value="0.00153005496120311" calcext:value-type="float">
            <text:p>0.001530055</text:p>
          </table:table-cell>
          <table:table-cell table:number-columns-repeated="6"/>
          <table:table-cell office:value-type="float" office:value="0.0175929243366" calcext:value-type="float">
            <text:p>0.0175929243</text:p>
          </table:table-cell>
          <table:table-cell office:value-type="float" office:value="0.300044337908" calcext:value-type="float">
            <text:p>0.3000443379</text:p>
          </table:table-cell>
          <table:table-cell office:value-type="float" office:value="0.00478839501739" calcext:value-type="float">
            <text:p>0.004788395</text:p>
          </table:table-cell>
          <table:table-cell table:formula="of:=SQRT((([.K64]-[.K63])^2)+(([.L64]-[.L63])^2)+(([.M64]-[.M63])^2))" office:value-type="float" office:value="0.0922348474994887" calcext:value-type="float">
            <text:p>0.0922348475</text:p>
          </table:table-cell>
          <table:table-cell table:number-columns-repeated="4"/>
        </table:table-row>
        <table:table-row table:style-name="ro1">
          <table:table-cell office:value-type="float" office:value="0.0317613432805" calcext:value-type="float">
            <text:p>0.0317613433</text:p>
          </table:table-cell>
          <table:table-cell office:value-type="float" office:value="0.094789981842" calcext:value-type="float">
            <text:p>0.0947899818</text:p>
          </table:table-cell>
          <table:table-cell office:value-type="float" office:value="-0.00356361735612" calcext:value-type="float">
            <text:p>-0.0035636174</text:p>
          </table:table-cell>
          <table:table-cell table:formula="of:=SQRT((([.A65]-[.A64])^2)+(([.B65]-[.B64])^2)+(([.C65]-[.C64])^2))" office:value-type="float" office:value="0.0699935346307417" calcext:value-type="float">
            <text:p>0.0699935346</text:p>
          </table:table-cell>
          <table:table-cell table:number-columns-repeated="6"/>
          <table:table-cell office:value-type="float" office:value="0.0175929243366" calcext:value-type="float">
            <text:p>0.0175929243</text:p>
          </table:table-cell>
          <table:table-cell office:value-type="float" office:value="0.300044337908" calcext:value-type="float">
            <text:p>0.3000443379</text:p>
          </table:table-cell>
          <table:table-cell office:value-type="float" office:value="0.00478839501739" calcext:value-type="float">
            <text:p>0.004788395</text:p>
          </table:table-cell>
          <table:table-cell table:formula="of:=SQRT((([.K65]-[.K64])^2)+(([.L65]-[.L64])^2)+(([.M65]-[.M64])^2))" office:value-type="float" office:value="0.0104023054078537" calcext:value-type="float">
            <text:p>0.0104023054</text:p>
          </table:table-cell>
          <table:table-cell table:number-columns-repeated="4"/>
        </table:table-row>
        <table:table-row table:style-name="ro1">
          <table:table-cell office:value-type="float" office:value="-0.0397203067938" calcext:value-type="float">
            <text:p>-0.0397203068</text:p>
          </table:table-cell>
          <table:table-cell office:value-type="float" office:value="0.0966556866964" calcext:value-type="float">
            <text:p>0.0966556867</text:p>
          </table:table-cell>
          <table:table-cell office:value-type="float" office:value="-0.0022555203177" calcext:value-type="float">
            <text:p>-0.0022555203</text:p>
          </table:table-cell>
          <table:table-cell table:formula="of:=SQRT((([.A66]-[.A65])^2)+(([.B66]-[.B65])^2)+(([.C66]-[.C65])^2))" office:value-type="float" office:value="0.025368319318901" calcext:value-type="float">
            <text:p>0.0253683193</text:p>
          </table:table-cell>
          <table:table-cell table:number-columns-repeated="6"/>
          <table:table-cell office:value-type="float" office:value="0.0314975654085" calcext:value-type="float">
            <text:p>0.0314975654</text:p>
          </table:table-cell>
          <table:table-cell office:value-type="float" office:value="0.316166639328" calcext:value-type="float">
            <text:p>0.3161666393</text:p>
          </table:table-cell>
          <table:table-cell office:value-type="float" office:value="0.00516563467681" calcext:value-type="float">
            <text:p>0.0051656347</text:p>
          </table:table-cell>
          <table:table-cell table:formula="of:=SQRT((([.K67]-[.K66])^2)+(([.L67]-[.L66])^2)+(([.M67]-[.M66])^2))" office:value-type="float" office:value="0.000637359922955893" calcext:value-type="float">
            <text:p>0.0006373599</text:p>
          </table:table-cell>
          <table:table-cell table:number-columns-repeated="4"/>
        </table:table-row>
        <table:table-row table:style-name="ro1">
          <table:table-cell office:value-type="float" office:value="0.0173509779076" calcext:value-type="float">
            <text:p>0.0173509779</text:p>
          </table:table-cell>
          <table:table-cell office:value-type="float" office:value="0.0659756859144" calcext:value-type="float">
            <text:p>0.0659756859</text:p>
          </table:table-cell>
          <table:table-cell office:value-type="float" office:value="-0.00321386723469" calcext:value-type="float">
            <text:p>-0.0032138672</text:p>
          </table:table-cell>
          <table:table-cell table:formula="of:=SQRT((([.A67]-[.A66])^2)+(([.B67]-[.B66])^2)+(([.C67]-[.C66])^2))" office:value-type="float" office:value="0.0507310403734922" calcext:value-type="float">
            <text:p>0.0507310404</text:p>
          </table:table-cell>
          <table:table-cell table:number-columns-repeated="6"/>
          <table:table-cell office:value-type="float" office:value="0.0190279806654" calcext:value-type="float">
            <text:p>0.0190279807</text:p>
          </table:table-cell>
          <table:table-cell office:value-type="float" office:value="0.296869695187" calcext:value-type="float">
            <text:p>0.2968696952</text:p>
          </table:table-cell>
          <table:table-cell office:value-type="float" office:value="0.00561168665687" calcext:value-type="float">
            <text:p>0.0056116867</text:p>
          </table:table-cell>
          <table:table-cell table:formula="of:=SQRT((([.K68]-[.K67])^2)+(([.L68]-[.L67])^2)+(([.M68]-[.M67])^2))" office:value-type="float" office:value="0.00227367341391819" calcext:value-type="float">
            <text:p>0.0022736734</text:p>
          </table:table-cell>
          <table:table-cell table:number-columns-repeated="4"/>
        </table:table-row>
        <table:table-row table:style-name="ro1">
          <table:table-cell office:value-type="float" office:value="-0.0766576454043" calcext:value-type="float">
            <text:p>-0.0766576454</text:p>
          </table:table-cell>
          <table:table-cell office:value-type="float" office:value="0.189032723506" calcext:value-type="float">
            <text:p>0.1890327235</text:p>
          </table:table-cell>
          <table:table-cell office:value-type="float" office:value="-0.00678769374887" calcext:value-type="float">
            <text:p>-0.0067876937</text:p>
          </table:table-cell>
          <table:table-cell table:formula="of:=SQRT((([.A68]-[.A67])^2)+(([.B68]-[.B67])^2)+(([.C68]-[.C67])^2))" office:value-type="float" office:value="0.0989132901790428" calcext:value-type="float">
            <text:p>0.0989132902</text:p>
          </table:table-cell>
          <table:table-cell table:number-columns-repeated="6"/>
          <table:table-cell office:value-type="float" office:value="0.0219320332011" calcext:value-type="float">
            <text:p>0.0219320332</text:p>
          </table:table-cell>
          <table:table-cell office:value-type="float" office:value="0.29723695914" calcext:value-type="float">
            <text:p>0.2972369591</text:p>
          </table:table-cell>
          <table:table-cell office:value-type="float" office:value="0.00628666393459" calcext:value-type="float">
            <text:p>0.0062866639</text:p>
          </table:table-cell>
          <table:table-cell table:formula="of:=SQRT((([.K69]-[.K68])^2)+(([.L69]-[.L68])^2)+(([.M69]-[.M68])^2))" office:value-type="float" office:value="0.00993011875844549" calcext:value-type="float">
            <text:p>0.0099301188</text:p>
          </table:table-cell>
          <table:table-cell table:number-columns-repeated="4"/>
        </table:table-row>
        <table:table-row table:style-name="ro1">
          <table:table-cell office:value-type="float" office:value="0.0014405992503" calcext:value-type="float">
            <text:p>0.0014405993</text:p>
          </table:table-cell>
          <table:table-cell office:value-type="float" office:value="0.0617555032174" calcext:value-type="float">
            <text:p>0.0617555032</text:p>
          </table:table-cell>
          <table:table-cell office:value-type="float" office:value="-0.00309998448938" calcext:value-type="float">
            <text:p>-0.0030999845</text:p>
          </table:table-cell>
          <table:table-cell table:formula="of:=SQRT((([.A69]-[.A68])^2)+(([.B69]-[.B68])^2)+(([.C69]-[.C68])^2))" office:value-type="float" office:value="0.0966817767769387" calcext:value-type="float">
            <text:p>0.0966817768</text:p>
          </table:table-cell>
          <table:table-cell table:number-columns-repeated="6"/>
          <table:table-cell office:value-type="float" office:value="0.0206809913119" calcext:value-type="float">
            <text:p>0.0206809913</text:p>
          </table:table-cell>
          <table:table-cell office:value-type="float" office:value="0.300680200259" calcext:value-type="float">
            <text:p>0.3006802003</text:p>
          </table:table-cell>
          <table:table-cell office:value-type="float" office:value="0.00584335749348" calcext:value-type="float">
            <text:p>0.0058433575</text:p>
          </table:table-cell>
          <table:table-cell table:formula="of:=SQRT((([.K70]-[.K69])^2)+(([.L70]-[.L69])^2)+(([.M70]-[.M69])^2))" office:value-type="float" office:value="0.153803408662795" calcext:value-type="float">
            <text:p>0.1538034087</text:p>
          </table:table-cell>
          <table:table-cell table:number-columns-repeated="4"/>
        </table:table-row>
        <table:table-row table:style-name="ro1">
          <table:table-cell office:value-type="float" office:value="0.0317613432805" calcext:value-type="float">
            <text:p>0.0317613433</text:p>
          </table:table-cell>
          <table:table-cell office:value-type="float" office:value="0.094789981842" calcext:value-type="float">
            <text:p>0.0947899818</text:p>
          </table:table-cell>
          <table:table-cell office:value-type="float" office:value="-0.00356361735612" calcext:value-type="float">
            <text:p>-0.0035636174</text:p>
          </table:table-cell>
          <table:table-cell table:formula="of:=SQRT((([.A70]-[.A69])^2)+(([.B70]-[.B69])^2)+(([.C70]-[.C69])^2))" office:value-type="float" office:value="0.0706061325275697" calcext:value-type="float">
            <text:p>0.0706061325</text:p>
          </table:table-cell>
          <table:table-cell table:number-columns-repeated="6"/>
          <table:table-cell office:value-type="float" office:value="0.0484208464622" calcext:value-type="float">
            <text:p>0.0484208465</text:p>
          </table:table-cell>
          <table:table-cell office:value-type="float" office:value="0.352159380913" calcext:value-type="float">
            <text:p>0.3521593809</text:p>
          </table:table-cell>
          <table:table-cell office:value-type="float" office:value="0.00733939620356" calcext:value-type="float">
            <text:p>0.0073393962</text:p>
          </table:table-cell>
          <table:table-cell table:formula="of:=SQRT((([.K71]-[.K70])^2)+(([.L71]-[.L70])^2)+(([.M71]-[.M70])^2))" office:value-type="float" office:value="0.179582896144721" calcext:value-type="float">
            <text:p>0.1795828961</text:p>
          </table:table-cell>
          <table:table-cell table:number-columns-repeated="4"/>
        </table:table-row>
        <table:table-row table:style-name="ro1">
          <table:table-cell office:value-type="float" office:value="0.0316522568464" calcext:value-type="float">
            <text:p>0.0316522568</text:p>
          </table:table-cell>
          <table:table-cell office:value-type="float" office:value="0.096263885498" calcext:value-type="float">
            <text:p>0.0962638855</text:p>
          </table:table-cell>
          <table:table-cell office:value-type="float" office:value="-0.00316766742617" calcext:value-type="float">
            <text:p>-0.0031676674</text:p>
          </table:table-cell>
          <table:table-cell table:formula="of:=SQRT((([.A71]-[.A70])^2)+(([.B71]-[.B70])^2)+(([.C71]-[.C70])^2))" office:value-type="float" office:value="0.0706061325275697" calcext:value-type="float">
            <text:p>0.0706061325</text:p>
          </table:table-cell>
          <table:table-cell table:number-columns-repeated="6"/>
          <table:table-cell office:value-type="float" office:value="0.124645352364" calcext:value-type="float">
            <text:p>0.1246453524</text:p>
          </table:table-cell>
          <table:table-cell office:value-type="float" office:value="0.404091199239" calcext:value-type="float">
            <text:p>0.4040911992</text:p>
          </table:table-cell>
          <table:table-cell office:value-type="float" office:value="0.00776134245098" calcext:value-type="float">
            <text:p>0.0077613425</text:p>
          </table:table-cell>
          <table:table-cell table:formula="of:=SQRT((([.K72]-[.K71])^2)+(([.L72]-[.L71])^2)+(([.M72]-[.M71])^2))" office:value-type="float" office:value="0.123756517190672" calcext:value-type="float">
            <text:p>0.1237565172</text:p>
          </table:table-cell>
          <table:table-cell table:number-columns-repeated="4"/>
        </table:table-row>
        <table:table-row table:style-name="ro1">
          <table:table-cell office:value-type="float" office:value="-0.0383180876573" calcext:value-type="float">
            <text:p>-0.0383180877</text:p>
          </table:table-cell>
          <table:table-cell office:value-type="float" office:value="0.094482511282" calcext:value-type="float">
            <text:p>0.0944825113</text:p>
          </table:table-cell>
          <table:table-cell office:value-type="float" office:value="-0.00343689974397" calcext:value-type="float">
            <text:p>-0.0034368997</text:p>
          </table:table-cell>
          <table:table-cell table:formula="of:=SQRT((([.A72]-[.A71])^2)+(([.B72]-[.B71])^2)+(([.C72]-[.C71])^2))" office:value-type="float" office:value="0.00716807107215549" calcext:value-type="float">
            <text:p>0.0071680711</text:p>
          </table:table-cell>
          <table:table-cell table:number-columns-repeated="6"/>
          <table:table-cell office:value-type="float" office:value="0.115199118853" calcext:value-type="float">
            <text:p>0.1151991189</text:p>
          </table:table-cell>
          <table:table-cell office:value-type="float" office:value="0.400909860929" calcext:value-type="float">
            <text:p>0.4009098609</text:p>
          </table:table-cell>
          <table:table-cell office:value-type="float" office:value="0.00478548680743" calcext:value-type="float">
            <text:p>0.0047854868</text:p>
          </table:table-cell>
          <table:table-cell table:formula="of:=SQRT((([.K73]-[.K72])^2)+(([.L73]-[.L72])^2)+(([.M73]-[.M72])^2))" office:value-type="float" office:value="0.15430506408876" calcext:value-type="float">
            <text:p>0.1543050641</text:p>
          </table:table-cell>
          <table:table-cell table:number-columns-repeated="4"/>
        </table:table-row>
        <table:table-row table:style-name="ro1">
          <table:table-cell office:value-type="float" office:value="-0.0187223702669" calcext:value-type="float">
            <text:p>-0.0187223703</text:p>
          </table:table-cell>
          <table:table-cell office:value-type="float" office:value="0.0783717036247" calcext:value-type="float">
            <text:p>0.0783717036</text:p>
          </table:table-cell>
          <table:table-cell office:value-type="float" office:value="-0.00347380029658" calcext:value-type="float">
            <text:p>-0.0034738003</text:p>
          </table:table-cell>
          <table:table-cell table:formula="of:=SQRT((([.A73]-[.A72])^2)+(([.B73]-[.B72])^2)+(([.C73]-[.C72])^2))" office:value-type="float" office:value="0.00663882147930037" calcext:value-type="float">
            <text:p>0.0066388215</text:p>
          </table:table-cell>
          <table:table-cell table:number-columns-repeated="6"/>
          <table:table-cell office:value-type="float" office:value="0.115199118853" calcext:value-type="float">
            <text:p>0.1151991189</text:p>
          </table:table-cell>
          <table:table-cell office:value-type="float" office:value="0.400909860929" calcext:value-type="float">
            <text:p>0.4009098609</text:p>
          </table:table-cell>
          <table:table-cell office:value-type="float" office:value="0.00478548680743" calcext:value-type="float">
            <text:p>0.0047854868</text:p>
          </table:table-cell>
          <table:table-cell table:formula="of:=SQRT((([.K74]-[.K73])^2)+(([.L74]-[.L73])^2)+(([.M74]-[.M73])^2))" office:value-type="float" office:value="0.00440436047780118" calcext:value-type="float">
            <text:p>0.0044043605</text:p>
          </table:table-cell>
          <table:table-cell table:number-columns-repeated="4"/>
        </table:table-row>
        <table:table-row table:style-name="ro1">
          <table:table-cell office:value-type="float" office:value="0.0287599414587" calcext:value-type="float">
            <text:p>0.0287599415</text:p>
          </table:table-cell>
          <table:table-cell office:value-type="float" office:value="0.0959888398647" calcext:value-type="float">
            <text:p>0.0959888399</text:p>
          </table:table-cell>
          <table:table-cell office:value-type="float" office:value="-0.000523369604101" calcext:value-type="float">
            <text:p>-0.0005233696</text:p>
          </table:table-cell>
          <table:table-cell table:formula="of:=SQRT((([.A74]-[.A73])^2)+(([.B74]-[.B73])^2)+(([.C74]-[.C73])^2))" office:value-type="float" office:value="0.16568188456017" calcext:value-type="float">
            <text:p>0.1656818846</text:p>
          </table:table-cell>
          <table:table-cell table:number-columns-repeated="6"/>
          <table:table-cell office:value-type="float" office:value="0.115466912587" calcext:value-type="float">
            <text:p>0.1154669126</text:p>
          </table:table-cell>
          <table:table-cell office:value-type="float" office:value="0.40128215154" calcext:value-type="float">
            <text:p>0.4012821515</text:p>
          </table:table-cell>
          <table:table-cell office:value-type="float" office:value="0.00434286519885" calcext:value-type="float">
            <text:p>0.0043428652</text:p>
          </table:table-cell>
          <table:table-cell table:formula="of:=SQRT((([.K75]-[.K74])^2)+(([.L75]-[.L74])^2)+(([.M75]-[.M74])^2))" office:value-type="float" office:value="0.14193366142368" calcext:value-type="float">
            <text:p>0.1419336614</text:p>
          </table:table-cell>
          <table:table-cell table:number-columns-repeated="4"/>
        </table:table-row>
        <table:table-row table:style-name="ro1">
          <table:table-cell office:value-type="float" office:value="0.056923126181" calcext:value-type="float">
            <text:p>0.0569231262</text:p>
          </table:table-cell>
          <table:table-cell office:value-type="float" office:value="0.190806706746" calcext:value-type="float">
            <text:p>0.1908067067</text:p>
          </table:table-cell>
          <table:table-cell office:value-type="float" office:value="-0.00101947485625" calcext:value-type="float">
            <text:p>-0.0010194749</text:p>
          </table:table-cell>
          <table:table-cell table:formula="of:=SQRT((([.A75]-[.A74])^2)+(([.B75]-[.B74])^2)+(([.C75]-[.C74])^2))" office:value-type="float" office:value="0.140604464203284" calcext:value-type="float">
            <text:p>0.1406044642</text:p>
          </table:table-cell>
          <table:table-cell table:number-columns-repeated="6"/>
          <table:table-cell office:value-type="float" office:value="0.116596887509" calcext:value-type="float">
            <text:p>0.1165968875</text:p>
          </table:table-cell>
          <table:table-cell office:value-type="float" office:value="0.40324195226" calcext:value-type="float">
            <text:p>0.4032419523</text:p>
          </table:table-cell>
          <table:table-cell office:value-type="float" office:value="0.00411498670777" calcext:value-type="float">
            <text:p>0.0041149867</text:p>
          </table:table-cell>
          <table:table-cell table:formula="of:=SQRT((([.K76]-[.K75])^2)+(([.L76]-[.L75])^2)+(([.M76]-[.M75])^2))" office:value-type="float" office:value="0.237486829560036" calcext:value-type="float">
            <text:p>0.2374868296</text:p>
          </table:table-cell>
          <table:table-cell table:number-columns-repeated="4"/>
        </table:table-row>
        <table:table-row table:style-name="ro1">
          <table:table-cell office:value-type="float" office:value="0.0293832967679" calcext:value-type="float">
            <text:p>0.0293832968</text:p>
          </table:table-cell>
          <table:table-cell office:value-type="float" office:value="0.0981314579646" calcext:value-type="float">
            <text:p>0.098131458</text:p>
          </table:table-cell>
          <table:table-cell office:value-type="float" office:value="-0.000548284927694" calcext:value-type="float">
            <text:p>-0.0005482849</text:p>
          </table:table-cell>
          <table:table-cell table:formula="of:=SQRT((([.A76]-[.A75])^2)+(([.B76]-[.B75])^2)+(([.C76]-[.C75])^2))" office:value-type="float" office:value="0.0418198666615375" calcext:value-type="float">
            <text:p>0.0418198667</text:p>
          </table:table-cell>
          <table:table-cell table:number-columns-repeated="6"/>
          <table:table-cell office:value-type="float" office:value="0.119798044364" calcext:value-type="float">
            <text:p>0.1197980444</text:p>
          </table:table-cell>
          <table:table-cell office:value-type="float" office:value="0.412460843722" calcext:value-type="float">
            <text:p>0.4124608437</text:p>
          </table:table-cell>
          <table:table-cell office:value-type="float" office:value="0.00227871506164" calcext:value-type="float">
            <text:p>0.0022787151</text:p>
          </table:table-cell>
          <table:table-cell table:formula="of:=SQRT((([.K77]-[.K76])^2)+(([.L77]-[.L76])^2)+(([.M77]-[.M76])^2))" office:value-type="float" office:value="0.234327266673622" calcext:value-type="float">
            <text:p>0.2343272667</text:p>
          </table:table-cell>
          <table:table-cell table:number-columns-repeated="4"/>
        </table:table-row>
        <table:table-row table:style-name="ro1">
          <table:table-cell office:value-type="float" office:value="-0.0410173858205" calcext:value-type="float">
            <text:p>-0.0410173858</text:p>
          </table:table-cell>
          <table:table-cell office:value-type="float" office:value="0.103475878636" calcext:value-type="float">
            <text:p>0.1034758786</text:p>
          </table:table-cell>
          <table:table-cell table:style-name="ce3" office:value-type="float" office:value="0.0000896878579321" calcext:value-type="float">
            <text:p>8.97E-05</text:p>
          </table:table-cell>
          <table:table-cell table:formula="of:=SQRT((([.A77]-[.A76])^2)+(([.B77]-[.B76])^2)+(([.C77]-[.C76])^2))" office:value-type="float" office:value="0.0418198666615375" calcext:value-type="float">
            <text:p>0.0418198667</text:p>
          </table:table-cell>
          <table:table-cell table:number-columns-repeated="6"/>
          <table:table-cell office:value-type="float" office:value="0.0192710657914" calcext:value-type="float">
            <text:p>0.0192710658</text:p>
          </table:table-cell>
          <table:table-cell office:value-type="float" office:value="0.296073774497" calcext:value-type="float">
            <text:p>0.2960737745</text:p>
          </table:table-cell>
          <table:table-cell office:value-type="float" office:value="0.000312700673627" calcext:value-type="float">
            <text:p>0.0003127007</text:p>
          </table:table-cell>
          <table:table-cell table:formula="of:=SQRT((([.K78]-[.K77])^2)+(([.L78]-[.L77])^2)+(([.M78]-[.M77])^2))" office:value-type="float" office:value="0.300097998974749" calcext:value-type="float">
            <text:p>0.300097999</text:p>
          </table:table-cell>
          <table:table-cell table:number-columns-repeated="4"/>
        </table:table-row>
        <table:table-row table:style-name="ro1">
          <table:table-cell office:value-type="float" office:value="0.0293832967679" calcext:value-type="float">
            <text:p>0.0293832968</text:p>
          </table:table-cell>
          <table:table-cell office:value-type="float" office:value="0.0981314579646" calcext:value-type="float">
            <text:p>0.098131458</text:p>
          </table:table-cell>
          <table:table-cell office:value-type="float" office:value="-0.000548284927694" calcext:value-type="float">
            <text:p>-0.0005482849</text:p>
          </table:table-cell>
          <table:table-cell table:formula="of:=SQRT((([.A78]-[.A77])^2)+(([.B78]-[.B77])^2)+(([.C78]-[.C77])^2))" office:value-type="float" office:value="0.201892368023149" calcext:value-type="float">
            <text:p>0.201892368</text:p>
          </table:table-cell>
          <table:table-cell table:number-columns-repeated="6"/>
          <table:table-cell office:value-type="float" office:value="0.0794157385826" calcext:value-type="float">
            <text:p>0.0794157386</text:p>
          </table:table-cell>
          <table:table-cell office:value-type="float" office:value="0.126864095529" calcext:value-type="float">
            <text:p>0.1268640955</text:p>
          </table:table-cell>
          <table:table-cell office:value-type="float" office:value="0.00116091415597" calcext:value-type="float">
            <text:p>0.0011609142</text:p>
          </table:table-cell>
          <table:table-cell table:formula="of:=SQRT((([.K79]-[.K78])^2)+(([.L79]-[.L78])^2)+(([.M79]-[.M78])^2))" office:value-type="float" office:value="0.299670233700931" calcext:value-type="float">
            <text:p>0.2996702337</text:p>
          </table:table-cell>
          <table:table-cell table:number-columns-repeated="4"/>
        </table:table-row>
        <table:table-row table:style-name="ro1">
          <table:table-cell office:value-type="float" office:value="0.0339228684704" calcext:value-type="float">
            <text:p>0.0339228685</text:p>
          </table:table-cell>
          <table:table-cell office:value-type="float" office:value="0.102879613638" calcext:value-type="float">
            <text:p>0.1028796136</text:p>
          </table:table-cell>
          <table:table-cell office:value-type="float" office:value="-0.00341682974249" calcext:value-type="float">
            <text:p>-0.0034168297</text:p>
          </table:table-cell>
          <table:table-cell table:formula="of:=SQRT((([.A79]-[.A78])^2)+(([.B79]-[.B78])^2)+(([.C79]-[.C78])^2))" office:value-type="float" office:value="0.215882142347727" calcext:value-type="float">
            <text:p>0.2158821423</text:p>
          </table:table-cell>
          <table:table-cell table:number-columns-repeated="6"/>
          <table:table-cell office:value-type="float" office:value="0.106830969453" calcext:value-type="float">
            <text:p>0.1068309695</text:p>
          </table:table-cell>
          <table:table-cell office:value-type="float" office:value="0.24754362305" calcext:value-type="float">
            <text:p>0.2475436231</text:p>
          </table:table-cell>
          <table:table-cell office:value-type="float" office:value="0.000431324685148" calcext:value-type="float">
            <text:p>0.0004313247</text:p>
          </table:table-cell>
          <table:table-cell table:formula="of:=SQRT((([.K80]-[.K79])^2)+(([.L80]-[.L79])^2)+(([.M80]-[.M79])^2))" office:value-type="float" office:value="0.242599930490346" calcext:value-type="float">
            <text:p>0.2425999305</text:p>
          </table:table-cell>
          <table:table-cell table:number-columns-repeated="4"/>
        </table:table-row>
        <table:table-row table:style-name="ro1">
          <table:table-cell office:value-type="float" office:value="0.0354398911198" calcext:value-type="float">
            <text:p>0.0354398911</text:p>
          </table:table-cell>
          <table:table-cell office:value-type="float" office:value="0.108203887939" calcext:value-type="float">
            <text:p>0.1082038879</text:p>
          </table:table-cell>
          <table:table-cell office:value-type="float" office:value="0.00024714297615" calcext:value-type="float">
            <text:p>0.000247143</text:p>
          </table:table-cell>
          <table:table-cell table:formula="of:=SQRT((([.A80]-[.A79])^2)+(([.B80]-[.B79])^2)+(([.C80]-[.C79])^2))" office:value-type="float" office:value="0.176681016792354" calcext:value-type="float">
            <text:p>0.1766810168</text:p>
          </table:table-cell>
          <table:table-cell table:number-columns-repeated="6"/>
          <table:table-cell office:value-type="float" office:value="0.117830008268" calcext:value-type="float">
            <text:p>0.1178300083</text:p>
          </table:table-cell>
          <table:table-cell office:value-type="float" office:value="0.40143040816" calcext:value-type="float">
            <text:p>0.4014304082</text:p>
          </table:table-cell>
          <table:table-cell office:value-type="float" office:value="-0.00238493472959" calcext:value-type="float">
            <text:p>-0.0023849347</text:p>
          </table:table-cell>
          <table:table-cell table:formula="of:=SQRT((([.K81]-[.K80])^2)+(([.L81]-[.L80])^2)+(([.M81]-[.M80])^2))" office:value-type="float" office:value="0.0204303471454671" calcext:value-type="float">
            <text:p>0.0204303471</text:p>
          </table:table-cell>
          <table:table-cell table:number-columns-repeated="4"/>
        </table:table-row>
        <table:table-row table:style-name="ro1">
          <table:table-cell office:value-type="float" office:value="0.117262383302" calcext:value-type="float">
            <text:p>0.1172623833</text:p>
          </table:table-cell>
          <table:table-cell office:value-type="float" office:value="0.251993397872" calcext:value-type="float">
            <text:p>0.2519933979</text:p>
          </table:table-cell>
          <table:table-cell office:value-type="float" office:value="-0.00870514598986" calcext:value-type="float">
            <text:p>-0.008705146</text:p>
          </table:table-cell>
          <table:table-cell table:formula="of:=SQRT((([.A81]-[.A80])^2)+(([.B81]-[.B80])^2)+(([.C81]-[.C80])^2))" office:value-type="float" office:value="0.00177633986717469" calcext:value-type="float">
            <text:p>0.0017763399</text:p>
          </table:table-cell>
          <table:table-cell table:number-columns-repeated="6"/>
          <table:table-cell office:value-type="float" office:value="0.115597228209" calcext:value-type="float">
            <text:p>0.1155972282</text:p>
          </table:table-cell>
          <table:table-cell office:value-type="float" office:value="0.401318987211" calcext:value-type="float">
            <text:p>0.4013189872</text:p>
          </table:table-cell>
          <table:table-cell office:value-type="float" office:value="0.00140988671531" calcext:value-type="float">
            <text:p>0.0014098867</text:p>
          </table:table-cell>
          <table:table-cell table:formula="of:=SQRT((([.K82]-[.K81])^2)+(([.L82]-[.L81])^2)+(([.M82]-[.M81])^2))" office:value-type="float" office:value="0.22045939290956" calcext:value-type="float">
            <text:p>0.2204593929</text:p>
          </table:table-cell>
          <table:table-cell table:number-columns-repeated="4"/>
        </table:table-row>
        <table:table-row table:style-name="ro1">
          <table:table-cell office:value-type="float" office:value="0.103363434474" calcext:value-type="float">
            <text:p>0.1033634345</text:p>
          </table:table-cell>
          <table:table-cell office:value-type="float" office:value="0.391267816226" calcext:value-type="float">
            <text:p>0.3912678162</text:p>
          </table:table-cell>
          <table:table-cell office:value-type="float" office:value="-0.0220868860682" calcext:value-type="float">
            <text:p>-0.0220868861</text:p>
          </table:table-cell>
          <table:table-cell table:formula="of:=SQRT((([.A82]-[.A81])^2)+(([.B82]-[.B81])^2)+(([.C82]-[.C81])^2))" office:value-type="float" office:value="0.0251432880490877" calcext:value-type="float">
            <text:p>0.025143288</text:p>
          </table:table-cell>
          <table:table-cell table:number-columns-repeated="6"/>
          <table:table-cell office:value-type="float" office:value="0.0197826735675" calcext:value-type="float">
            <text:p>0.0197826736</text:p>
          </table:table-cell>
          <table:table-cell office:value-type="float" office:value="0.296606520812" calcext:value-type="float">
            <text:p>0.2966065208</text:p>
          </table:table-cell>
          <table:table-cell office:value-type="float" office:value="0.00122348762428" calcext:value-type="float">
            <text:p>0.0012234876</text:p>
          </table:table-cell>
          <table:table-cell table:formula="of:=SQRT((([.K83]-[.K82])^2)+(([.L83]-[.L82])^2)+(([.M83]-[.M82])^2))" office:value-type="float" office:value="0.465921061516158" calcext:value-type="float">
            <text:p>0.4659210615</text:p>
          </table:table-cell>
          <table:table-cell table:number-columns-repeated="4"/>
        </table:table-row>
        <table:table-row table:style-name="ro1">
          <table:table-cell office:value-type="float" office:value="0.0931326846282" calcext:value-type="float">
            <text:p>0.0931326846</text:p>
          </table:table-cell>
          <table:table-cell office:value-type="float" office:value="0.350744644801" calcext:value-type="float">
            <text:p>0.3507446448</text:p>
          </table:table-cell>
          <table:table-cell office:value-type="float" office:value="-0.0206358234088" calcext:value-type="float">
            <text:p>-0.0206358234</text:p>
          </table:table-cell>
          <table:table-cell table:formula="of:=SQRT((([.A83]-[.A82])^2)+(([.B83]-[.B82])^2)+(([.C83]-[.C82])^2))" office:value-type="float" office:value="0.2091477525569" calcext:value-type="float">
            <text:p>0.2091477526</text:p>
          </table:table-cell>
          <table:table-cell table:number-columns-repeated="6"/>
          <table:table-cell office:value-type="float" office:value="-0.173753341039" calcext:value-type="float">
            <text:p>-0.173753341</text:p>
          </table:table-cell>
          <table:table-cell office:value-type="float" office:value="0.434224963188" calcext:value-type="float">
            <text:p>0.4342249632</text:p>
          </table:table-cell>
          <table:table-cell office:value-type="float" office:value="0.00345274371405" calcext:value-type="float">
            <text:p>0.0034527437</text:p>
          </table:table-cell>
          <table:table-cell table:formula="of:=SQRT((([.K84]-[.K83])^2)+(([.L84]-[.L83])^2)+(([.M84]-[.M83])^2))" office:value-type="float" office:value="0.465921061516158" calcext:value-type="float">
            <text:p>0.4659210615</text:p>
          </table:table-cell>
          <table:table-cell table:number-columns-repeated="4"/>
        </table:table-row>
        <table:table-row table:style-name="ro1">
          <table:table-cell office:value-type="float" office:value="0.103363434474" calcext:value-type="float">
            <text:p>0.1033634345</text:p>
          </table:table-cell>
          <table:table-cell office:value-type="float" office:value="0.391267816226" calcext:value-type="float">
            <text:p>0.3912678162</text:p>
          </table:table-cell>
          <table:table-cell office:value-type="float" office:value="-0.0220868860682" calcext:value-type="float">
            <text:p>-0.0220868861</text:p>
          </table:table-cell>
          <table:table-cell table:formula="of:=SQRT((([.A84]-[.A83])^2)+(([.B84]-[.B83])^2)+(([.C84]-[.C83])^2))" office:value-type="float" office:value="0.0188413838840261" calcext:value-type="float">
            <text:p>0.0188413839</text:p>
          </table:table-cell>
          <table:table-cell table:number-columns-repeated="6"/>
          <table:table-cell office:value-type="float" office:value="0.016802508384" calcext:value-type="float">
            <text:p>0.0168025084</text:p>
          </table:table-cell>
          <table:table-cell office:value-type="float" office:value="0.297851542632" calcext:value-type="float">
            <text:p>0.2978515426</text:p>
          </table:table-cell>
          <table:table-cell office:value-type="float" office:value="0.00329049925009" calcext:value-type="float">
            <text:p>0.0032904993</text:p>
          </table:table-cell>
          <table:table-cell table:formula="of:=SQRT((([.K85]-[.K84])^2)+(([.L85]-[.L84])^2)+(([.M85]-[.M84])^2))" office:value-type="float" office:value="0.00174685684555746" calcext:value-type="float">
            <text:p>0.0017468568</text:p>
          </table:table-cell>
          <table:table-cell table:number-columns-repeated="4"/>
        </table:table-row>
        <table:table-row table:style-name="ro1">
          <table:table-cell office:value-type="float" office:value="0.21145199736" calcext:value-type="float">
            <text:p>0.2114519974</text:p>
          </table:table-cell>
          <table:table-cell office:value-type="float" office:value="0.561599632104" calcext:value-type="float">
            <text:p>0.5615996321</text:p>
          </table:table-cell>
          <table:table-cell office:value-type="float" office:value="-0.0301157925278" calcext:value-type="float">
            <text:p>-0.0301157925</text:p>
          </table:table-cell>
          <table:table-cell table:formula="of:=SQRT((([.A85]-[.A84])^2)+(([.B85]-[.B84])^2)+(([.C85]-[.C84])^2))" office:value-type="float" office:value="0.095894795380093" calcext:value-type="float">
            <text:p>0.0958947954</text:p>
          </table:table-cell>
          <table:table-cell table:number-columns-repeated="6"/>
          <table:table-cell office:value-type="float" office:value="0.0389006895324" calcext:value-type="float">
            <text:p>0.0389006895</text:p>
          </table:table-cell>
          <table:table-cell office:value-type="float" office:value="0.597090105216" calcext:value-type="float">
            <text:p>0.5970901052</text:p>
          </table:table-cell>
          <table:table-cell office:value-type="float" office:value="0.00846370340635" calcext:value-type="float">
            <text:p>0.0084637034</text:p>
          </table:table-cell>
          <table:table-cell table:formula="of:=SQRT((([.K86]-[.K85])^2)+(([.L86]-[.L85])^2)+(([.M86]-[.M85])^2))" office:value-type="float" office:value="0.00189955077220002" calcext:value-type="float">
            <text:p>0.0018995508</text:p>
          </table:table-cell>
          <table:table-cell table:number-columns-repeated="4"/>
        </table:table-row>
        <table:table-row table:style-name="ro1">
          <table:table-cell office:value-type="float" office:value="0.103453417619" calcext:value-type="float">
            <text:p>0.1034534176</text:p>
          </table:table-cell>
          <table:table-cell office:value-type="float" office:value="0.375019749006" calcext:value-type="float">
            <text:p>0.375019749</text:p>
          </table:table-cell>
          <table:table-cell office:value-type="float" office:value="-0.0187424297134" calcext:value-type="float">
            <text:p>-0.0187424297</text:p>
          </table:table-cell>
          <table:table-cell table:formula="of:=SQRT((([.A86]-[.A85])^2)+(([.B86]-[.B85])^2)+(([.C86]-[.C85])^2))" office:value-type="float" office:value="0.215912899184348" calcext:value-type="float">
            <text:p>0.2159128992</text:p>
          </table:table-cell>
          <table:table-cell table:number-columns-repeated="6"/>
          <table:table-cell office:value-type="float" office:value="0.0219398140907" calcext:value-type="float">
            <text:p>0.0219398141</text:p>
          </table:table-cell>
          <table:table-cell office:value-type="float" office:value="0.297928432624" calcext:value-type="float">
            <text:p>0.2979284326</text:p>
          </table:table-cell>
          <table:table-cell office:value-type="float" office:value="0.00435623185088" calcext:value-type="float">
            <text:p>0.0043562319</text:p>
          </table:table-cell>
          <table:table-cell table:formula="of:=SQRT((([.K87]-[.K86])^2)+(([.L87]-[.L86])^2)+(([.M87]-[.M86])^2))" office:value-type="float" office:value="0.0333693219646982" calcext:value-type="float">
            <text:p>0.033369322</text:p>
          </table:table-cell>
          <table:table-cell table:number-columns-repeated="4"/>
        </table:table-row>
        <table:table-row table:style-name="ro1">
          <table:table-cell office:value-type="float" office:value="0.0927192072074" calcext:value-type="float">
            <text:p>0.0927192072</text:p>
          </table:table-cell>
          <table:table-cell office:value-type="float" office:value="0.199035445849" calcext:value-type="float">
            <text:p>0.1990354458</text:p>
          </table:table-cell>
          <table:table-cell office:value-type="float" office:value="-0.00731949384014" calcext:value-type="float">
            <text:p>-0.0073194938</text:p>
          </table:table-cell>
          <table:table-cell table:formula="of:=SQRT((([.A88]-[.A87])^2)+(([.B88]-[.B87])^2)+(([.C88]-[.C87])^2))" office:value-type="float" office:value="0.00220686372574426" calcext:value-type="float">
            <text:p>0.0022068637</text:p>
          </table:table-cell>
          <table:table-cell table:number-columns-repeated="6"/>
          <table:table-cell office:value-type="float" office:value="-0.180295169353" calcext:value-type="float">
            <text:p>-0.1802951694</text:p>
          </table:table-cell>
          <table:table-cell office:value-type="float" office:value="0.431745529175" calcext:value-type="float">
            <text:p>0.4317455292</text:p>
          </table:table-cell>
          <table:table-cell office:value-type="float" office:value="0.0113363762697" calcext:value-type="float">
            <text:p>0.0113363763</text:p>
          </table:table-cell>
          <table:table-cell table:formula="of:=SQRT((([.K91]-[.K90])^2)+(([.L91]-[.L90])^2)+(([.M91]-[.M90])^2))" office:value-type="float" office:value="0.026803252897969" calcext:value-type="float">
            <text:p>0.0268032529</text:p>
          </table:table-cell>
          <table:table-cell table:number-columns-repeated="4"/>
        </table:table-row>
        <table:table-row table:style-name="ro1">
          <table:table-cell office:value-type="float" office:value="0.0923564036687" calcext:value-type="float">
            <text:p>0.0923564037</text:p>
          </table:table-cell>
          <table:table-cell office:value-type="float" office:value="0.197296877702" calcext:value-type="float">
            <text:p>0.1972968777</text:p>
          </table:table-cell>
          <table:table-cell office:value-type="float" office:value="-0.00728576382001" calcext:value-type="float">
            <text:p>-0.0072857638</text:p>
          </table:table-cell>
          <table:table-cell table:formula="of:=SQRT((([.A90]-[.A89])^2)+(([.B90]-[.B89])^2)+(([.C90]-[.C89])^2))" office:value-type="float" office:value="0.00272413929577652" calcext:value-type="float">
            <text:p>0.0027241393</text:p>
          </table:table-cell>
          <table:table-cell table:number-columns-repeated="6"/>
          <table:table-cell office:value-type="float" office:value="-0.166349271933" calcext:value-type="float">
            <text:p>-0.1663492719</text:p>
          </table:table-cell>
          <table:table-cell office:value-type="float" office:value="0.416819492976" calcext:value-type="float">
            <text:p>0.416819493</text:p>
          </table:table-cell>
          <table:table-cell office:value-type="float" office:value="0.0109835689267" calcext:value-type="float">
            <text:p>0.0109835689</text:p>
          </table:table-cell>
          <table:table-cell table:formula="of:=SQRT((([.K92]-[.K91])^2)+(([.L92]-[.L91])^2)+(([.M92]-[.M91])^2))" office:value-type="float" office:value="0.133115470496266" calcext:value-type="float">
            <text:p>0.1331154705</text:p>
          </table:table-cell>
          <table:table-cell table:number-columns-repeated="4"/>
        </table:table-row>
        <table:table-row table:style-name="ro1">
          <table:table-cell office:value-type="float" office:value="0.110768894355" calcext:value-type="float">
            <text:p>0.1107688944</text:p>
          </table:table-cell>
          <table:table-cell office:value-type="float" office:value="0.180201212565" calcext:value-type="float">
            <text:p>0.1802012126</text:p>
          </table:table-cell>
          <table:table-cell office:value-type="float" office:value="-0.00823621327678" calcext:value-type="float">
            <text:p>-0.0082362133</text:p>
          </table:table-cell>
          <table:table-cell table:formula="of:=SQRT((([.A95]-[.A94])^2)+(([.B95]-[.B94])^2)+(([.C95]-[.C94])^2))" office:value-type="float" office:value="0.00325907837398095" calcext:value-type="float">
            <text:p>0.0032590784</text:p>
          </table:table-cell>
          <table:table-cell table:number-columns-repeated="6"/>
          <table:table-cell office:value-type="float" office:value="0.0203791148961" calcext:value-type="float">
            <text:p>0.0203791149</text:p>
          </table:table-cell>
          <table:table-cell office:value-type="float" office:value="0.299774050713" calcext:value-type="float">
            <text:p>0.2997740507</text:p>
          </table:table-cell>
          <table:table-cell office:value-type="float" office:value="0.0050491001457" calcext:value-type="float">
            <text:p>0.0050491001</text:p>
          </table:table-cell>
          <table:table-cell table:formula="of:=SQRT((([.K94]-[.K93])^2)+(([.L94]-[.L93])^2)+(([.M94]-[.M93])^2))" office:value-type="float" office:value="0.000212636241738361" calcext:value-type="float">
            <text:p>0.0002126362</text:p>
          </table:table-cell>
          <table:table-cell table:number-columns-repeated="4"/>
        </table:table-row>
        <table:table-row table:style-name="ro1">
          <table:table-cell office:value-type="float" office:value="0.107927719752" calcext:value-type="float">
            <text:p>0.1079277198</text:p>
          </table:table-cell>
          <table:table-cell office:value-type="float" office:value="0.389040231705" calcext:value-type="float">
            <text:p>0.3890402317</text:p>
          </table:table-cell>
          <table:table-cell office:value-type="float" office:value="-0.0192350409925" calcext:value-type="float">
            <text:p>-0.019235041</text:p>
          </table:table-cell>
          <table:table-cell table:formula="of:=SQRT((([.A98]-[.A97])^2)+(([.B98]-[.B97])^2)+(([.C98]-[.C97])^2))" office:value-type="float" office:value="0.36928644917173" calcext:value-type="float">
            <text:p>0.3692864492</text:p>
          </table:table-cell>
          <table:table-cell table:number-columns-repeated="6"/>
          <table:table-cell office:value-type="float" office:value="-0.160358286152" calcext:value-type="float">
            <text:p>-0.1603582862</text:p>
          </table:table-cell>
          <table:table-cell office:value-type="float" office:value="0.729046483835" calcext:value-type="float">
            <text:p>0.7290464838</text:p>
          </table:table-cell>
          <table:table-cell office:value-type="float" office:value="0.0169489147762" calcext:value-type="float">
            <text:p>0.0169489148</text:p>
          </table:table-cell>
          <table:table-cell table:formula="of:=SQRT((([.K97]-[.K96])^2)+(([.L97]-[.L96])^2)+(([.M97]-[.M96])^2))" office:value-type="float" office:value="0.000511531832298707" calcext:value-type="float">
            <text:p>0.0005115318</text:p>
          </table:table-cell>
          <table:table-cell table:number-columns-repeated="4"/>
        </table:table-row>
        <table:table-row table:style-name="ro1">
          <table:table-cell office:value-type="float" office:value="0.101501107216" calcext:value-type="float">
            <text:p>0.1015011072</text:p>
          </table:table-cell>
          <table:table-cell office:value-type="float" office:value="0.37134706974" calcext:value-type="float">
            <text:p>0.3713470697</text:p>
          </table:table-cell>
          <table:table-cell office:value-type="float" office:value="-0.0184297971427" calcext:value-type="float">
            <text:p>-0.0184297971</text:p>
          </table:table-cell>
          <table:table-cell table:formula="of:=SQRT((([.A99]-[.A98])^2)+(([.B99]-[.B98])^2)+(([.C99]-[.C98])^2))" office:value-type="float" office:value="0.369674649298927" calcext:value-type="float">
            <text:p>0.3696746493</text:p>
          </table:table-cell>
          <table:table-cell table:number-columns-repeated="6"/>
          <table:table-cell office:value-type="float" office:value="0.0203791148961" calcext:value-type="float">
            <text:p>0.0203791149</text:p>
          </table:table-cell>
          <table:table-cell office:value-type="float" office:value="0.299774050713" calcext:value-type="float">
            <text:p>0.2997740507</text:p>
          </table:table-cell>
          <table:table-cell office:value-type="float" office:value="0.0050491001457" calcext:value-type="float">
            <text:p>0.0050491001</text:p>
          </table:table-cell>
          <table:table-cell table:formula="of:=SQRT((([.K98]-[.K97])^2)+(([.L98]-[.L97])^2)+(([.M98]-[.M97])^2))" office:value-type="float" office:value="0.00234336144811841" calcext:value-type="float">
            <text:p>0.0023433614</text:p>
          </table:table-cell>
          <table:table-cell table:number-columns-repeated="4"/>
        </table:table-row>
        <table:table-row table:style-name="ro1">
          <table:table-cell office:value-type="float" office:value="0.197211851676" calcext:value-type="float">
            <text:p>0.1972118517</text:p>
          </table:table-cell>
          <table:table-cell office:value-type="float" office:value="0.366466204325" calcext:value-type="float">
            <text:p>0.3664662043</text:p>
          </table:table-cell>
          <table:table-cell office:value-type="float" office:value="-0.0150471460074" calcext:value-type="float">
            <text:p>-0.015047146</text:p>
          </table:table-cell>
          <table:table-cell table:formula="of:=SQRT((([.A100]-[.A99])^2)+(([.B100]-[.B99])^2)+(([.C100]-[.C99])^2))" office:value-type="float" office:value="0.000691236956864188" calcext:value-type="float">
            <text:p>0.000691237</text:p>
          </table:table-cell>
          <table:table-cell table:number-columns-repeated="6"/>
          <table:table-cell office:value-type="float" office:value="0.0187054760754" calcext:value-type="float">
            <text:p>0.0187054761</text:p>
          </table:table-cell>
          <table:table-cell office:value-type="float" office:value="0.300211707751" calcext:value-type="float">
            <text:p>0.3002117078</text:p>
          </table:table-cell>
          <table:table-cell office:value-type="float" office:value="0.00529178977013" calcext:value-type="float">
            <text:p>0.0052917898</text:p>
          </table:table-cell>
          <table:table-cell table:formula="of:=SQRT((([.K99]-[.K98])^2)+(([.L99]-[.L98])^2)+(([.M99]-[.M98])^2))" office:value-type="float" office:value="0.419228964910783" calcext:value-type="float">
            <text:p>0.4192289649</text:p>
          </table:table-cell>
          <table:table-cell table:number-columns-repeated="4"/>
        </table:table-row>
        <table:table-row table:style-name="ro1">
          <table:table-cell office:value-type="float" office:value="0.105292578538" calcext:value-type="float">
            <text:p>0.1052925785</text:p>
          </table:table-cell>
          <table:table-cell office:value-type="float" office:value="0.171231945356" calcext:value-type="float">
            <text:p>0.1712319454</text:p>
          </table:table-cell>
          <table:table-cell office:value-type="float" office:value="-0.0077800018092" calcext:value-type="float">
            <text:p>-0.0077800018</text:p>
          </table:table-cell>
          <table:table-cell table:formula="of:=SQRT((([.A102]-[.A101])^2)+(([.B102]-[.B101])^2)+(([.C102]-[.C101])^2))" office:value-type="float" office:value="0.00109669426035657" calcext:value-type="float">
            <text:p>0.0010966943</text:p>
          </table:table-cell>
          <table:table-cell table:number-columns-repeated="6"/>
          <table:table-cell office:value-type="float" office:value="0.02059041212" calcext:value-type="float">
            <text:p>0.0205904121</text:p>
          </table:table-cell>
          <table:table-cell office:value-type="float" office:value="0.300334195296" calcext:value-type="float">
            <text:p>0.3003341953</text:p>
          </table:table-cell>
          <table:table-cell office:value-type="float" office:value="0.00509102611492" calcext:value-type="float">
            <text:p>0.0050910261</text:p>
          </table:table-cell>
          <table:table-cell table:formula="of:=SQRT((([.K100]-[.K99])^2)+(([.L100]-[.L99])^2)+(([.M100]-[.M99])^2))" office:value-type="float" office:value="0.417907273264704" calcext:value-type="float">
            <text:p>0.4179072733</text:p>
          </table:table-cell>
          <table:table-cell table:number-columns-repeated="4"/>
        </table:table-row>
        <table:table-row table:style-name="ro1">
          <table:table-cell office:value-type="float" office:value="0.105292578538" calcext:value-type="float">
            <text:p>0.1052925785</text:p>
          </table:table-cell>
          <table:table-cell office:value-type="float" office:value="0.171231945356" calcext:value-type="float">
            <text:p>0.1712319454</text:p>
          </table:table-cell>
          <table:table-cell office:value-type="float" office:value="-0.0077800018092" calcext:value-type="float">
            <text:p>-0.0077800018</text:p>
          </table:table-cell>
          <table:table-cell table:formula="of:=SQRT((([.A105]-[.A104])^2)+(([.B105]-[.B104])^2)+(([.C105]-[.C104])^2))" office:value-type="float" office:value="0.177867285675014" calcext:value-type="float">
            <text:p>0.1778672857</text:p>
          </table:table-cell>
          <table:table-cell table:number-columns-repeated="6"/>
          <table:table-cell office:value-type="float" office:value="0.037092315654" calcext:value-type="float">
            <text:p>0.0370923157</text:p>
          </table:table-cell>
          <table:table-cell office:value-type="float" office:value="0.329330583413" calcext:value-type="float">
            <text:p>0.3293305834</text:p>
          </table:table-cell>
          <table:table-cell office:value-type="float" office:value="0.00573001305262" calcext:value-type="float">
            <text:p>0.0057300131</text:p>
          </table:table-cell>
          <table:table-cell table:formula="of:=SQRT((([.K103]-[.K102])^2)+(([.L103]-[.L102])^2)+(([.M103]-[.M102])^2))" office:value-type="float" office:value="0.00256289123947365" calcext:value-type="float">
            <text:p>0.0025628912</text:p>
          </table:table-cell>
          <table:table-cell table:number-columns-repeated="4"/>
        </table:table-row>
        <table:table-row table:style-name="ro1">
          <table:table-cell office:value-type="float" office:value="0.104178875685" calcext:value-type="float">
            <text:p>0.1041788757</text:p>
          </table:table-cell>
          <table:table-cell office:value-type="float" office:value="0.169330457846" calcext:value-type="float">
            <text:p>0.1693304578</text:p>
          </table:table-cell>
          <table:table-cell office:value-type="float" office:value="-0.00766059197485" calcext:value-type="float">
            <text:p>-0.007660592</text:p>
          </table:table-cell>
          <table:table-cell table:formula="of:=SQRT((([.A106]-[.A105])^2)+(([.B106]-[.B105])^2)+(([.C106]-[.C105])^2))" office:value-type="float" office:value="0.11360684584952" calcext:value-type="float">
            <text:p>0.1136068458</text:p>
          </table:table-cell>
          <table:table-cell table:number-columns-repeated="6"/>
          <table:table-cell office:value-type="float" office:value="0.037092315654" calcext:value-type="float">
            <text:p>0.0370923157</text:p>
          </table:table-cell>
          <table:table-cell office:value-type="float" office:value="0.329330583413" calcext:value-type="float">
            <text:p>0.3293305834</text:p>
          </table:table-cell>
          <table:table-cell office:value-type="float" office:value="0.00573001305262" calcext:value-type="float">
            <text:p>0.0057300131</text:p>
          </table:table-cell>
          <table:table-cell table:formula="of:=SQRT((([.K106]-[.K105])^2)+(([.L106]-[.L105])^2)+(([.M106]-[.M105])^2))" office:value-type="float" office:value="0.139631181770805" calcext:value-type="float">
            <text:p>0.1396311818</text:p>
          </table:table-cell>
          <table:table-cell table:number-columns-repeated="4"/>
        </table:table-row>
        <table:table-row table:style-name="ro1">
          <table:table-cell office:value-type="float" office:value="0.104178875685" calcext:value-type="float">
            <text:p>0.1041788757</text:p>
          </table:table-cell>
          <table:table-cell office:value-type="float" office:value="0.169330457846" calcext:value-type="float">
            <text:p>0.1693304578</text:p>
          </table:table-cell>
          <table:table-cell office:value-type="float" office:value="-0.00766059197485" calcext:value-type="float">
            <text:p>-0.007660592</text:p>
          </table:table-cell>
          <table:table-cell table:formula="of:=SQRT((([.A108]-[.A107])^2)+(([.B108]-[.B107])^2)+(([.C108]-[.C107])^2))" office:value-type="float" office:value="0.000245865683005213" calcext:value-type="float">
            <text:p>0.0002458657</text:p>
          </table:table-cell>
          <table:table-cell table:number-columns-repeated="6"/>
          <table:table-cell office:value-type="float" office:value="0.037092315654" calcext:value-type="float">
            <text:p>0.0370923157</text:p>
          </table:table-cell>
          <table:table-cell office:value-type="float" office:value="0.329330583413" calcext:value-type="float">
            <text:p>0.3293305834</text:p>
          </table:table-cell>
          <table:table-cell office:value-type="float" office:value="0.00573001305262" calcext:value-type="float">
            <text:p>0.0057300131</text:p>
          </table:table-cell>
          <table:table-cell table:formula="of:=SQRT((([.K107]-[.K106])^2)+(([.L107]-[.L106])^2)+(([.M107]-[.M106])^2))" office:value-type="float" office:value="0.00368500259546419" calcext:value-type="float">
            <text:p>0.0036850026</text:p>
          </table:table-cell>
          <table:table-cell table:number-columns-repeated="4"/>
        </table:table-row>
        <table:table-row table:style-name="ro1">
          <table:table-cell office:value-type="float" office:value="0.102764199177" calcext:value-type="float">
            <text:p>0.1027641992</text:p>
          </table:table-cell>
          <table:table-cell office:value-type="float" office:value="0.167004744212" calcext:value-type="float">
            <text:p>0.1670047442</text:p>
          </table:table-cell>
          <table:table-cell office:value-type="float" office:value="-0.0075572412461" calcext:value-type="float">
            <text:p>-0.0075572412</text:p>
          </table:table-cell>
          <table:table-cell table:formula="of:=SQRT((([.A112]-[.A111])^2)+(([.B112]-[.B111])^2)+(([.C112]-[.C111])^2))" office:value-type="float" office:value="0.0786310859864928" calcext:value-type="float">
            <text:p>0.078631086</text:p>
          </table:table-cell>
          <table:table-cell table:number-columns-repeated="6"/>
          <table:table-cell office:value-type="float" office:value="0.037092315654" calcext:value-type="float">
            <text:p>0.0370923157</text:p>
          </table:table-cell>
          <table:table-cell office:value-type="float" office:value="0.329330583413" calcext:value-type="float">
            <text:p>0.3293305834</text:p>
          </table:table-cell>
          <table:table-cell office:value-type="float" office:value="0.00573001305262" calcext:value-type="float">
            <text:p>0.0057300131</text:p>
          </table:table-cell>
          <table:table-cell table:formula="of:=SQRT((([.K109]-[.K108])^2)+(([.L109]-[.L108])^2)+(([.M109]-[.M108])^2))" office:value-type="float" office:value="0.0000697293508793874" calcext:value-type="float">
            <text:p>6.97293508793874E-05</text:p>
          </table:table-cell>
          <table:table-cell table:number-columns-repeated="4"/>
        </table:table-row>
        <table:table-row table:style-name="ro1">
          <table:table-cell office:value-type="float" office:value="0.102764199177" calcext:value-type="float">
            <text:p>0.1027641992</text:p>
          </table:table-cell>
          <table:table-cell office:value-type="float" office:value="0.167004744212" calcext:value-type="float">
            <text:p>0.1670047442</text:p>
          </table:table-cell>
          <table:table-cell office:value-type="float" office:value="-0.0075572412461" calcext:value-type="float">
            <text:p>-0.0075572412</text:p>
          </table:table-cell>
          <table:table-cell table:formula="of:=SQRT((([.A113]-[.A112])^2)+(([.B113]-[.B112])^2)+(([.C113]-[.C112])^2))" office:value-type="float" office:value="0.178121949877751" calcext:value-type="float">
            <text:p>0.1781219499</text:p>
          </table:table-cell>
          <table:table-cell table:number-columns-repeated="6"/>
          <table:table-cell office:value-type="float" office:value="0.0246090168754" calcext:value-type="float">
            <text:p>0.0246090169</text:p>
          </table:table-cell>
          <table:table-cell office:value-type="float" office:value="0.305614789327" calcext:value-type="float">
            <text:p>0.3056147893</text:p>
          </table:table-cell>
          <table:table-cell office:value-type="float" office:value="0.00535221894582" calcext:value-type="float">
            <text:p>0.0053522189</text:p>
          </table:table-cell>
          <table:table-cell table:formula="of:=SQRT((([.K111]-[.K110])^2)+(([.L111]-[.L110])^2)+(([.M111]-[.M110])^2))" office:value-type="float" office:value="0.00376937850875752" calcext:value-type="float">
            <text:p>0.0037693785</text:p>
          </table:table-cell>
          <table:table-cell table:number-columns-repeated="4"/>
        </table:table-row>
        <table:table-row table:style-name="ro1">
          <table:table-cell office:value-type="float" office:value="0.102764199177" calcext:value-type="float">
            <text:p>0.1027641992</text:p>
          </table:table-cell>
          <table:table-cell office:value-type="float" office:value="0.167004744212" calcext:value-type="float">
            <text:p>0.1670047442</text:p>
          </table:table-cell>
          <table:table-cell office:value-type="float" office:value="-0.0075572412461" calcext:value-type="float">
            <text:p>-0.0075572412</text:p>
          </table:table-cell>
          <table:table-cell table:formula="of:=SQRT((([.A114]-[.A113])^2)+(([.B114]-[.B113])^2)+(([.C114]-[.C113])^2))" office:value-type="float" office:value="0.113671694843644" calcext:value-type="float">
            <text:p>0.1136716948</text:p>
          </table:table-cell>
          <table:table-cell table:number-columns-repeated="6"/>
          <table:table-cell office:value-type="float" office:value="0.11583318313" calcext:value-type="float">
            <text:p>0.1158331831</text:p>
          </table:table-cell>
          <table:table-cell office:value-type="float" office:value="0.402554988861" calcext:value-type="float">
            <text:p>0.4025549889</text:p>
          </table:table-cell>
          <table:table-cell office:value-type="float" office:value="0.00604337081313" calcext:value-type="float">
            <text:p>0.0060433708</text:p>
          </table:table-cell>
          <table:table-cell table:formula="of:=SQRT((([.K112]-[.K111])^2)+(([.L112]-[.L111])^2)+(([.M112]-[.M111])^2))" office:value-type="float" office:value="0.299047974548977" calcext:value-type="float">
            <text:p>0.2990479745</text:p>
          </table:table-cell>
          <table:table-cell table:number-columns-repeated="4"/>
        </table:table-row>
        <table:table-row table:style-name="ro1">
          <table:table-cell office:value-type="float" office:value="0.102764199177" calcext:value-type="float">
            <text:p>0.1027641992</text:p>
          </table:table-cell>
          <table:table-cell office:value-type="float" office:value="0.167004744212" calcext:value-type="float">
            <text:p>0.1670047442</text:p>
          </table:table-cell>
          <table:table-cell office:value-type="float" office:value="-0.0075572412461" calcext:value-type="float">
            <text:p>-0.0075572412</text:p>
          </table:table-cell>
          <table:table-cell table:formula="of:=SQRT((([.A115]-[.A114])^2)+(([.B115]-[.B114])^2)+(([.C115]-[.C114])^2))" office:value-type="float" office:value="0.0785024474101214" calcext:value-type="float">
            <text:p>0.0785024474</text:p>
          </table:table-cell>
          <table:table-cell table:number-columns-repeated="6"/>
          <table:table-cell office:value-type="float" office:value="0.11583318313" calcext:value-type="float">
            <text:p>0.1158331831</text:p>
          </table:table-cell>
          <table:table-cell office:value-type="float" office:value="0.402554988861" calcext:value-type="float">
            <text:p>0.4025549889</text:p>
          </table:table-cell>
          <table:table-cell office:value-type="float" office:value="0.00604337081313" calcext:value-type="float">
            <text:p>0.0060433708</text:p>
          </table:table-cell>
          <table:table-cell table:number-columns-repeated="5"/>
        </table:table-row>
        <table:table-row table:style-name="ro1">
          <table:table-cell office:value-type="float" office:value="0.102764199177" calcext:value-type="float">
            <text:p>0.1027641992</text:p>
          </table:table-cell>
          <table:table-cell office:value-type="float" office:value="0.167004744212" calcext:value-type="float">
            <text:p>0.1670047442</text:p>
          </table:table-cell>
          <table:table-cell office:value-type="float" office:value="-0.0075572412461" calcext:value-type="float">
            <text:p>-0.0075572412</text:p>
          </table:table-cell>
          <table:table-cell table:formula="of:=SQRT((([.A116]-[.A115])^2)+(([.B116]-[.B115])^2)+(([.C116]-[.C115])^2))" office:value-type="float" office:value="0.351664093545551" calcext:value-type="float">
            <text:p>0.3516640935</text:p>
          </table:table-cell>
          <table:table-cell table:number-columns-repeated="6"/>
          <table:table-cell office:value-type="float" office:value="0.115762541691" calcext:value-type="float">
            <text:p>0.1157625417</text:p>
          </table:table-cell>
          <table:table-cell office:value-type="float" office:value="0.402392506599" calcext:value-type="float">
            <text:p>0.4023925066</text:p>
          </table:table-cell>
          <table:table-cell office:value-type="float" office:value="0.00616094407936" calcext:value-type="float">
            <text:p>0.0061609441</text:p>
          </table:table-cell>
          <table:table-cell table:number-columns-repeated="5"/>
        </table:table-row>
        <table:table-row table:style-name="ro1">
          <table:table-cell office:value-type="float" office:value="0.101015756528" calcext:value-type="float">
            <text:p>0.1010157565</text:p>
          </table:table-cell>
          <table:table-cell office:value-type="float" office:value="0.164257258177" calcext:value-type="float">
            <text:p>0.1642572582</text:p>
          </table:table-cell>
          <table:table-cell office:value-type="float" office:value="-0.00743130221963" calcext:value-type="float">
            <text:p>-0.0074313022</text:p>
          </table:table-cell>
          <table:table-cell table:formula="of:=SQRT((([.A118]-[.A117])^2)+(([.B118]-[.B117])^2)+(([.C118]-[.C117])^2))" office:value-type="float" office:value="0.191470817824416" calcext:value-type="float">
            <text:p>0.1914708178</text:p>
          </table:table-cell>
          <table:table-cell table:number-columns-repeated="6"/>
          <table:table-cell office:value-type="float" office:value="0.115762541691" calcext:value-type="float">
            <text:p>0.1157625417</text:p>
          </table:table-cell>
          <table:table-cell office:value-type="float" office:value="0.402392506599" calcext:value-type="float">
            <text:p>0.4023925066</text:p>
          </table:table-cell>
          <table:table-cell office:value-type="float" office:value="0.00616094407936" calcext:value-type="float">
            <text:p>0.0061609441</text:p>
          </table:table-cell>
          <table:table-cell table:number-columns-repeated="5"/>
        </table:table-row>
        <table:table-row table:style-name="ro1">
          <table:table-cell office:value-type="float" office:value="0.101015756528" calcext:value-type="float">
            <text:p>0.1010157565</text:p>
          </table:table-cell>
          <table:table-cell office:value-type="float" office:value="0.164257258177" calcext:value-type="float">
            <text:p>0.1642572582</text:p>
          </table:table-cell>
          <table:table-cell office:value-type="float" office:value="-0.00743130221963" calcext:value-type="float">
            <text:p>-0.0074313022</text:p>
          </table:table-cell>
          <table:table-cell table:formula="of:=SQRT((([.A121]-[.A120])^2)+(([.B121]-[.B120])^2)+(([.C121]-[.C120])^2))" office:value-type="float" office:value="0.000497719793359634" calcext:value-type="float">
            <text:p>0.0004977198</text:p>
          </table:table-cell>
          <table:table-cell table:number-columns-repeated="6"/>
          <table:table-cell office:value-type="float" office:value="0.115762541691" calcext:value-type="float">
            <text:p>0.1157625417</text:p>
          </table:table-cell>
          <table:table-cell office:value-type="float" office:value="0.402392506599" calcext:value-type="float">
            <text:p>0.4023925066</text:p>
          </table:table-cell>
          <table:table-cell office:value-type="float" office:value="0.00616094407936" calcext:value-type="float">
            <text:p>0.0061609441</text:p>
          </table:table-cell>
          <table:table-cell table:number-columns-repeated="5"/>
        </table:table-row>
        <table:table-row table:style-name="ro1">
          <table:table-cell office:value-type="float" office:value="0.101015756528" calcext:value-type="float">
            <text:p>0.1010157565</text:p>
          </table:table-cell>
          <table:table-cell office:value-type="float" office:value="0.164257258177" calcext:value-type="float">
            <text:p>0.1642572582</text:p>
          </table:table-cell>
          <table:table-cell office:value-type="float" office:value="-0.00743130221963" calcext:value-type="float">
            <text:p>-0.0074313022</text:p>
          </table:table-cell>
          <table:table-cell table:formula="of:=SQRT((([.A123]-[.A122])^2)+(([.B123]-[.B122])^2)+(([.C123]-[.C122])^2))" office:value-type="float" office:value="0.0000558288156978546" calcext:value-type="float">
            <text:p>5.58288156978546E-05</text:p>
          </table:table-cell>
          <table:table-cell table:number-columns-repeated="6"/>
          <table:table-cell office:value-type="float" office:value="0.115978995959" calcext:value-type="float">
            <text:p>0.115978996</text:p>
          </table:table-cell>
          <table:table-cell office:value-type="float" office:value="0.402816971143" calcext:value-type="float">
            <text:p>0.4028169711</text:p>
          </table:table-cell>
          <table:table-cell office:value-type="float" office:value="0.00634706827501" calcext:value-type="float">
            <text:p>0.0063470683</text:p>
          </table:table-cell>
          <table:table-cell table:number-columns-repeated="5"/>
        </table:table-row>
        <table:table-row table:style-name="ro1">
          <table:table-cell office:value-type="float" office:value="0.191738466422" calcext:value-type="float">
            <text:p>0.1917384664</text:p>
          </table:table-cell>
          <table:table-cell office:value-type="float" office:value="0.521766076485" calcext:value-type="float">
            <text:p>0.5217660765</text:p>
          </table:table-cell>
          <table:table-cell office:value-type="float" office:value="-0.0255783759058" calcext:value-type="float">
            <text:p>-0.0255783759</text:p>
          </table:table-cell>
          <table:table-cell table:formula="of:=SQRT((([.A128]-[.A127])^2)+(([.B128]-[.B127])^2)+(([.C128]-[.C127])^2))" office:value-type="float" office:value="0.000144122399770525" calcext:value-type="float">
            <text:p>0.0001441224</text:p>
          </table:table-cell>
          <table:table-cell table:number-columns-repeated="6"/>
          <table:table-cell office:value-type="float" office:value="0.115474482377" calcext:value-type="float">
            <text:p>0.1154744824</text:p>
          </table:table-cell>
          <table:table-cell office:value-type="float" office:value="0.401993830999" calcext:value-type="float">
            <text:p>0.401993831</text:p>
          </table:table-cell>
          <table:table-cell office:value-type="float" office:value="0.00421182842304" calcext:value-type="float">
            <text:p>0.0042118284</text:p>
          </table:table-cell>
          <table:table-cell table:number-columns-repeated="5"/>
        </table:table-row>
        <table:table-row table:style-name="ro1">
          <table:table-cell office:value-type="float" office:value="0.100825339556" calcext:value-type="float">
            <text:p>0.1008253396</text:p>
          </table:table-cell>
          <table:table-cell office:value-type="float" office:value="0.163906097412" calcext:value-type="float">
            <text:p>0.1639060974</text:p>
          </table:table-cell>
          <table:table-cell office:value-type="float" office:value="-0.00740187801421" calcext:value-type="float">
            <text:p>-0.007401878</text:p>
          </table:table-cell>
          <table:table-cell table:formula="of:=SQRT((([.A129]-[.A128])^2)+(([.B129]-[.B128])^2)+(([.C129]-[.C128])^2))" office:value-type="float" office:value="0.0000241132618378457" calcext:value-type="float">
            <text:p>2.41132618378457E-05</text:p>
          </table:table-cell>
          <table:table-cell table:number-columns-repeated="6"/>
          <table:table-cell office:value-type="float" office:value="0.231453478336" calcext:value-type="float">
            <text:p>0.2314534783</text:p>
          </table:table-cell>
          <table:table-cell office:value-type="float" office:value="0.804810802142" calcext:value-type="float">
            <text:p>0.8048108021</text:p>
          </table:table-cell>
          <table:table-cell office:value-type="float" office:value="0.0105588966981" calcext:value-type="float">
            <text:p>0.0105588967</text:p>
          </table:table-cell>
          <table:table-cell table:number-columns-repeated="5"/>
        </table:table-row>
        <table:table-row table:style-name="ro1">
          <table:table-cell office:value-type="float" office:value="0.100430419048" calcext:value-type="float">
            <text:p>0.100430419</text:p>
          </table:table-cell>
          <table:table-cell office:value-type="float" office:value="0.163338879744" calcext:value-type="float">
            <text:p>0.1633388797</text:p>
          </table:table-cell>
          <table:table-cell office:value-type="float" office:value="-0.00739136897027" calcext:value-type="float">
            <text:p>-0.007391369</text:p>
          </table:table-cell>
          <table:table-cell table:formula="of:=SQRT((([.A133]-[.A132])^2)+(([.B133]-[.B132])^2)+(([.C133]-[.C132])^2))" office:value-type="float" office:value="0.0793279837551125" calcext:value-type="float">
            <text:p>0.0793279838</text:p>
          </table:table-cell>
          <table:table-cell table:number-columns-repeated="6"/>
          <table:table-cell office:value-type="float" office:value="0.1160693566" calcext:value-type="float">
            <text:p>0.1160693566</text:p>
          </table:table-cell>
          <table:table-cell office:value-type="float" office:value="0.403170148532" calcext:value-type="float">
            <text:p>0.4031701485</text:p>
          </table:table-cell>
          <table:table-cell office:value-type="float" office:value="0.00634239738186" calcext:value-type="float">
            <text:p>0.0063423974</text:p>
          </table:table-cell>
          <table:table-cell table:number-columns-repeated="5"/>
        </table:table-row>
        <table:table-row table:style-name="ro1">
          <table:table-cell office:value-type="float" office:value="0.100430419048" calcext:value-type="float">
            <text:p>0.100430419</text:p>
          </table:table-cell>
          <table:table-cell office:value-type="float" office:value="0.163338879744" calcext:value-type="float">
            <text:p>0.1633388797</text:p>
          </table:table-cell>
          <table:table-cell office:value-type="float" office:value="-0.00739136897027" calcext:value-type="float">
            <text:p>-0.007391369</text:p>
          </table:table-cell>
          <table:table-cell table:formula="of:=SQRT((([.A134]-[.A133])^2)+(([.B134]-[.B133])^2)+(([.C134]-[.C133])^2))" office:value-type="float" office:value="0.0000498326555810302" calcext:value-type="float">
            <text:p>4.98326555810302E-05</text:p>
          </table:table-cell>
          <table:table-cell table:number-columns-repeated="6"/>
          <table:table-cell office:value-type="float" office:value="0.1160693566" calcext:value-type="float">
            <text:p>0.1160693566</text:p>
          </table:table-cell>
          <table:table-cell office:value-type="float" office:value="0.403170148532" calcext:value-type="float">
            <text:p>0.4031701485</text:p>
          </table:table-cell>
          <table:table-cell office:value-type="float" office:value="0.00634239738186" calcext:value-type="float">
            <text:p>0.0063423974</text:p>
          </table:table-cell>
          <table:table-cell table:number-columns-repeated="5"/>
        </table:table-row>
        <table:table-row table:style-name="ro1">
          <table:table-cell office:value-type="float" office:value="0.0998568534851" calcext:value-type="float">
            <text:p>0.0998568535</text:p>
          </table:table-cell>
          <table:table-cell office:value-type="float" office:value="0.16240516305" calcext:value-type="float">
            <text:p>0.1624051631</text:p>
          </table:table-cell>
          <table:table-cell office:value-type="float" office:value="-0.0073473919183" calcext:value-type="float">
            <text:p>-0.0073473919</text:p>
          </table:table-cell>
          <table:table-cell table:formula="of:=SQRT((([.A135]-[.A134])^2)+(([.B135]-[.B134])^2)+(([.C135]-[.C134])^2))" office:value-type="float" office:value="0.0000998241083376182" calcext:value-type="float">
            <text:p>9.98241083376182E-05</text:p>
          </table:table-cell>
          <table:table-cell table:number-columns-repeated="6"/>
          <table:table-cell office:value-type="float" office:value="0.1160693566" calcext:value-type="float">
            <text:p>0.1160693566</text:p>
          </table:table-cell>
          <table:table-cell office:value-type="float" office:value="0.403170148532" calcext:value-type="float">
            <text:p>0.4031701485</text:p>
          </table:table-cell>
          <table:table-cell office:value-type="float" office:value="0.00634239738186" calcext:value-type="float">
            <text:p>0.0063423974</text:p>
          </table:table-cell>
          <table:table-cell table:number-columns-repeated="5"/>
        </table:table-row>
        <table:table-row table:style-name="ro1">
          <table:table-cell office:value-type="float" office:value="0.0998568534851" calcext:value-type="float">
            <text:p>0.0998568535</text:p>
          </table:table-cell>
          <table:table-cell office:value-type="float" office:value="0.16240516305" calcext:value-type="float">
            <text:p>0.1624051631</text:p>
          </table:table-cell>
          <table:table-cell office:value-type="float" office:value="-0.0073473919183" calcext:value-type="float">
            <text:p>-0.0073473919</text:p>
          </table:table-cell>
          <table:table-cell table:formula="of:=SQRT((([.A139]-[.A138])^2)+(([.B139]-[.B138])^2)+(([.C139]-[.C138])^2))" office:value-type="float" office:value="0.105945370214723" calcext:value-type="float">
            <text:p>0.1059453702</text:p>
          </table:table-cell>
          <table:table-cell table:number-columns-repeated="6"/>
          <table:table-cell office:value-type="float" office:value="0.115460564693" calcext:value-type="float">
            <text:p>0.1154605647</text:p>
          </table:table-cell>
          <table:table-cell office:value-type="float" office:value="0.401946822802" calcext:value-type="float">
            <text:p>0.4019468228</text:p>
          </table:table-cell>
          <table:table-cell office:value-type="float" office:value="0.00417415890843" calcext:value-type="float">
            <text:p>0.0041741589</text:p>
          </table:table-cell>
          <table:table-cell table:number-columns-repeated="5"/>
        </table:table-row>
        <table:table-row table:style-name="ro1">
          <table:table-cell office:value-type="float" office:value="0.0998568534851" calcext:value-type="float">
            <text:p>0.0998568535</text:p>
          </table:table-cell>
          <table:table-cell office:value-type="float" office:value="0.16240516305" calcext:value-type="float">
            <text:p>0.1624051631</text:p>
          </table:table-cell>
          <table:table-cell office:value-type="float" office:value="-0.0073473919183" calcext:value-type="float">
            <text:p>-0.0073473919</text:p>
          </table:table-cell>
          <table:table-cell table:formula="of:=SQRT((([.A140]-[.A139])^2)+(([.B140]-[.B139])^2)+(([.C140]-[.C139])^2))" office:value-type="float" office:value="0.000216562556846402" calcext:value-type="float">
            <text:p>0.0002165626</text:p>
          </table:table-cell>
          <table:table-cell table:number-columns-repeated="6"/>
          <table:table-cell office:value-type="float" office:value="0.115460564693" calcext:value-type="float">
            <text:p>0.1154605647</text:p>
          </table:table-cell>
          <table:table-cell office:value-type="float" office:value="0.401946822802" calcext:value-type="float">
            <text:p>0.4019468228</text:p>
          </table:table-cell>
          <table:table-cell office:value-type="float" office:value="0.00417415890843" calcext:value-type="float">
            <text:p>0.0041741589</text:p>
          </table:table-cell>
          <table:table-cell table:number-columns-repeated="5"/>
        </table:table-row>
        <table:table-row table:style-name="ro1">
          <table:table-cell office:value-type="float" office:value="0.0901895463467" calcext:value-type="float">
            <text:p>0.0901895463</text:p>
          </table:table-cell>
          <table:table-cell office:value-type="float" office:value="0.339560985565" calcext:value-type="float">
            <text:p>0.3395609856</text:p>
          </table:table-cell>
          <table:table-cell office:value-type="float" office:value="-0.019962027669" calcext:value-type="float">
            <text:p>-0.0199620277</text:p>
          </table:table-cell>
          <table:table-cell table:formula="of:=SQRT((([.A144]-[.A143])^2)+(([.B144]-[.B143])^2)+(([.C144]-[.C143])^2))" office:value-type="float" office:value="0.000152327583940952" calcext:value-type="float">
            <text:p>0.0001523276</text:p>
          </table:table-cell>
          <table:table-cell table:number-columns-repeated="6"/>
          <table:table-cell office:value-type="float" office:value="0.115460564693" calcext:value-type="float">
            <text:p>0.1154605647</text:p>
          </table:table-cell>
          <table:table-cell office:value-type="float" office:value="0.401946822802" calcext:value-type="float">
            <text:p>0.4019468228</text:p>
          </table:table-cell>
          <table:table-cell office:value-type="float" office:value="0.00417415890843" calcext:value-type="float">
            <text:p>0.0041741589</text:p>
          </table:table-cell>
          <table:table-cell table:number-columns-repeated="5"/>
        </table:table-row>
        <table:table-row table:style-name="ro1">
          <table:table-cell office:value-type="float" office:value="0.0603701720635" calcext:value-type="float">
            <text:p>0.0603701721</text:p>
          </table:table-cell>
          <table:table-cell office:value-type="float" office:value="0.230236967405" calcext:value-type="float">
            <text:p>0.2302369674</text:p>
          </table:table-cell>
          <table:table-cell office:value-type="float" office:value="-0.0118639171124" calcext:value-type="float">
            <text:p>-0.0118639171</text:p>
          </table:table-cell>
          <table:table-cell table:formula="of:=SQRT((([.A150]-[.A149])^2)+(([.B150]-[.B149])^2)+(([.C150]-[.C149])^2))" office:value-type="float" office:value="0.105707368243854" calcext:value-type="float">
            <text:p>0.1057073682</text:p>
          </table:table-cell>
          <table:table-cell table:number-columns-repeated="6"/>
          <table:table-cell office:value-type="float" office:value="0.022431033353" calcext:value-type="float">
            <text:p>0.0224310334</text:p>
          </table:table-cell>
          <table:table-cell office:value-type="float" office:value="0.297825117906" calcext:value-type="float">
            <text:p>0.2978251179</text:p>
          </table:table-cell>
          <table:table-cell office:value-type="float" office:value="0.00315249804407" calcext:value-type="float">
            <text:p>0.003152498</text:p>
          </table:table-cell>
          <table:table-cell table:number-columns-repeated="5"/>
        </table:table-row>
        <table:table-row table:style-name="ro1">
          <table:table-cell office:value-type="float" office:value="0.0603701720635" calcext:value-type="float">
            <text:p>0.0603701721</text:p>
          </table:table-cell>
          <table:table-cell office:value-type="float" office:value="0.230236967405" calcext:value-type="float">
            <text:p>0.2302369674</text:p>
          </table:table-cell>
          <table:table-cell office:value-type="float" office:value="-0.0118639171124" calcext:value-type="float">
            <text:p>-0.0118639171</text:p>
          </table:table-cell>
          <table:table-cell table:formula="of:=SQRT((([.A151]-[.A150])^2)+(([.B151]-[.B150])^2)+(([.C151]-[.C150])^2))" office:value-type="float" office:value="0.00000738219022231327" calcext:value-type="float">
            <text:p>7.38219022231327E-06</text:p>
          </table:table-cell>
          <table:table-cell table:number-columns-repeated="6"/>
          <table:table-cell office:value-type="float" office:value="0.0194722165664" calcext:value-type="float">
            <text:p>0.0194722166</text:p>
          </table:table-cell>
          <table:table-cell office:value-type="float" office:value="0.297300597032" calcext:value-type="float">
            <text:p>0.297300597</text:p>
          </table:table-cell>
          <table:table-cell office:value-type="float" office:value="0.00101953643995" calcext:value-type="float">
            <text:p>0.0010195364</text:p>
          </table:table-cell>
          <table:table-cell table:number-columns-repeated="5"/>
        </table:table-row>
        <table:table-row table:style-name="ro1">
          <table:table-cell office:value-type="float" office:value="0.0603074083726" calcext:value-type="float">
            <text:p>0.0603074084</text:p>
          </table:table-cell>
          <table:table-cell office:value-type="float" office:value="0.229999959469" calcext:value-type="float">
            <text:p>0.2299999595</text:p>
          </table:table-cell>
          <table:table-cell office:value-type="float" office:value="-0.0118455352883" calcext:value-type="float">
            <text:p>-0.0118455353</text:p>
          </table:table-cell>
          <table:table-cell table:formula="of:=SQRT((([.A156]-[.A155])^2)+(([.B156]-[.B155])^2)+(([.C156]-[.C155])^2))" office:value-type="float" office:value="0.270894518546898" calcext:value-type="float">
            <text:p>0.2708945185</text:p>
          </table:table-cell>
          <table:table-cell table:number-columns-repeated="6"/>
          <table:table-cell office:value-type="float" office:value="0.0194722165664" calcext:value-type="float">
            <text:p>0.0194722166</text:p>
          </table:table-cell>
          <table:table-cell office:value-type="float" office:value="0.297300597032" calcext:value-type="float">
            <text:p>0.297300597</text:p>
          </table:table-cell>
          <table:table-cell office:value-type="float" office:value="0.00101953643995" calcext:value-type="float">
            <text:p>0.0010195364</text:p>
          </table:table-cell>
          <table:table-cell table:number-columns-repeated="5"/>
        </table:table-row>
        <table:table-row table:style-name="ro1">
          <table:table-cell office:value-type="float" office:value="0.0603074083726" calcext:value-type="float">
            <text:p>0.0603074084</text:p>
          </table:table-cell>
          <table:table-cell office:value-type="float" office:value="0.229999959469" calcext:value-type="float">
            <text:p>0.2299999595</text:p>
          </table:table-cell>
          <table:table-cell office:value-type="float" office:value="-0.0118455352883" calcext:value-type="float">
            <text:p>-0.0118455353</text:p>
          </table:table-cell>
          <table:table-cell table:style-name="Default"/>
          <table:table-cell table:number-columns-repeated="6"/>
          <table:table-cell office:value-type="float" office:value="0.0194699453811" calcext:value-type="float">
            <text:p>0.0194699454</text:p>
          </table:table-cell>
          <table:table-cell office:value-type="float" office:value="0.297369897366" calcext:value-type="float">
            <text:p>0.2973698974</text:p>
          </table:table-cell>
          <table:table-cell office:value-type="float" office:value="0.00101215485483" calcext:value-type="float">
            <text:p>0.0010121549</text:p>
          </table:table-cell>
          <table:table-cell table:number-columns-repeated="5"/>
        </table:table-row>
        <table:table-row table:style-name="ro1">
          <table:table-cell office:value-type="float" office:value="0.0603074083726" calcext:value-type="float">
            <text:p>0.0603074084</text:p>
          </table:table-cell>
          <table:table-cell office:value-type="float" office:value="0.229999959469" calcext:value-type="float">
            <text:p>0.2299999595</text:p>
          </table:table-cell>
          <table:table-cell office:value-type="float" office:value="-0.0118455352883" calcext:value-type="float">
            <text:p>-0.0118455353</text:p>
          </table:table-cell>
          <table:table-cell table:style-name="Default"/>
          <table:table-cell table:number-columns-repeated="6"/>
          <table:table-cell office:value-type="float" office:value="0.0194699453811" calcext:value-type="float">
            <text:p>0.0194699454</text:p>
          </table:table-cell>
          <table:table-cell office:value-type="float" office:value="0.297369897366" calcext:value-type="float">
            <text:p>0.2973698974</text:p>
          </table:table-cell>
          <table:table-cell office:value-type="float" office:value="0.00101215485483" calcext:value-type="float">
            <text:p>0.0010121549</text:p>
          </table:table-cell>
          <table:table-cell table:number-columns-repeated="5"/>
        </table:table-row>
        <table:table-row table:style-name="ro1">
          <table:table-cell office:value-type="float" office:value="0.0603074083726" calcext:value-type="float">
            <text:p>0.0603074084</text:p>
          </table:table-cell>
          <table:table-cell office:value-type="float" office:value="0.229999959469" calcext:value-type="float">
            <text:p>0.2299999595</text:p>
          </table:table-cell>
          <table:table-cell office:value-type="float" office:value="-0.0118455352883" calcext:value-type="float">
            <text:p>-0.0118455353</text:p>
          </table:table-cell>
          <table:table-cell table:style-name="Default"/>
          <table:table-cell table:number-columns-repeated="6"/>
          <table:table-cell office:value-type="float" office:value="0.0224632695317" calcext:value-type="float">
            <text:p>0.0224632695</text:p>
          </table:table-cell>
          <table:table-cell office:value-type="float" office:value="0.298186441263" calcext:value-type="float">
            <text:p>0.2981864413</text:p>
          </table:table-cell>
          <table:table-cell office:value-type="float" office:value="0.00315259428074" calcext:value-type="float">
            <text:p>0.0031525943</text:p>
          </table:table-cell>
          <table:table-cell table:number-columns-repeated="5"/>
        </table:table-row>
        <table:table-row table:style-name="ro1">
          <table:table-cell office:value-type="float" office:value="0.0996115406354" calcext:value-type="float">
            <text:p>0.0996115406</text:p>
          </table:table-cell>
          <table:table-cell office:value-type="float" office:value="0.16204721729" calcext:value-type="float">
            <text:p>0.1620472173</text:p>
          </table:table-cell>
          <table:table-cell office:value-type="float" office:value="-0.00732251629233" calcext:value-type="float">
            <text:p>-0.0073225163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01753008366" calcext:value-type="float">
            <text:p>0.0901753008</text:p>
          </table:table-cell>
          <table:table-cell office:value-type="float" office:value="0.339470505714" calcext:value-type="float">
            <text:p>0.3394705057</text:p>
          </table:table-cell>
          <table:table-cell office:value-type="float" office:value="-0.0199464273949" calcext:value-type="float">
            <text:p>-0.0199464274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03300184011" calcext:value-type="float">
            <text:p>0.0603300184</text:p>
          </table:table-cell>
          <table:table-cell office:value-type="float" office:value="0.230085949103" calcext:value-type="float">
            <text:p>0.2300859491</text:p>
          </table:table-cell>
          <table:table-cell office:value-type="float" office:value="-0.0118512374659" calcext:value-type="float">
            <text:p>-0.0118512375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98582144578" calcext:value-type="float">
            <text:p>0.0998582145</text:p>
          </table:table-cell>
          <table:table-cell office:value-type="float" office:value="0.162412554026" calcext:value-type="float">
            <text:p>0.162412554</text:p>
          </table:table-cell>
          <table:table-cell office:value-type="float" office:value="-0.00732712820172" calcext:value-type="float">
            <text:p>-0.0073271282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189971059561" calcext:value-type="float">
            <text:p>0.1899710596</text:p>
          </table:table-cell>
          <table:table-cell office:value-type="float" office:value="0.501749883095" calcext:value-type="float">
            <text:p>0.5017498831</text:p>
          </table:table-cell>
          <table:table-cell office:value-type="float" office:value="-0.0272642026345" calcext:value-type="float">
            <text:p>-0.027264202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189971059561" calcext:value-type="float">
            <text:p>0.1899710596</text:p>
          </table:table-cell>
          <table:table-cell office:value-type="float" office:value="0.501749883095" calcext:value-type="float">
            <text:p>0.5017498831</text:p>
          </table:table-cell>
          <table:table-cell office:value-type="float" office:value="-0.0272642026345" calcext:value-type="float">
            <text:p>-0.027264202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9511476358" calcext:value-type="float">
            <text:p>0.0899511476</text:p>
          </table:table-cell>
          <table:table-cell office:value-type="float" office:value="0.338646292686" calcext:value-type="float">
            <text:p>0.3386462927</text:p>
          </table:table-cell>
          <table:table-cell office:value-type="float" office:value="-0.0198946644862" calcext:value-type="float">
            <text:p>-0.0198946645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9511476358" calcext:value-type="float">
            <text:p>0.0899511476</text:p>
          </table:table-cell>
          <table:table-cell office:value-type="float" office:value="0.338646292686" calcext:value-type="float">
            <text:p>0.3386462927</text:p>
          </table:table-cell>
          <table:table-cell office:value-type="float" office:value="-0.0198946644862" calcext:value-type="float">
            <text:p>-0.0198946645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9511476358" calcext:value-type="float">
            <text:p>0.0899511476</text:p>
          </table:table-cell>
          <table:table-cell office:value-type="float" office:value="0.338646292686" calcext:value-type="float">
            <text:p>0.3386462927</text:p>
          </table:table-cell>
          <table:table-cell office:value-type="float" office:value="-0.0198946644862" calcext:value-type="float">
            <text:p>-0.0198946645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322264353" calcext:value-type="float">
            <text:p>0.0898322264</text:p>
          </table:table-cell>
          <table:table-cell office:value-type="float" office:value="0.33816409111" calcext:value-type="float">
            <text:p>0.3381640911</text:p>
          </table:table-cell>
          <table:table-cell office:value-type="float" office:value="-0.0198620396356" calcext:value-type="float">
            <text:p>-0.019862039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322264353" calcext:value-type="float">
            <text:p>0.0898322264</text:p>
          </table:table-cell>
          <table:table-cell office:value-type="float" office:value="0.33816409111" calcext:value-type="float">
            <text:p>0.3381640911</text:p>
          </table:table-cell>
          <table:table-cell office:value-type="float" office:value="-0.0198620396356" calcext:value-type="float">
            <text:p>-0.019862039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489058018" calcext:value-type="float">
            <text:p>0.0898489058</text:p>
          </table:table-cell>
          <table:table-cell office:value-type="float" office:value="0.338215947151" calcext:value-type="float">
            <text:p>0.3382159472</text:p>
          </table:table-cell>
          <table:table-cell office:value-type="float" office:value="-0.0198742710054" calcext:value-type="float">
            <text:p>-0.019874271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489058018" calcext:value-type="float">
            <text:p>0.0898489058</text:p>
          </table:table-cell>
          <table:table-cell office:value-type="float" office:value="0.338215947151" calcext:value-type="float">
            <text:p>0.3382159472</text:p>
          </table:table-cell>
          <table:table-cell office:value-type="float" office:value="-0.0198742710054" calcext:value-type="float">
            <text:p>-0.019874271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489058018" calcext:value-type="float">
            <text:p>0.0898489058</text:p>
          </table:table-cell>
          <table:table-cell office:value-type="float" office:value="0.338215947151" calcext:value-type="float">
            <text:p>0.3382159472</text:p>
          </table:table-cell>
          <table:table-cell office:value-type="float" office:value="-0.0198742710054" calcext:value-type="float">
            <text:p>-0.019874271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489058018" calcext:value-type="float">
            <text:p>0.0898489058</text:p>
          </table:table-cell>
          <table:table-cell office:value-type="float" office:value="0.338215947151" calcext:value-type="float">
            <text:p>0.3382159472</text:p>
          </table:table-cell>
          <table:table-cell office:value-type="float" office:value="-0.0198742710054" calcext:value-type="float">
            <text:p>-0.019874271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489058018" calcext:value-type="float">
            <text:p>0.0898489058</text:p>
          </table:table-cell>
          <table:table-cell office:value-type="float" office:value="0.338215947151" calcext:value-type="float">
            <text:p>0.3382159472</text:p>
          </table:table-cell>
          <table:table-cell office:value-type="float" office:value="-0.0198742710054" calcext:value-type="float">
            <text:p>-0.019874271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076693217" calcext:value-type="float">
            <text:p>0.0898076693</text:p>
          </table:table-cell>
          <table:table-cell office:value-type="float" office:value="0.338078300158" calcext:value-type="float">
            <text:p>0.3380783002</text:p>
          </table:table-cell>
          <table:table-cell office:value-type="float" office:value="-0.0198631299039" calcext:value-type="float">
            <text:p>-0.0198631299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00854524" calcext:value-type="float">
            <text:p>0.0898008545</text:p>
          </table:table-cell>
          <table:table-cell office:value-type="float" office:value="0.338055491447" calcext:value-type="float">
            <text:p>0.3380554914</text:p>
          </table:table-cell>
          <table:table-cell office:value-type="float" office:value="-0.019859286646" calcext:value-type="float">
            <text:p>-0.019859286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00854524" calcext:value-type="float">
            <text:p>0.0898008545</text:p>
          </table:table-cell>
          <table:table-cell office:value-type="float" office:value="0.338055491447" calcext:value-type="float">
            <text:p>0.3380554914</text:p>
          </table:table-cell>
          <table:table-cell office:value-type="float" office:value="-0.019859286646" calcext:value-type="float">
            <text:p>-0.019859286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00854524" calcext:value-type="float">
            <text:p>0.0898008545</text:p>
          </table:table-cell>
          <table:table-cell office:value-type="float" office:value="0.338055491447" calcext:value-type="float">
            <text:p>0.3380554914</text:p>
          </table:table-cell>
          <table:table-cell office:value-type="float" office:value="-0.019859286646" calcext:value-type="float">
            <text:p>-0.019859286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89800854524" calcext:value-type="float">
            <text:p>0.0898008545</text:p>
          </table:table-cell>
          <table:table-cell office:value-type="float" office:value="0.338055491447" calcext:value-type="float">
            <text:p>0.3380554914</text:p>
          </table:table-cell>
          <table:table-cell office:value-type="float" office:value="-0.019859286646" calcext:value-type="float">
            <text:p>-0.0198592866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649132649" calcext:value-type="float">
            <text:p>0.0683649133</text:p>
          </table:table-cell>
          <table:table-cell office:value-type="float" office:value="0.261914432049" calcext:value-type="float">
            <text:p>0.261914432</text:p>
          </table:table-cell>
          <table:table-cell office:value-type="float" office:value="-0.0138619119922" calcext:value-type="float">
            <text:p>-0.013861912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492173751" calcext:value-type="float">
            <text:p>0.0683492174</text:p>
          </table:table-cell>
          <table:table-cell office:value-type="float" office:value="0.261867185434" calcext:value-type="float">
            <text:p>0.2618671854</text:p>
          </table:table-cell>
          <table:table-cell office:value-type="float" office:value="-0.0138597463568" calcext:value-type="float">
            <text:p>-0.0138597464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8311046" calcext:value-type="float">
            <text:p>0.068328311</text:p>
          </table:table-cell>
          <table:table-cell office:value-type="float" office:value="0.261769672235" calcext:value-type="float">
            <text:p>0.2617696722</text:p>
          </table:table-cell>
          <table:table-cell office:value-type="float" office:value="-0.0138553927342" calcext:value-type="float">
            <text:p>-0.0138553927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8311046" calcext:value-type="float">
            <text:p>0.068328311</text:p>
          </table:table-cell>
          <table:table-cell office:value-type="float" office:value="0.261769672235" calcext:value-type="float">
            <text:p>0.2617696722</text:p>
          </table:table-cell>
          <table:table-cell office:value-type="float" office:value="-0.0138553927342" calcext:value-type="float">
            <text:p>-0.0138553927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8311046" calcext:value-type="float">
            <text:p>0.068328311</text:p>
          </table:table-cell>
          <table:table-cell office:value-type="float" office:value="0.261769672235" calcext:value-type="float">
            <text:p>0.2617696722</text:p>
          </table:table-cell>
          <table:table-cell office:value-type="float" office:value="-0.0138553927342" calcext:value-type="float">
            <text:p>-0.0138553927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8311046" calcext:value-type="float">
            <text:p>0.068328311</text:p>
          </table:table-cell>
          <table:table-cell office:value-type="float" office:value="0.261769672235" calcext:value-type="float">
            <text:p>0.2617696722</text:p>
          </table:table-cell>
          <table:table-cell office:value-type="float" office:value="-0.0138553927342" calcext:value-type="float">
            <text:p>-0.0138553927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626067241" calcext:value-type="float">
            <text:p>0.0986260672</text:p>
          </table:table-cell>
          <table:table-cell office:value-type="float" office:value="0.160466482242" calcext:value-type="float">
            <text:p>0.1604664822</text:p>
          </table:table-cell>
          <table:table-cell office:value-type="float" office:value="-0.00721226570507" calcext:value-type="float">
            <text:p>-0.0072122657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7476507823" calcext:value-type="float">
            <text:p>0.0987476508</text:p>
          </table:table-cell>
          <table:table-cell office:value-type="float" office:value="0.160645435254" calcext:value-type="float">
            <text:p>0.1606454353</text:p>
          </table:table-cell>
          <table:table-cell office:value-type="float" office:value="-0.00722188875079" calcext:value-type="float">
            <text:p>-0.007221888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7476507823" calcext:value-type="float">
            <text:p>0.0987476508</text:p>
          </table:table-cell>
          <table:table-cell office:value-type="float" office:value="0.160645435254" calcext:value-type="float">
            <text:p>0.1606454353</text:p>
          </table:table-cell>
          <table:table-cell office:value-type="float" office:value="-0.00722188875079" calcext:value-type="float">
            <text:p>-0.007221888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7476507823" calcext:value-type="float">
            <text:p>0.0987476508</text:p>
          </table:table-cell>
          <table:table-cell office:value-type="float" office:value="0.160645435254" calcext:value-type="float">
            <text:p>0.1606454353</text:p>
          </table:table-cell>
          <table:table-cell office:value-type="float" office:value="-0.00722188875079" calcext:value-type="float">
            <text:p>-0.007221888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7476507823" calcext:value-type="float">
            <text:p>0.0987476508</text:p>
          </table:table-cell>
          <table:table-cell office:value-type="float" office:value="0.160645435254" calcext:value-type="float">
            <text:p>0.1606454353</text:p>
          </table:table-cell>
          <table:table-cell office:value-type="float" office:value="-0.00722188875079" calcext:value-type="float">
            <text:p>-0.007221888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8264183203" calcext:value-type="float">
            <text:p>0.0988264183</text:p>
          </table:table-cell>
          <table:table-cell office:value-type="float" office:value="0.160775740941" calcext:value-type="float">
            <text:p>0.1607757409</text:p>
          </table:table-cell>
          <table:table-cell office:value-type="float" office:value="-0.00722633798917" calcext:value-type="float">
            <text:p>-0.00722633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8264183203" calcext:value-type="float">
            <text:p>0.0988264183</text:p>
          </table:table-cell>
          <table:table-cell office:value-type="float" office:value="0.160775740941" calcext:value-type="float">
            <text:p>0.1607757409</text:p>
          </table:table-cell>
          <table:table-cell office:value-type="float" office:value="-0.00722633798917" calcext:value-type="float">
            <text:p>-0.00722633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8264183203" calcext:value-type="float">
            <text:p>0.0988264183</text:p>
          </table:table-cell>
          <table:table-cell office:value-type="float" office:value="0.160775740941" calcext:value-type="float">
            <text:p>0.1607757409</text:p>
          </table:table-cell>
          <table:table-cell office:value-type="float" office:value="-0.00722633798917" calcext:value-type="float">
            <text:p>-0.00722633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8264183203" calcext:value-type="float">
            <text:p>0.0988264183</text:p>
          </table:table-cell>
          <table:table-cell office:value-type="float" office:value="0.160775740941" calcext:value-type="float">
            <text:p>0.1607757409</text:p>
          </table:table-cell>
          <table:table-cell office:value-type="float" office:value="-0.00722633798917" calcext:value-type="float">
            <text:p>-0.00722633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8264183203" calcext:value-type="float">
            <text:p>0.0988264183</text:p>
          </table:table-cell>
          <table:table-cell office:value-type="float" office:value="0.160775740941" calcext:value-type="float">
            <text:p>0.1607757409</text:p>
          </table:table-cell>
          <table:table-cell office:value-type="float" office:value="-0.00722633798917" calcext:value-type="float">
            <text:p>-0.00722633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988264183203" calcext:value-type="float">
            <text:p>0.0988264183</text:p>
          </table:table-cell>
          <table:table-cell office:value-type="float" office:value="0.160775740941" calcext:value-type="float">
            <text:p>0.1607757409</text:p>
          </table:table-cell>
          <table:table-cell office:value-type="float" office:value="-0.00722633798917" calcext:value-type="float">
            <text:p>-0.00722633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189431826" calcext:value-type="float">
            <text:p>0.0683189432</text:p>
          </table:table-cell>
          <table:table-cell office:value-type="float" office:value="0.261767705282" calcext:value-type="float">
            <text:p>0.2617677053</text:p>
          </table:table-cell>
          <table:table-cell office:value-type="float" office:value="-0.0138569337626" calcext:value-type="float">
            <text:p>-0.0138569338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60510365" calcext:value-type="float">
            <text:p>0.068326051</text:p>
          </table:table-cell>
          <table:table-cell office:value-type="float" office:value="0.261769692103" calcext:value-type="float">
            <text:p>0.2617696921</text:p>
          </table:table-cell>
          <table:table-cell office:value-type="float" office:value="-0.0138571001589" calcext:value-type="float">
            <text:p>-0.0138571002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60510365" calcext:value-type="float">
            <text:p>0.068326051</text:p>
          </table:table-cell>
          <table:table-cell office:value-type="float" office:value="0.261769692103" calcext:value-type="float">
            <text:p>0.2617696921</text:p>
          </table:table-cell>
          <table:table-cell office:value-type="float" office:value="-0.0138571001589" calcext:value-type="float">
            <text:p>-0.0138571002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60510365" calcext:value-type="float">
            <text:p>0.068326051</text:p>
          </table:table-cell>
          <table:table-cell office:value-type="float" office:value="0.261769692103" calcext:value-type="float">
            <text:p>0.2617696921</text:p>
          </table:table-cell>
          <table:table-cell office:value-type="float" office:value="-0.0138571001589" calcext:value-type="float">
            <text:p>-0.0138571002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60510365" calcext:value-type="float">
            <text:p>0.068326051</text:p>
          </table:table-cell>
          <table:table-cell office:value-type="float" office:value="0.261769692103" calcext:value-type="float">
            <text:p>0.2617696921</text:p>
          </table:table-cell>
          <table:table-cell office:value-type="float" office:value="-0.0138571001589" calcext:value-type="float">
            <text:p>-0.0138571002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0.0683260510365" calcext:value-type="float">
            <text:p>0.068326051</text:p>
          </table:table-cell>
          <table:table-cell office:value-type="float" office:value="0.261769692103" calcext:value-type="float">
            <text:p>0.2617696921</text:p>
          </table:table-cell>
          <table:table-cell office:value-type="float" office:value="-0.0138571001589" calcext:value-type="float">
            <text:p>-0.0138571002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21:41:43.062992885</meta:creation-date>
    <dc:date>2019-11-23T22:42:10.770187512</dc:date>
    <meta:editing-duration>PT50M15S</meta:editing-duration>
    <meta:editing-cycles>7</meta:editing-cycles>
    <meta:generator>LibreOffice/5.1.6.2$Linux_X86_64 LibreOffice_project/10m0$Build-2</meta:generator>
    <meta:document-statistic meta:table-count="1" meta:cell-count="1038" meta:object-count="0"/>
  </office:meta>
</office:document-meta>
</file>